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1dc1223" officeooo:paragraph-rsid="001fe752"/>
    </style:style>
    <style:style style:name="P2" style:family="paragraph" style:parent-style-name="Standard">
      <style:text-properties fo:font-size="18pt" fo:font-weight="bold" officeooo:rsid="00039a9d" officeooo:paragraph-rsid="001fe752" style:font-size-asian="18pt" style:font-weight-asian="bold" style:font-size-complex="18pt" style:font-weight-complex="bold"/>
    </style:style>
    <style:style style:name="P3" style:family="paragraph" style:parent-style-name="Standard">
      <style:text-properties officeooo:rsid="00039a9d" officeooo:paragraph-rsid="001fe752"/>
    </style:style>
    <style:style style:name="P4" style:family="paragraph" style:parent-style-name="Standard">
      <style:text-properties officeooo:rsid="002f9a3c" officeooo:paragraph-rsid="001fe752"/>
    </style:style>
    <style:style style:name="P5" style:family="paragraph" style:parent-style-name="Standard">
      <style:text-properties officeooo:rsid="003399fd" officeooo:paragraph-rsid="001fe752"/>
    </style:style>
    <style:style style:name="P6" style:family="paragraph" style:parent-style-name="Standard">
      <style:text-properties officeooo:rsid="003da280" officeooo:paragraph-rsid="001fe752"/>
    </style:style>
    <style:style style:name="P7" style:family="paragraph" style:parent-style-name="Standard">
      <style:text-properties officeooo:rsid="0045a296" officeooo:paragraph-rsid="001fe752"/>
    </style:style>
    <style:style style:name="P8" style:family="paragraph" style:parent-style-name="Standard">
      <style:text-properties officeooo:rsid="00425014" officeooo:paragraph-rsid="001fe752"/>
    </style:style>
    <style:style style:name="P9" style:family="paragraph" style:parent-style-name="Standard">
      <style:text-properties officeooo:rsid="004bb1e3" officeooo:paragraph-rsid="001fe752"/>
    </style:style>
    <style:style style:name="P10" style:family="paragraph" style:parent-style-name="Standard">
      <style:text-properties officeooo:rsid="004ef714" officeooo:paragraph-rsid="001fe752"/>
    </style:style>
    <style:style style:name="P11" style:family="paragraph" style:parent-style-name="Standard">
      <style:text-properties officeooo:rsid="00557c38" officeooo:paragraph-rsid="001fe752"/>
    </style:style>
    <style:style style:name="P12" style:family="paragraph" style:parent-style-name="Standard" style:list-style-name="L109">
      <style:text-properties officeooo:rsid="00570f3c" officeooo:paragraph-rsid="001fe752"/>
    </style:style>
    <style:style style:name="P13" style:family="paragraph" style:parent-style-name="Standard">
      <style:text-properties officeooo:rsid="00570f3c" officeooo:paragraph-rsid="001fe752"/>
    </style:style>
    <style:style style:name="P14" style:family="paragraph" style:parent-style-name="Standard">
      <style:text-properties officeooo:rsid="0057654e" officeooo:paragraph-rsid="001fe752"/>
    </style:style>
    <style:style style:name="P15" style:family="paragraph" style:parent-style-name="Standard">
      <style:text-properties officeooo:rsid="005bba70" officeooo:paragraph-rsid="001fe752"/>
    </style:style>
    <style:style style:name="P16" style:family="paragraph" style:parent-style-name="Standard" style:list-style-name="L110">
      <style:text-properties officeooo:rsid="005dd93f" officeooo:paragraph-rsid="001fe752"/>
    </style:style>
    <style:style style:name="P17" style:family="paragraph" style:parent-style-name="Standard">
      <style:text-properties officeooo:rsid="005dd93f" officeooo:paragraph-rsid="001fe752"/>
    </style:style>
    <style:style style:name="P18" style:family="paragraph" style:parent-style-name="Standard">
      <style:text-properties officeooo:rsid="005eb822" officeooo:paragraph-rsid="001fe752"/>
    </style:style>
    <style:style style:name="P19" style:family="paragraph" style:parent-style-name="Standard">
      <style:text-properties officeooo:rsid="005ecfa4" officeooo:paragraph-rsid="001fe752"/>
    </style:style>
    <style:style style:name="P20" style:family="paragraph" style:parent-style-name="Standard">
      <style:text-properties officeooo:rsid="005f3929" officeooo:paragraph-rsid="001fe752"/>
    </style:style>
    <style:style style:name="P21" style:family="paragraph" style:parent-style-name="Standard">
      <style:text-properties officeooo:rsid="0062bd40" officeooo:paragraph-rsid="001fe752"/>
    </style:style>
    <style:style style:name="P22" style:family="paragraph" style:parent-style-name="Standard">
      <style:text-properties officeooo:rsid="0070e1df" officeooo:paragraph-rsid="001fe752"/>
    </style:style>
    <style:style style:name="P23" style:family="paragraph" style:parent-style-name="Standard">
      <style:text-properties officeooo:rsid="0075f313" officeooo:paragraph-rsid="001fe752"/>
    </style:style>
    <style:style style:name="P24" style:family="paragraph" style:parent-style-name="Standard">
      <style:text-properties officeooo:rsid="007c8998" officeooo:paragraph-rsid="001fe752"/>
    </style:style>
    <style:style style:name="P25" style:family="paragraph" style:parent-style-name="Standard">
      <style:text-properties officeooo:rsid="008f928d" officeooo:paragraph-rsid="001fe752"/>
    </style:style>
    <style:style style:name="P26" style:family="paragraph" style:parent-style-name="Standard">
      <style:text-properties officeooo:rsid="00915c50" officeooo:paragraph-rsid="001fe752"/>
    </style:style>
    <style:style style:name="P27" style:family="paragraph" style:parent-style-name="Standard">
      <style:text-properties officeooo:rsid="00a3b61b" officeooo:paragraph-rsid="001fe752"/>
    </style:style>
    <style:style style:name="P28" style:family="paragraph" style:parent-style-name="Standard" style:list-style-name="L71">
      <style:text-properties officeooo:rsid="0003ee0b" officeooo:paragraph-rsid="001fe752"/>
    </style:style>
    <style:style style:name="P29" style:family="paragraph" style:parent-style-name="Standard">
      <style:text-properties officeooo:rsid="0003ee0b" officeooo:paragraph-rsid="001fe752"/>
    </style:style>
    <style:style style:name="P30" style:family="paragraph" style:parent-style-name="Standard">
      <style:text-properties officeooo:rsid="00070cfe" officeooo:paragraph-rsid="001fe752"/>
    </style:style>
    <style:style style:name="P31" style:family="paragraph" style:parent-style-name="Standard">
      <style:text-properties fo:font-style="normal" fo:font-weight="normal" officeooo:rsid="0008b69c" officeooo:paragraph-rsid="001fe752" style:font-style-asian="normal" style:font-weight-asian="normal" style:font-style-complex="normal" style:font-weight-complex="normal"/>
    </style:style>
    <style:style style:name="P32" style:family="paragraph" style:parent-style-name="Standard" style:list-style-name="L98">
      <style:text-properties fo:font-style="normal" fo:font-weight="normal" officeooo:rsid="000f2f6d" officeooo:paragraph-rsid="001fe752" style:font-style-asian="normal" style:font-weight-asian="normal" style:font-style-complex="normal" style:font-weight-complex="normal"/>
    </style:style>
    <style:style style:name="P33" style:family="paragraph" style:parent-style-name="Standard" style:list-style-name="L98">
      <style:text-properties fo:font-style="normal" fo:font-weight="normal" officeooo:rsid="000fd535" officeooo:paragraph-rsid="001fe752" style:font-style-asian="normal" style:font-weight-asian="normal" style:font-style-complex="normal" style:font-weight-complex="normal"/>
    </style:style>
    <style:style style:name="P34" style:family="paragraph" style:parent-style-name="Standard">
      <style:text-properties fo:font-style="italic" style:text-underline-style="solid" style:text-underline-width="auto" style:text-underline-color="font-color" fo:font-weight="normal" officeooo:rsid="000d4efb" officeooo:paragraph-rsid="001fe752" style:font-style-asian="italic" style:font-weight-asian="normal" style:font-style-complex="italic" style:font-weight-complex="normal"/>
    </style:style>
    <style:style style:name="P35" style:family="paragraph" style:parent-style-name="Standard" style:list-style-name="L98">
      <style:text-properties officeooo:rsid="000f19f8" officeooo:paragraph-rsid="001fe752"/>
    </style:style>
    <style:style style:name="P36" style:family="paragraph" style:parent-style-name="Standard" style:list-style-name="L98">
      <style:text-properties officeooo:rsid="000f2f6d" officeooo:paragraph-rsid="001fe752"/>
    </style:style>
    <style:style style:name="P37" style:family="paragraph" style:parent-style-name="Standard" style:list-style-name="L98">
      <style:text-properties officeooo:rsid="000fd535" officeooo:paragraph-rsid="001fe752"/>
    </style:style>
    <style:style style:name="P38" style:family="paragraph" style:parent-style-name="Standard" style:list-style-name="L99">
      <style:text-properties officeooo:rsid="00120ec8" officeooo:paragraph-rsid="001fe752"/>
    </style:style>
    <style:style style:name="P39" style:family="paragraph" style:parent-style-name="Standard" style:list-style-name="L100">
      <style:text-properties officeooo:rsid="00120ec8" officeooo:paragraph-rsid="001fe752"/>
    </style:style>
    <style:style style:name="P40" style:family="paragraph" style:parent-style-name="Standard" style:list-style-name="L102">
      <style:text-properties officeooo:rsid="00120ec8" officeooo:paragraph-rsid="001fe752"/>
    </style:style>
    <style:style style:name="P41" style:family="paragraph" style:parent-style-name="Standard">
      <style:text-properties officeooo:rsid="0013f6ce" officeooo:paragraph-rsid="001fe752"/>
    </style:style>
    <style:style style:name="P42" style:family="paragraph" style:parent-style-name="Standard" style:list-style-name="L101">
      <style:text-properties officeooo:rsid="001b3caf" officeooo:paragraph-rsid="001fe752"/>
    </style:style>
    <style:style style:name="P43" style:family="paragraph" style:parent-style-name="Standard" style:list-style-name="L101">
      <style:text-properties officeooo:rsid="001b4162" officeooo:paragraph-rsid="001fe752"/>
    </style:style>
    <style:style style:name="P44" style:family="paragraph" style:parent-style-name="Standard" style:list-style-name="L101">
      <style:text-properties officeooo:rsid="001ccc9b" officeooo:paragraph-rsid="001fe752"/>
    </style:style>
    <style:style style:name="P45" style:family="paragraph" style:parent-style-name="Standard" style:list-style-name="L101">
      <style:text-properties officeooo:rsid="001dac0f" officeooo:paragraph-rsid="001fe752"/>
    </style:style>
    <style:style style:name="P46" style:family="paragraph" style:parent-style-name="Standard" style:list-style-name="L101">
      <style:text-properties officeooo:rsid="001f9772" officeooo:paragraph-rsid="001fe752"/>
    </style:style>
    <style:style style:name="P47" style:family="paragraph" style:parent-style-name="Standard" style:list-style-name="L101">
      <style:text-properties officeooo:rsid="002161a6" officeooo:paragraph-rsid="001fe752"/>
    </style:style>
    <style:style style:name="P48" style:family="paragraph" style:parent-style-name="Standard" style:list-style-name="L101">
      <style:text-properties officeooo:rsid="00238632" officeooo:paragraph-rsid="001fe752"/>
    </style:style>
    <style:style style:name="P49" style:family="paragraph" style:parent-style-name="Standard">
      <style:text-properties officeooo:rsid="00238632" officeooo:paragraph-rsid="001fe752"/>
    </style:style>
    <style:style style:name="P50" style:family="paragraph" style:parent-style-name="Standard">
      <style:text-properties style:text-underline-style="solid" style:text-underline-width="auto" style:text-underline-color="font-color" officeooo:rsid="0003ee0b" officeooo:paragraph-rsid="001fe752"/>
    </style:style>
    <style:style style:name="P51" style:family="paragraph" style:parent-style-name="Standard">
      <style:text-properties style:text-underline-style="solid" style:text-underline-width="auto" style:text-underline-color="font-color" officeooo:rsid="002664bc" officeooo:paragraph-rsid="001fe752"/>
    </style:style>
    <style:style style:name="P52" style:family="paragraph" style:parent-style-name="Standard">
      <style:text-properties style:text-underline-style="solid" style:text-underline-width="auto" style:text-underline-color="font-color" officeooo:rsid="00b12bb5" officeooo:paragraph-rsid="001fe752"/>
    </style:style>
    <style:style style:name="P53" style:family="paragraph" style:parent-style-name="Standard">
      <style:text-properties style:text-underline-style="solid" style:text-underline-width="auto" style:text-underline-color="font-color" officeooo:rsid="00ca02fc" officeooo:paragraph-rsid="001fe752"/>
    </style:style>
    <style:style style:name="P54" style:family="paragraph" style:parent-style-name="Standard">
      <style:text-properties style:text-underline-style="solid" style:text-underline-width="auto" style:text-underline-color="font-color" officeooo:rsid="0156b319" officeooo:paragraph-rsid="001fe752"/>
    </style:style>
    <style:style style:name="P55" style:family="paragraph" style:parent-style-name="Standard">
      <style:text-properties style:text-underline-style="solid" style:text-underline-width="auto" style:text-underline-color="font-color" officeooo:rsid="00e7c0f8" officeooo:paragraph-rsid="001fe752"/>
    </style:style>
    <style:style style:name="P56" style:family="paragraph" style:parent-style-name="Standard">
      <style:text-properties style:text-underline-style="solid" style:text-underline-width="auto" style:text-underline-color="font-color" officeooo:rsid="00ff67eb" officeooo:paragraph-rsid="001fe752"/>
    </style:style>
    <style:style style:name="P57" style:family="paragraph" style:parent-style-name="Standard" style:list-style-name="L103">
      <style:text-properties officeooo:rsid="002664bc" officeooo:paragraph-rsid="001fe752"/>
    </style:style>
    <style:style style:name="P58" style:family="paragraph" style:parent-style-name="Standard" style:list-style-name="L103">
      <style:text-properties officeooo:rsid="0027eb7d" officeooo:paragraph-rsid="001fe752"/>
    </style:style>
    <style:style style:name="P59" style:family="paragraph" style:parent-style-name="Standard" style:list-style-name="L103">
      <style:text-properties officeooo:rsid="00290d6b" officeooo:paragraph-rsid="001fe752"/>
    </style:style>
    <style:style style:name="P60" style:family="paragraph" style:parent-style-name="Standard" style:list-style-name="L103">
      <style:text-properties officeooo:rsid="002b783d" officeooo:paragraph-rsid="001fe752"/>
    </style:style>
    <style:style style:name="P61" style:family="paragraph" style:parent-style-name="Standard" style:list-style-name="L104">
      <style:text-properties officeooo:rsid="002d63fa" officeooo:paragraph-rsid="001fe752"/>
    </style:style>
    <style:style style:name="P62" style:family="paragraph" style:parent-style-name="Standard" style:list-style-name="L105">
      <style:text-properties officeooo:rsid="002d63fa" officeooo:paragraph-rsid="001fe752"/>
    </style:style>
    <style:style style:name="P63" style:family="paragraph" style:parent-style-name="Standard">
      <style:text-properties officeooo:rsid="002d63fa" officeooo:paragraph-rsid="001fe752"/>
    </style:style>
    <style:style style:name="P64" style:family="paragraph" style:parent-style-name="Standard">
      <style:text-properties officeooo:rsid="00315a32" officeooo:paragraph-rsid="001fe752"/>
    </style:style>
    <style:style style:name="P65" style:family="paragraph" style:parent-style-name="Standard">
      <style:text-properties officeooo:rsid="003631af" officeooo:paragraph-rsid="001fe752"/>
    </style:style>
    <style:style style:name="P66" style:family="paragraph" style:parent-style-name="Standard">
      <style:text-properties officeooo:rsid="0038daf6" officeooo:paragraph-rsid="001fe752"/>
    </style:style>
    <style:style style:name="P67" style:family="paragraph" style:parent-style-name="Standard" style:list-style-name="L106">
      <style:text-properties officeooo:rsid="00394b59" officeooo:paragraph-rsid="001fe752"/>
    </style:style>
    <style:style style:name="P68" style:family="paragraph" style:parent-style-name="Standard" style:list-style-name="L107">
      <style:text-properties officeooo:rsid="00394b59" officeooo:paragraph-rsid="001fe752"/>
    </style:style>
    <style:style style:name="P69" style:family="paragraph" style:parent-style-name="Standard">
      <style:text-properties officeooo:rsid="00394b59" officeooo:paragraph-rsid="001fe752"/>
    </style:style>
    <style:style style:name="P70" style:family="paragraph" style:parent-style-name="Standard">
      <style:text-properties officeooo:rsid="004120b8" officeooo:paragraph-rsid="001fe752"/>
    </style:style>
    <style:style style:name="P71" style:family="paragraph" style:parent-style-name="Standard">
      <style:text-properties officeooo:rsid="0043d5ff" officeooo:paragraph-rsid="001fe752"/>
    </style:style>
    <style:style style:name="P72" style:family="paragraph" style:parent-style-name="Standard" style:list-style-name="L108">
      <style:text-properties officeooo:rsid="0050de28" officeooo:paragraph-rsid="001fe752"/>
    </style:style>
    <style:style style:name="P73" style:family="paragraph" style:parent-style-name="Standard">
      <style:text-properties officeooo:rsid="0050de28" officeooo:paragraph-rsid="001fe752"/>
    </style:style>
    <style:style style:name="P74" style:family="paragraph" style:parent-style-name="Standard">
      <style:text-properties officeooo:rsid="0059fe07" officeooo:paragraph-rsid="001fe752"/>
    </style:style>
    <style:style style:name="P75" style:family="paragraph" style:parent-style-name="Standard" style:list-style-name="L111">
      <style:text-properties officeooo:rsid="00617583" officeooo:paragraph-rsid="001fe752"/>
    </style:style>
    <style:style style:name="P76" style:family="paragraph" style:parent-style-name="Standard" style:list-style-name="L112">
      <style:text-properties officeooo:rsid="0060aa5f" officeooo:paragraph-rsid="001fe752"/>
    </style:style>
    <style:style style:name="P77" style:family="paragraph" style:parent-style-name="Standard">
      <style:text-properties officeooo:rsid="0060aa5f" officeooo:paragraph-rsid="001fe752"/>
    </style:style>
    <style:style style:name="P78" style:family="paragraph" style:parent-style-name="Standard" style:list-style-name="L113">
      <style:text-properties officeooo:rsid="0065c05b" officeooo:paragraph-rsid="001fe752"/>
    </style:style>
    <style:style style:name="P79" style:family="paragraph" style:parent-style-name="Standard">
      <style:text-properties officeooo:rsid="0065c05b" officeooo:paragraph-rsid="001fe752"/>
    </style:style>
    <style:style style:name="P80" style:family="paragraph" style:parent-style-name="Standard" style:list-style-name="L115">
      <style:text-properties officeooo:rsid="006f4d38" officeooo:paragraph-rsid="001fe752"/>
    </style:style>
    <style:style style:name="P81" style:family="paragraph" style:parent-style-name="Standard">
      <style:text-properties officeooo:rsid="006f4d38" officeooo:paragraph-rsid="001fe752"/>
    </style:style>
    <style:style style:name="P82" style:family="paragraph" style:parent-style-name="Standard" style:list-style-name="L115">
      <style:text-properties officeooo:rsid="006f5198" officeooo:paragraph-rsid="001fe752"/>
    </style:style>
    <style:style style:name="P83" style:family="paragraph" style:parent-style-name="Standard" style:list-style-name="L116">
      <style:text-properties officeooo:rsid="0071bc19" officeooo:paragraph-rsid="001fe752"/>
    </style:style>
    <style:style style:name="P84" style:family="paragraph" style:parent-style-name="Standard">
      <style:text-properties officeooo:rsid="0071bc19" officeooo:paragraph-rsid="001fe752"/>
    </style:style>
    <style:style style:name="P85" style:family="paragraph" style:parent-style-name="Standard">
      <style:text-properties officeooo:rsid="0071e9b1" officeooo:paragraph-rsid="001fe752"/>
    </style:style>
    <style:style style:name="P86" style:family="paragraph" style:parent-style-name="Standard" style:list-style-name="L117">
      <style:text-properties officeooo:rsid="0077e3ea" officeooo:paragraph-rsid="001fe752"/>
    </style:style>
    <style:style style:name="P87" style:family="paragraph" style:parent-style-name="Standard" style:list-style-name="L118">
      <style:text-properties officeooo:rsid="0077e3ea" officeooo:paragraph-rsid="001fe752"/>
    </style:style>
    <style:style style:name="P88" style:family="paragraph" style:parent-style-name="Standard">
      <style:text-properties officeooo:rsid="0077e3ea" officeooo:paragraph-rsid="001fe752"/>
    </style:style>
    <style:style style:name="P89" style:family="paragraph" style:parent-style-name="Standard">
      <style:text-properties officeooo:rsid="0079fa12" officeooo:paragraph-rsid="001fe752"/>
    </style:style>
    <style:style style:name="P90" style:family="paragraph" style:parent-style-name="Standard" style:list-style-name="L119">
      <style:text-properties officeooo:rsid="007dead3" officeooo:paragraph-rsid="001fe752"/>
    </style:style>
    <style:style style:name="P91" style:family="paragraph" style:parent-style-name="Standard">
      <style:text-properties officeooo:rsid="007dead3" officeooo:paragraph-rsid="001fe752"/>
    </style:style>
    <style:style style:name="P92" style:family="paragraph" style:parent-style-name="Standard">
      <style:text-properties officeooo:rsid="008d4d59" officeooo:paragraph-rsid="001fe752"/>
    </style:style>
    <style:style style:name="P93" style:family="paragraph" style:parent-style-name="Standard" style:list-style-name="L120">
      <style:text-properties officeooo:rsid="009044bd" officeooo:paragraph-rsid="001fe752"/>
    </style:style>
    <style:style style:name="P94" style:family="paragraph" style:parent-style-name="Standard">
      <style:text-properties officeooo:rsid="009044bd" officeooo:paragraph-rsid="001fe752"/>
    </style:style>
    <style:style style:name="P95" style:family="paragraph" style:parent-style-name="Standard">
      <style:text-properties officeooo:rsid="00989950" officeooo:paragraph-rsid="001fe752"/>
    </style:style>
    <style:style style:name="P96" style:family="paragraph" style:parent-style-name="Standard">
      <style:text-properties officeooo:rsid="00a01675" officeooo:paragraph-rsid="001fe752"/>
    </style:style>
    <style:style style:name="P97" style:family="paragraph" style:parent-style-name="Standard">
      <style:text-properties fo:font-size="16pt" officeooo:rsid="01d6da8d" officeooo:paragraph-rsid="001fe752" style:font-size-asian="16pt" style:font-size-complex="16pt"/>
    </style:style>
    <style:style style:name="P98" style:family="paragraph" style:parent-style-name="Standard">
      <style:text-properties fo:font-size="16pt" officeooo:rsid="00a01675" officeooo:paragraph-rsid="001fe752" style:font-size-asian="16pt" style:font-size-complex="16pt"/>
    </style:style>
    <style:style style:name="P99" style:family="paragraph" style:parent-style-name="Standard">
      <style:text-properties fo:font-size="16pt" officeooo:rsid="01d891f5" officeooo:paragraph-rsid="001fe752" style:font-size-asian="16pt" style:font-size-complex="16pt"/>
    </style:style>
    <style:style style:name="P100" style:family="paragraph" style:parent-style-name="Standard">
      <style:text-properties fo:font-size="16pt" officeooo:rsid="01d5d538" officeooo:paragraph-rsid="001fe752" style:font-size-asian="16pt" style:font-size-complex="16pt"/>
    </style:style>
    <style:style style:name="P101" style:family="paragraph" style:parent-style-name="Standard">
      <style:text-properties officeooo:rsid="00b12bb5" officeooo:paragraph-rsid="001fe752"/>
    </style:style>
    <style:style style:name="P102" style:family="paragraph" style:parent-style-name="Standard">
      <style:text-properties fo:font-size="14pt" officeooo:rsid="014cf365" officeooo:paragraph-rsid="001fe752" style:font-size-asian="14pt" style:font-size-complex="14pt"/>
    </style:style>
    <style:style style:name="P103" style:family="paragraph" style:parent-style-name="Standard">
      <style:text-properties fo:font-size="13pt" officeooo:rsid="00b12bb5" officeooo:paragraph-rsid="001fe752" style:font-size-asian="13pt" style:font-size-complex="13pt"/>
    </style:style>
    <style:style style:name="P104" style:family="paragraph" style:parent-style-name="Standard">
      <style:text-properties style:text-underline-style="none" officeooo:rsid="0003ee0b" officeooo:paragraph-rsid="001fe752"/>
    </style:style>
    <style:style style:name="P105" style:family="paragraph" style:parent-style-name="Standard" style:list-style-name="L121">
      <style:text-properties style:text-underline-style="none" officeooo:rsid="0101d314" officeooo:paragraph-rsid="001fe752"/>
    </style:style>
    <style:style style:name="P106" style:family="paragraph" style:parent-style-name="Standard">
      <style:text-properties style:text-underline-style="none" officeooo:rsid="00b12bb5" officeooo:paragraph-rsid="001fe752"/>
    </style:style>
    <style:style style:name="P107" style:family="paragraph" style:parent-style-name="Standard">
      <style:text-properties style:text-underline-style="none" officeooo:rsid="0156b319" officeooo:paragraph-rsid="001fe752"/>
    </style:style>
    <style:style style:name="P108" style:family="paragraph" style:parent-style-name="Standard">
      <style:text-properties style:text-underline-style="none" officeooo:rsid="0158c3a7" officeooo:paragraph-rsid="001fe752"/>
    </style:style>
    <style:style style:name="P109" style:family="paragraph" style:parent-style-name="Standard">
      <style:text-properties style:text-underline-style="none" officeooo:rsid="00ca02fc" officeooo:paragraph-rsid="001fe752"/>
    </style:style>
    <style:style style:name="P110" style:family="paragraph" style:parent-style-name="Standard" style:list-style-name="L123">
      <style:text-properties style:text-underline-style="none" officeooo:rsid="01102709" officeooo:paragraph-rsid="001fe752"/>
    </style:style>
    <style:style style:name="P111" style:family="paragraph" style:parent-style-name="Standard" style:list-style-name="L123">
      <style:text-properties style:text-underline-style="none" officeooo:rsid="01127263" officeooo:paragraph-rsid="001fe752"/>
    </style:style>
    <style:style style:name="P112" style:family="paragraph" style:parent-style-name="Standard" style:list-style-name="L123">
      <style:text-properties style:text-underline-style="none" officeooo:rsid="011706f8" officeooo:paragraph-rsid="001fe752"/>
    </style:style>
    <style:style style:name="P113" style:family="paragraph" style:parent-style-name="Standard">
      <style:text-properties style:text-underline-style="none" officeooo:rsid="011706f8" officeooo:paragraph-rsid="001fe752"/>
    </style:style>
    <style:style style:name="P114" style:family="paragraph" style:parent-style-name="Standard" style:list-style-name="L123">
      <style:text-properties style:text-underline-style="none" officeooo:rsid="012b7d8c" officeooo:paragraph-rsid="001fe752"/>
    </style:style>
    <style:style style:name="P115" style:family="paragraph" style:parent-style-name="Standard" style:list-style-name="L123">
      <style:text-properties style:text-underline-style="none" officeooo:rsid="01393cda" officeooo:paragraph-rsid="001fe752"/>
    </style:style>
    <style:style style:name="P116" style:family="paragraph" style:parent-style-name="Standard" style:list-style-name="L123">
      <style:text-properties style:text-underline-style="none" officeooo:rsid="013ba88e" officeooo:paragraph-rsid="001fe752"/>
    </style:style>
    <style:style style:name="P117" style:family="paragraph" style:parent-style-name="Standard" style:list-style-name="L123">
      <style:text-properties style:text-underline-style="none" officeooo:rsid="013e9e41" officeooo:paragraph-rsid="001fe752"/>
    </style:style>
    <style:style style:name="P118" style:family="paragraph" style:parent-style-name="Standard">
      <style:text-properties style:text-underline-style="none" officeooo:rsid="01036508" officeooo:paragraph-rsid="001fe752"/>
    </style:style>
    <style:style style:name="P119" style:family="paragraph" style:parent-style-name="Standard" style:list-style-name="L121">
      <style:text-properties fo:font-size="12pt" style:text-underline-style="none" officeooo:rsid="0101d314" officeooo:paragraph-rsid="001fe752" style:font-size-asian="12pt" style:font-size-complex="12pt"/>
    </style:style>
    <style:style style:name="P120" style:family="paragraph" style:parent-style-name="Standard" style:list-style-name="L123">
      <style:text-properties fo:font-size="12pt" style:text-underline-style="none" officeooo:rsid="011706f8" officeooo:paragraph-rsid="001fe752" style:font-size-asian="12pt" style:font-size-complex="12pt"/>
    </style:style>
    <style:style style:name="P121" style:family="paragraph" style:parent-style-name="Standard">
      <style:text-properties officeooo:rsid="015127f1" officeooo:paragraph-rsid="001fe752"/>
    </style:style>
    <style:style style:name="P122" style:family="paragraph" style:parent-style-name="Standard">
      <style:text-properties style:font-name="FreeMono" fo:font-size="11pt" style:text-underline-style="none" officeooo:rsid="0158c3a7" officeooo:paragraph-rsid="001fe752" style:font-size-asian="11pt" style:font-size-complex="11pt"/>
    </style:style>
    <style:style style:name="P123" style:family="paragraph" style:parent-style-name="Standard">
      <style:text-properties style:font-name="FreeMono" fo:font-size="11pt" officeooo:rsid="019ccb49" officeooo:paragraph-rsid="001fe752" style:font-size-asian="11pt" style:font-size-complex="11pt"/>
    </style:style>
    <style:style style:name="P124" style:family="paragraph" style:parent-style-name="Standard">
      <style:text-properties style:font-name="FreeMono" fo:font-size="11pt" officeooo:rsid="01d1a487" officeooo:paragraph-rsid="001fe752" style:font-size-asian="11pt" style:font-size-complex="11pt"/>
    </style:style>
    <style:style style:name="P125" style:family="paragraph" style:parent-style-name="Standard">
      <style:text-properties officeooo:rsid="00d60387" officeooo:paragraph-rsid="001fe752"/>
    </style:style>
    <style:style style:name="P126" style:family="paragraph" style:parent-style-name="Standard">
      <style:text-properties officeooo:rsid="00e12cfc" officeooo:paragraph-rsid="001fe752"/>
    </style:style>
    <style:style style:name="P127" style:family="paragraph" style:parent-style-name="Standard">
      <style:text-properties officeooo:rsid="00e45829" officeooo:paragraph-rsid="001fe752"/>
    </style:style>
    <style:style style:name="P128" style:family="paragraph" style:parent-style-name="Standard">
      <style:text-properties officeooo:rsid="00e99d13" officeooo:paragraph-rsid="001fe752"/>
    </style:style>
    <style:style style:name="P129" style:family="paragraph" style:parent-style-name="Standard" style:list-style-name="L122">
      <style:text-properties officeooo:rsid="00f1cd9d" officeooo:paragraph-rsid="001fe752"/>
    </style:style>
    <style:style style:name="P130" style:family="paragraph" style:parent-style-name="Standard" style:list-style-name="L122">
      <style:text-properties officeooo:rsid="00fc7859" officeooo:paragraph-rsid="001fe752"/>
    </style:style>
    <style:style style:name="P131" style:family="paragraph" style:parent-style-name="Standard" style:list-style-name="L122">
      <style:text-properties officeooo:rsid="00f6b17a" officeooo:paragraph-rsid="001fe752"/>
    </style:style>
    <style:style style:name="P132" style:family="paragraph" style:parent-style-name="Standard">
      <style:text-properties officeooo:rsid="00f6b17a" officeooo:paragraph-rsid="001fe752"/>
    </style:style>
    <style:style style:name="P133" style:family="paragraph" style:parent-style-name="Standard">
      <style:text-properties officeooo:rsid="0167a035" officeooo:paragraph-rsid="001fe752"/>
    </style:style>
    <style:style style:name="P134" style:family="paragraph" style:parent-style-name="Standard">
      <style:text-properties style:font-name="Liberation Serif" officeooo:rsid="01694fa5" officeooo:paragraph-rsid="001fe752"/>
    </style:style>
    <style:style style:name="P135" style:family="paragraph" style:parent-style-name="Standard">
      <style:text-properties officeooo:rsid="01829925" officeooo:paragraph-rsid="001fe752"/>
    </style:style>
    <style:style style:name="P136" style:family="paragraph" style:parent-style-name="Standard">
      <style:text-properties officeooo:rsid="0193b285" officeooo:paragraph-rsid="001fe752"/>
    </style:style>
    <style:style style:name="P137" style:family="paragraph" style:parent-style-name="Standard">
      <style:text-properties officeooo:rsid="01984389" officeooo:paragraph-rsid="001fe752"/>
    </style:style>
    <style:style style:name="P138" style:family="paragraph" style:parent-style-name="Standard">
      <style:text-properties officeooo:rsid="01a2f396" officeooo:paragraph-rsid="001fe752"/>
    </style:style>
    <style:style style:name="P139" style:family="paragraph" style:parent-style-name="Standard">
      <style:text-properties officeooo:rsid="01a5eac4" officeooo:paragraph-rsid="001fe752"/>
    </style:style>
    <style:style style:name="P140" style:family="paragraph" style:parent-style-name="Standard">
      <style:text-properties officeooo:rsid="01b2cec8" officeooo:paragraph-rsid="001fe752"/>
    </style:style>
    <style:style style:name="P141" style:family="paragraph" style:parent-style-name="Standard">
      <style:text-properties officeooo:rsid="01b6df08" officeooo:paragraph-rsid="001fe752"/>
    </style:style>
    <style:style style:name="P142" style:family="paragraph" style:parent-style-name="Standard">
      <style:text-properties officeooo:rsid="01c1d271" officeooo:paragraph-rsid="001fe752"/>
    </style:style>
    <style:style style:name="P143" style:family="paragraph" style:parent-style-name="Standard">
      <style:text-properties officeooo:rsid="01c404de" officeooo:paragraph-rsid="001fe752"/>
    </style:style>
    <style:style style:name="P144" style:family="paragraph" style:parent-style-name="Standard">
      <style:text-properties officeooo:rsid="01d9d408" officeooo:paragraph-rsid="001fe752"/>
    </style:style>
    <style:style style:name="P145" style:family="paragraph" style:parent-style-name="Standard">
      <style:text-properties officeooo:rsid="01daca15" officeooo:paragraph-rsid="001fe752"/>
    </style:style>
    <style:style style:name="P146" style:family="paragraph" style:parent-style-name="Standard" style:list-style-name="L114">
      <style:text-properties officeooo:paragraph-rsid="001fe752"/>
    </style:style>
    <style:style style:name="P147" style:family="paragraph" style:parent-style-name="Standard">
      <style:text-properties officeooo:paragraph-rsid="001fe752"/>
    </style:style>
    <style:style style:name="P148" style:family="paragraph" style:parent-style-name="Standard">
      <style:text-properties officeooo:rsid="005b79d0" officeooo:paragraph-rsid="001fe752"/>
    </style:style>
    <style:style style:name="P149" style:family="paragraph" style:parent-style-name="Standard">
      <style:text-properties officeooo:rsid="0005b6d2" officeooo:paragraph-rsid="001fe752"/>
    </style:style>
    <style:style style:name="P150" style:family="paragraph" style:parent-style-name="Standard">
      <style:text-properties officeooo:rsid="005616a4" officeooo:paragraph-rsid="001fe752"/>
    </style:style>
    <style:style style:name="P151" style:family="paragraph" style:parent-style-name="Text_20_body">
      <style:text-properties officeooo:paragraph-rsid="001fe752"/>
    </style:style>
    <style:style style:name="P152" style:family="paragraph" style:parent-style-name="Table_20_Contents">
      <style:paragraph-properties fo:text-align="center" style:justify-single-word="false"/>
      <style:text-properties officeooo:rsid="007f10d7" officeooo:paragraph-rsid="001fe752"/>
    </style:style>
    <style:style style:name="P153" style:family="paragraph" style:parent-style-name="Table_20_Contents">
      <style:paragraph-properties fo:text-align="center" style:justify-single-word="false"/>
      <style:text-properties officeooo:paragraph-rsid="001fe752"/>
    </style:style>
    <style:style style:name="P154" style:family="paragraph" style:parent-style-name="Table_20_Contents">
      <style:paragraph-properties fo:text-align="center" style:justify-single-word="false"/>
      <style:text-properties officeooo:rsid="008107f0" officeooo:paragraph-rsid="001fe752"/>
    </style:style>
    <style:style style:name="P155" style:family="paragraph" style:parent-style-name="Table_20_Contents">
      <style:paragraph-properties fo:text-align="center" style:justify-single-word="false"/>
      <style:text-properties officeooo:rsid="0083abae" officeooo:paragraph-rsid="001fe752"/>
    </style:style>
    <style:style style:name="P156" style:family="paragraph" style:parent-style-name="Table_20_Contents">
      <style:paragraph-properties fo:text-align="center" style:justify-single-word="false"/>
      <style:text-properties officeooo:rsid="0084fd96" officeooo:paragraph-rsid="001fe752"/>
    </style:style>
    <style:style style:name="P157" style:family="paragraph" style:parent-style-name="Table_20_Contents">
      <style:paragraph-properties fo:text-align="center" style:justify-single-word="false"/>
      <style:text-properties officeooo:rsid="00863a4c" officeooo:paragraph-rsid="001fe752"/>
    </style:style>
    <style:style style:name="P158" style:family="paragraph" style:parent-style-name="Table_20_Contents">
      <style:paragraph-properties fo:text-align="center" style:justify-single-word="false"/>
      <style:text-properties officeooo:rsid="0087a355" officeooo:paragraph-rsid="001fe752"/>
    </style:style>
    <style:style style:name="P159" style:family="paragraph" style:parent-style-name="Table_20_Contents">
      <style:text-properties officeooo:paragraph-rsid="001fe752"/>
    </style:style>
    <style:style style:name="P160"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center" fo:text-indent="0in"/>
    </style:style>
    <style:style style:name="P162" style:family="paragraph">
      <style:paragraph-properties fo:margin-left="0in" fo:margin-right="0in" fo:margin-top="0in" fo:margin-bottom="0in" fo:line-height="100%" fo:text-indent="0in"/>
    </style:style>
    <style:style style:name="P16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6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167"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070cfe"/>
    </style:style>
    <style:style style:name="T2" style:family="text">
      <style:text-properties officeooo:rsid="00394b59"/>
    </style:style>
    <style:style style:name="T3" style:family="text">
      <style:text-properties officeooo:rsid="00499562"/>
    </style:style>
    <style:style style:name="T4" style:family="text">
      <style:text-properties officeooo:rsid="005616a4"/>
    </style:style>
    <style:style style:name="T5" style:family="text">
      <style:text-properties officeooo:rsid="0059fe07"/>
    </style:style>
    <style:style style:name="T6" style:family="text">
      <style:text-properties officeooo:rsid="0005b6d2"/>
    </style:style>
    <style:style style:name="T7" style:family="text">
      <style:text-properties officeooo:rsid="00062958"/>
    </style:style>
    <style:style style:name="T8" style:family="text">
      <style:text-properties officeooo:rsid="0013f6ce"/>
    </style:style>
    <style:style style:name="T9" style:family="text">
      <style:text-properties officeooo:rsid="00118a00"/>
    </style:style>
    <style:style style:name="T10" style:family="text">
      <style:text-properties fo:font-style="italic" fo:font-weight="bold" officeooo:rsid="0008b69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8b69c" style:font-style-asian="normal" style:font-weight-asian="normal" style:font-style-complex="normal" style:font-weight-complex="normal"/>
    </style:style>
    <style:style style:name="T14" style:family="text">
      <style:text-properties fo:font-style="normal" fo:font-weight="normal" officeooo:rsid="000c220d" style:font-style-asian="normal" style:font-weight-asian="normal" style:font-style-complex="normal" style:font-weight-complex="normal"/>
    </style:style>
    <style:style style:name="T15" style:family="text">
      <style:text-properties fo:font-style="normal" fo:font-weight="normal" officeooo:rsid="000b1591" style:font-style-asian="normal" style:font-weight-asian="normal" style:font-style-complex="normal" style:font-weight-complex="normal"/>
    </style:style>
    <style:style style:name="T16" style:family="text">
      <style:text-properties fo:font-style="normal" fo:font-weight="normal" officeooo:rsid="000d4efb" style:font-style-asian="normal" style:font-weight-asian="normal"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18a00"/>
    </style:style>
    <style:style style:name="T19" style:family="text">
      <style:text-properties style:text-underline-style="solid" style:text-underline-width="auto" style:text-underline-color="font-color" officeooo:rsid="001b3caf"/>
    </style:style>
    <style:style style:name="T20" style:family="text">
      <style:text-properties style:text-underline-style="solid" style:text-underline-width="auto" style:text-underline-color="font-color" officeooo:rsid="00c77da2"/>
    </style:style>
    <style:style style:name="T21" style:family="text">
      <style:text-properties officeooo:rsid="001540ac"/>
    </style:style>
    <style:style style:name="T22" style:family="text">
      <style:text-properties fo:font-weight="bold" style:font-weight-asian="bold" style:font-weight-complex="bold"/>
    </style:style>
    <style:style style:name="T23" style:family="text">
      <style:text-properties fo:font-weight="bold" officeooo:rsid="001540ac" style:font-weight-asian="bold" style:font-weight-complex="bold"/>
    </style:style>
    <style:style style:name="T24" style:family="text">
      <style:text-properties officeooo:rsid="0017f9f9"/>
    </style:style>
    <style:style style:name="T25" style:family="text">
      <style:text-properties officeooo:rsid="001a373c"/>
    </style:style>
    <style:style style:name="T26" style:family="text">
      <style:text-properties style:text-underline-style="none" officeooo:rsid="001b3caf"/>
    </style:style>
    <style:style style:name="T27" style:family="text">
      <style:text-properties style:text-underline-style="none" officeooo:rsid="00118a00"/>
    </style:style>
    <style:style style:name="T28" style:family="text">
      <style:text-properties style:text-underline-style="none" officeooo:rsid="00d3d305"/>
    </style:style>
    <style:style style:name="T29" style:family="text">
      <style:text-properties style:text-underline-style="none" officeooo:rsid="00ce491a"/>
    </style:style>
    <style:style style:name="T30" style:family="text">
      <style:text-properties style:text-underline-style="none" officeooo:rsid="00dfb311"/>
    </style:style>
    <style:style style:name="T31" style:family="text">
      <style:text-properties style:text-underline-style="none" officeooo:rsid="00e063d1"/>
    </style:style>
    <style:style style:name="T32" style:family="text">
      <style:text-properties style:text-underline-style="none" officeooo:rsid="00e20bfc"/>
    </style:style>
    <style:style style:name="T33" style:family="text">
      <style:text-properties style:text-underline-style="none" officeooo:rsid="00e2a46b"/>
    </style:style>
    <style:style style:name="T34" style:family="text">
      <style:text-properties officeooo:rsid="001ccc9b"/>
    </style:style>
    <style:style style:name="T35" style:family="text">
      <style:text-properties officeooo:rsid="00238632"/>
    </style:style>
    <style:style style:name="T36" style:family="text">
      <style:text-properties officeooo:rsid="0024c524"/>
    </style:style>
    <style:style style:name="T37" style:family="text">
      <style:text-properties officeooo:rsid="00286eeb"/>
    </style:style>
    <style:style style:name="T38" style:family="text">
      <style:text-properties officeooo:rsid="002a230b"/>
    </style:style>
    <style:style style:name="T39" style:family="text">
      <style:text-properties officeooo:rsid="00315a32"/>
    </style:style>
    <style:style style:name="T40" style:family="text">
      <style:text-properties officeooo:rsid="00322a14"/>
    </style:style>
    <style:style style:name="T41" style:family="text">
      <style:text-properties officeooo:rsid="003be6bb"/>
    </style:style>
    <style:style style:name="T42" style:family="text">
      <style:text-properties officeooo:rsid="003e3644"/>
    </style:style>
    <style:style style:name="T43" style:family="text">
      <style:text-properties officeooo:rsid="003f528d"/>
    </style:style>
    <style:style style:name="T44" style:family="text">
      <style:text-properties officeooo:rsid="0046981a"/>
    </style:style>
    <style:style style:name="T45" style:family="text">
      <style:text-properties officeooo:rsid="00479160"/>
    </style:style>
    <style:style style:name="T46" style:family="text">
      <style:text-properties officeooo:rsid="0045a296"/>
    </style:style>
    <style:style style:name="T47" style:family="text">
      <style:text-properties officeooo:rsid="0050de28"/>
    </style:style>
    <style:style style:name="T48" style:family="text">
      <style:text-properties officeooo:rsid="00523847"/>
    </style:style>
    <style:style style:name="T49" style:family="text">
      <style:text-properties officeooo:rsid="00545983"/>
    </style:style>
    <style:style style:name="T50" style:family="text">
      <style:text-properties officeooo:rsid="005b79d0"/>
    </style:style>
    <style:style style:name="T51" style:family="text">
      <style:text-properties officeooo:rsid="005da9fb"/>
    </style:style>
    <style:style style:name="T52" style:family="text">
      <style:text-properties officeooo:rsid="005dd93f"/>
    </style:style>
    <style:style style:name="T53" style:family="text">
      <style:text-properties officeooo:rsid="005f3929"/>
    </style:style>
    <style:style style:name="T54" style:family="text">
      <style:text-properties officeooo:rsid="00617583"/>
    </style:style>
    <style:style style:name="T55" style:family="text">
      <style:text-properties officeooo:rsid="0060aa5f"/>
    </style:style>
    <style:style style:name="T56" style:family="text">
      <style:text-properties officeooo:rsid="0065c05b"/>
    </style:style>
    <style:style style:name="T57" style:family="text">
      <style:text-properties officeooo:rsid="0066ba78"/>
    </style:style>
    <style:style style:name="T58" style:family="text">
      <style:text-properties officeooo:rsid="0068395d"/>
    </style:style>
    <style:style style:name="T59" style:family="text">
      <style:text-properties officeooo:rsid="006f5198"/>
    </style:style>
    <style:style style:name="T60" style:family="text">
      <style:text-properties officeooo:rsid="006f51d1"/>
    </style:style>
    <style:style style:name="T61" style:family="text">
      <style:text-properties officeooo:rsid="0069c7a9"/>
    </style:style>
    <style:style style:name="T62" style:family="text">
      <style:text-properties officeooo:rsid="006e459b"/>
    </style:style>
    <style:style style:name="T63" style:family="text">
      <style:text-properties officeooo:rsid="0071e9b1"/>
    </style:style>
    <style:style style:name="T64" style:family="text">
      <style:text-properties officeooo:rsid="0071bc19"/>
    </style:style>
    <style:style style:name="T65" style:family="text">
      <style:text-properties officeooo:rsid="00744990"/>
    </style:style>
    <style:style style:name="T66" style:family="text">
      <style:text-properties officeooo:rsid="0077e3ea"/>
    </style:style>
    <style:style style:name="T67" style:family="text">
      <style:text-properties officeooo:rsid="0079fa12"/>
    </style:style>
    <style:style style:name="T68" style:family="text">
      <style:text-properties officeooo:rsid="007c8998"/>
    </style:style>
    <style:style style:name="T69" style:family="text">
      <style:text-properties officeooo:rsid="007f10d7"/>
    </style:style>
    <style:style style:name="T70" style:family="text">
      <style:text-properties officeooo:rsid="00812597"/>
    </style:style>
    <style:style style:name="T71" style:family="text">
      <style:text-properties officeooo:rsid="0084fd96"/>
    </style:style>
    <style:style style:name="T72" style:family="text">
      <style:text-properties officeooo:rsid="0087a355"/>
    </style:style>
    <style:style style:name="T73" style:family="text">
      <style:text-properties officeooo:rsid="00899c2b"/>
    </style:style>
    <style:style style:name="T74" style:family="text">
      <style:text-properties officeooo:rsid="00ab5135"/>
    </style:style>
    <style:style style:name="T75" style:family="text">
      <style:text-properties officeooo:rsid="008cb72f"/>
    </style:style>
    <style:style style:name="T76" style:family="text">
      <style:text-properties officeooo:rsid="0090d3bd"/>
    </style:style>
    <style:style style:name="T77" style:family="text">
      <style:text-properties officeooo:rsid="0003ee0b"/>
    </style:style>
    <style:style style:name="T78" style:family="text">
      <style:text-properties officeooo:rsid="0092ada5"/>
    </style:style>
    <style:style style:name="T79" style:family="text">
      <style:text-properties officeooo:rsid="00933c13"/>
    </style:style>
    <style:style style:name="T80" style:family="text">
      <style:text-properties officeooo:rsid="0095a955"/>
    </style:style>
    <style:style style:name="T81" style:family="text">
      <style:text-properties officeooo:rsid="0096af4d"/>
    </style:style>
    <style:style style:name="T82" style:family="text">
      <style:text-properties officeooo:rsid="009e1666"/>
    </style:style>
    <style:style style:name="T83" style:family="text">
      <style:text-properties officeooo:rsid="01650e5c"/>
    </style:style>
    <style:style style:name="T84" style:family="text">
      <style:text-properties officeooo:rsid="0101356d"/>
    </style:style>
    <style:style style:name="T85" style:family="text">
      <style:text-properties officeooo:rsid="01029ba3"/>
    </style:style>
    <style:style style:name="T86" style:family="text">
      <style:text-properties officeooo:rsid="01036508"/>
    </style:style>
    <style:style style:name="T87" style:family="text">
      <style:text-properties officeooo:rsid="0106586c"/>
    </style:style>
    <style:style style:name="T88" style:family="text">
      <style:text-properties officeooo:rsid="00b4fb00"/>
    </style:style>
    <style:style style:name="T89" style:family="text">
      <style:text-properties officeooo:rsid="00ba4abc"/>
    </style:style>
    <style:style style:name="T90" style:family="text">
      <style:text-properties officeooo:rsid="00c041c8"/>
    </style:style>
    <style:style style:name="T91" style:family="text">
      <style:text-properties officeooo:rsid="00baadd4"/>
    </style:style>
    <style:style style:name="T92" style:family="text">
      <style:text-properties officeooo:rsid="00bbda14"/>
    </style:style>
    <style:style style:name="T93" style:family="text">
      <style:text-properties officeooo:rsid="00b29fca"/>
    </style:style>
    <style:style style:name="T94" style:family="text">
      <style:text-properties officeooo:rsid="00b839f8"/>
    </style:style>
    <style:style style:name="T95" style:family="text">
      <style:text-properties officeooo:rsid="00c77da2"/>
    </style:style>
    <style:style style:name="T96" style:family="text">
      <style:text-properties fo:font-size="14pt" style:font-size-asian="14pt" style:font-size-complex="14pt"/>
    </style:style>
    <style:style style:name="T97" style:family="text">
      <style:text-properties officeooo:rsid="01520b82"/>
    </style:style>
    <style:style style:name="T98" style:family="text">
      <style:text-properties officeooo:rsid="00ccfea2"/>
    </style:style>
    <style:style style:name="T99" style:family="text">
      <style:text-properties style:font-name="FreeMono" fo:font-size="11pt" style:font-size-asian="11pt" style:font-size-complex="11pt"/>
    </style:style>
    <style:style style:name="T100" style:family="text">
      <style:text-properties style:font-name="FreeMono" fo:font-size="11pt" officeooo:rsid="01694fa5" style:font-size-asian="11pt" style:font-size-complex="11pt"/>
    </style:style>
    <style:style style:name="T101" style:family="text">
      <style:text-properties style:font-name="FreeMono" fo:font-size="11pt" officeooo:rsid="019ccb49" style:font-size-asian="11pt" style:font-size-complex="11pt"/>
    </style:style>
    <style:style style:name="T102" style:family="text">
      <style:text-properties style:font-name="FreeMono" fo:font-size="11pt" officeooo:rsid="01b5425b" style:font-size-asian="11pt" style:font-size-complex="11pt"/>
    </style:style>
    <style:style style:name="T103" style:family="text">
      <style:text-properties style:font-name="FreeMono" fo:font-size="11pt" officeooo:rsid="01a5eac4" style:font-size-asian="11pt" style:font-size-complex="11pt"/>
    </style:style>
    <style:style style:name="T104" style:family="text">
      <style:text-properties style:font-name="FreeMono" fo:font-size="11pt" officeooo:rsid="01bc63e4" style:font-size-asian="11pt" style:font-size-complex="11pt"/>
    </style:style>
    <style:style style:name="T105" style:family="text">
      <style:text-properties style:font-name="FreeMono" fo:font-size="11pt" officeooo:rsid="01bca869" style:font-size-asian="11pt" style:font-size-complex="11pt"/>
    </style:style>
    <style:style style:name="T106" style:family="text">
      <style:text-properties style:font-name="FreeMono" fo:font-size="11pt" officeooo:rsid="01c1d271" style:font-size-asian="11pt" style:font-size-complex="11pt"/>
    </style:style>
    <style:style style:name="T107" style:family="text">
      <style:text-properties style:font-name="FreeMono" fo:font-size="11pt" officeooo:rsid="01d1a487" style:font-size-asian="11pt" style:font-size-complex="11pt"/>
    </style:style>
    <style:style style:name="T108" style:family="text">
      <style:text-properties officeooo:rsid="015cb848"/>
    </style:style>
    <style:style style:name="T109" style:family="text">
      <style:text-properties officeooo:rsid="0160a511"/>
    </style:style>
    <style:style style:name="T110" style:family="text">
      <style:text-properties officeooo:rsid="00e9b198"/>
    </style:style>
    <style:style style:name="T111" style:family="text">
      <style:text-properties officeooo:rsid="00ca02fc"/>
    </style:style>
    <style:style style:name="T112" style:family="text">
      <style:text-properties officeooo:rsid="00ce491a"/>
    </style:style>
    <style:style style:name="T113" style:family="text">
      <style:text-properties officeooo:rsid="00cfd0d7"/>
    </style:style>
    <style:style style:name="T114" style:family="text">
      <style:text-properties officeooo:rsid="00d3d305"/>
    </style:style>
    <style:style style:name="T115" style:family="text">
      <style:text-properties officeooo:rsid="00d77823"/>
    </style:style>
    <style:style style:name="T116" style:family="text">
      <style:text-properties officeooo:rsid="00d71ff9"/>
    </style:style>
    <style:style style:name="T117" style:family="text">
      <style:text-properties officeooo:rsid="00dbb988"/>
    </style:style>
    <style:style style:name="T118" style:family="text">
      <style:text-properties officeooo:rsid="00e0d86a"/>
    </style:style>
    <style:style style:name="T119" style:family="text">
      <style:text-properties officeooo:rsid="00e2a46b"/>
    </style:style>
    <style:style style:name="T120" style:family="text">
      <style:text-properties officeooo:rsid="00ee9799"/>
    </style:style>
    <style:style style:name="T121" style:family="text">
      <style:text-properties officeooo:rsid="00e72cca"/>
    </style:style>
    <style:style style:name="T122" style:family="text">
      <style:text-properties officeooo:rsid="00e51565"/>
    </style:style>
    <style:style style:name="T123" style:family="text">
      <style:text-properties officeooo:rsid="00e59259"/>
    </style:style>
    <style:style style:name="T124" style:family="text">
      <style:text-properties officeooo:rsid="00e99d13"/>
    </style:style>
    <style:style style:name="T125" style:family="text">
      <style:text-properties officeooo:rsid="00f82741"/>
    </style:style>
    <style:style style:name="T126" style:family="text">
      <style:text-properties officeooo:rsid="00fc7859"/>
    </style:style>
    <style:style style:name="T127" style:family="text">
      <style:text-properties officeooo:rsid="010bb999"/>
    </style:style>
    <style:style style:name="T128" style:family="text">
      <style:text-properties officeooo:rsid="010f9896"/>
    </style:style>
    <style:style style:name="T129" style:family="text">
      <style:text-properties officeooo:rsid="0111a6a5"/>
    </style:style>
    <style:style style:name="T130" style:family="text">
      <style:text-properties officeooo:rsid="01103645"/>
    </style:style>
    <style:style style:name="T131" style:family="text">
      <style:text-properties officeooo:rsid="0114ddd2"/>
    </style:style>
    <style:style style:name="T132" style:family="text">
      <style:text-properties officeooo:rsid="011e4d96"/>
    </style:style>
    <style:style style:name="T133" style:family="text">
      <style:text-properties officeooo:rsid="011edf9c"/>
    </style:style>
    <style:style style:name="T134" style:family="text">
      <style:text-properties officeooo:rsid="0135a0b7"/>
    </style:style>
    <style:style style:name="T135" style:family="text">
      <style:text-properties officeooo:rsid="011819e2"/>
    </style:style>
    <style:style style:name="T136" style:family="text">
      <style:text-properties officeooo:rsid="01333ac4"/>
    </style:style>
    <style:style style:name="T137" style:family="text">
      <style:text-properties officeooo:rsid="012ca441"/>
    </style:style>
    <style:style style:name="T138" style:family="text">
      <style:text-properties officeooo:rsid="01255896"/>
    </style:style>
    <style:style style:name="T139" style:family="text">
      <style:text-properties officeooo:rsid="013a7f5f"/>
    </style:style>
    <style:style style:name="T140" style:family="text">
      <style:text-properties officeooo:rsid="013ba88e"/>
    </style:style>
    <style:style style:name="T141" style:family="text">
      <style:text-properties officeooo:rsid="013cc578"/>
    </style:style>
    <style:style style:name="T142" style:family="text">
      <style:text-properties officeooo:rsid="01469191"/>
    </style:style>
    <style:style style:name="T143" style:family="text">
      <style:text-properties officeooo:rsid="01471480"/>
    </style:style>
    <style:style style:name="T144" style:family="text">
      <style:text-properties officeooo:rsid="01472bc6"/>
    </style:style>
    <style:style style:name="T145" style:family="text">
      <style:text-properties officeooo:rsid="014126ee"/>
    </style:style>
    <style:style style:name="T146" style:family="text">
      <style:text-properties officeooo:rsid="0142189e"/>
    </style:style>
    <style:style style:name="T147" style:family="text">
      <style:text-properties officeooo:rsid="01409d7b"/>
    </style:style>
    <style:style style:name="T148" style:family="text">
      <style:text-properties officeooo:rsid="014227ce"/>
    </style:style>
    <style:style style:name="T149" style:family="text">
      <style:text-properties officeooo:rsid="01440af5"/>
    </style:style>
    <style:style style:name="T150" style:family="text">
      <style:text-properties officeooo:rsid="014566d1"/>
    </style:style>
    <style:style style:name="T151" style:family="text">
      <style:text-properties fo:font-size="12pt" style:font-size-asian="12pt" style:font-size-complex="12pt"/>
    </style:style>
    <style:style style:name="T152" style:family="text">
      <style:text-properties fo:font-size="12pt" officeooo:rsid="014566d1" style:font-size-asian="12pt" style:font-size-complex="12pt"/>
    </style:style>
    <style:style style:name="T153" style:family="text">
      <style:text-properties fo:font-size="12pt" style:font-size-asian="10.5pt" style:font-size-complex="12pt"/>
    </style:style>
    <style:style style:name="T154" style:family="text">
      <style:text-properties fo:font-size="12pt" officeooo:rsid="016bb795" style:font-size-asian="10.5pt" style:font-size-complex="12pt"/>
    </style:style>
    <style:style style:name="T155" style:family="text">
      <style:text-properties fo:font-size="12pt" officeooo:rsid="016992d1" style:font-size-asian="10.5pt" style:font-size-complex="12pt"/>
    </style:style>
    <style:style style:name="T156" style:family="text">
      <style:text-properties fo:font-size="12pt" officeooo:rsid="018ebf9f" style:font-size-asian="10.5pt" style:font-size-complex="12pt"/>
    </style:style>
    <style:style style:name="T157" style:family="text">
      <style:text-properties officeooo:rsid="014ceac3"/>
    </style:style>
    <style:style style:name="T158" style:family="text">
      <style:text-properties officeooo:rsid="016f23c3"/>
    </style:style>
    <style:style style:name="T159" style:family="text">
      <style:text-properties fo:font-size="11pt" style:font-size-asian="11pt" style:font-size-complex="11pt"/>
    </style:style>
    <style:style style:name="T160" style:family="text">
      <style:text-properties officeooo:rsid="0171faea"/>
    </style:style>
    <style:style style:name="T161" style:family="text">
      <style:text-properties officeooo:rsid="017be2b8"/>
    </style:style>
    <style:style style:name="T162" style:family="text">
      <style:text-properties officeooo:rsid="01841190"/>
    </style:style>
    <style:style style:name="T163" style:family="text">
      <style:text-properties officeooo:rsid="01a0d226"/>
    </style:style>
    <style:style style:name="T164" style:family="text">
      <style:text-properties officeooo:rsid="0184c7b1"/>
    </style:style>
    <style:style style:name="T165" style:family="text">
      <style:text-properties officeooo:rsid="0184ca6b"/>
    </style:style>
    <style:style style:name="T166" style:family="text">
      <style:text-properties officeooo:rsid="0187fed2"/>
    </style:style>
    <style:style style:name="T167" style:family="text">
      <style:text-properties officeooo:rsid="018a5bb3"/>
    </style:style>
    <style:style style:name="T168" style:family="text">
      <style:text-properties officeooo:rsid="0194aab3"/>
    </style:style>
    <style:style style:name="T169" style:family="text">
      <style:text-properties officeooo:rsid="01968dd7"/>
    </style:style>
    <style:style style:name="T170" style:family="text">
      <style:text-properties officeooo:rsid="019ccb49"/>
    </style:style>
    <style:style style:name="T171" style:family="text">
      <style:text-properties officeooo:rsid="01a288a3"/>
    </style:style>
    <style:style style:name="T172" style:family="text">
      <style:text-properties officeooo:rsid="01aec285"/>
    </style:style>
    <style:style style:name="T173" style:family="text">
      <style:text-properties officeooo:rsid="01a4044d"/>
    </style:style>
    <style:style style:name="T174" style:family="text">
      <style:text-properties officeooo:rsid="01ac6a00"/>
    </style:style>
    <style:style style:name="T175" style:family="text">
      <style:text-properties officeooo:rsid="01a695b0"/>
    </style:style>
    <style:style style:name="T176" style:family="text">
      <style:text-properties officeooo:rsid="01aad3a8"/>
    </style:style>
    <style:style style:name="T177" style:family="text">
      <style:text-properties officeooo:rsid="01bc63e4"/>
    </style:style>
    <style:style style:name="T178" style:family="text">
      <style:text-properties officeooo:rsid="01bd0f2e"/>
    </style:style>
    <style:style style:name="T179" style:family="text">
      <style:text-properties officeooo:rsid="01b49be3"/>
    </style:style>
    <style:style style:name="T180" style:family="text">
      <style:text-properties officeooo:rsid="01bcd12c"/>
    </style:style>
    <style:style style:name="T181" style:family="text">
      <style:text-properties officeooo:rsid="01b7f584"/>
    </style:style>
    <style:style style:name="T182" style:family="text">
      <style:text-properties officeooo:rsid="01c03a17"/>
    </style:style>
    <style:style style:name="T183" style:family="text">
      <style:text-properties officeooo:rsid="01c5ea7a"/>
    </style:style>
    <style:style style:name="T184" style:family="text">
      <style:text-properties officeooo:rsid="01c7771c"/>
    </style:style>
    <style:style style:name="T185" style:family="text">
      <style:text-properties style:font-name="Liberation Serif1" officeooo:rsid="01cb49e0"/>
    </style:style>
    <style:style style:name="T186" style:family="text">
      <style:text-properties style:font-name="Liberation Serif" officeooo:rsid="01cb49e0"/>
    </style:style>
    <style:style style:name="T187" style:family="text">
      <style:text-properties style:font-name="Liberation Serif" officeooo:rsid="01cd372d"/>
    </style:style>
    <style:style style:name="T188" style:family="text">
      <style:text-properties style:font-name="Liberation Serif" officeooo:rsid="01d024b8"/>
    </style:style>
    <style:style style:name="T18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91"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9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4"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6">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style:run-through="foreground" style:wrap="run-through" style:number-wrapped-paragraphs="no-limit" style:vertical-pos="from-top" style:vertical-rel="paragraph" style:horizontal-pos="from-left" style:horizontal-rel="paragraph"/>
    </style:style>
    <style:style style:name="gr54" style:family="graphic" style:list-style-name="L1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8" style:family="graphic" style:list-style-name="L1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3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3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3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4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4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42">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4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44">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5" style:family="graphic" style:list-style-name="L145">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6" style:family="graphic" style:list-style-name="L146">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7" style:family="graphic" style:list-style-name="L147">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8" style:family="graphic" style:list-style-name="L148">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9" style:family="graphic" style:list-style-name="L149">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0" style:family="graphic" style:list-style-name="L150">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1" style:family="graphic" style:list-style-name="L151">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82" style:family="graphic" style:list-style-name="L152">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3" style:family="graphic" style:list-style-name="L153">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84" style:family="graphic" style:list-style-name="L154">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5" style:family="graphic" style:list-style-name="L155">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6" style:family="graphic" style:list-style-name="L156">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7" style:family="graphic" style:list-style-name="L157">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88" style:family="graphic" style:list-style-name="L158">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89" style:family="graphic" style:list-style-name="L159">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90" style:family="graphic" style:list-style-name="L1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16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1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94" style:family="graphic" style:list-style-name="L1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1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1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7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7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7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17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17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17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80">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1" style:family="graphic" style:list-style-name="L181">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2" style:family="graphic" style:list-style-name="L182">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3" style:family="graphic" style:list-style-name="L183">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4" style:family="graphic" style:list-style-name="L184">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5" style:family="graphic" style:list-style-name="L185">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6" style:family="graphic" style:list-style-name="L186">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7" style:family="graphic" style:list-style-name="L187">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18" style:family="graphic" style:list-style-name="L188">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19" style:family="graphic" style:list-style-name="L189">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20" style:family="graphic" style:list-style-name="L190">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1" style:family="graphic" style:list-style-name="L191">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2" style:family="graphic" style:list-style-name="L192">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3" style:family="graphic" style:list-style-name="L193">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4" style:family="graphic" style:list-style-name="L194">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5" style:family="graphic" style:list-style-name="L195">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126" style:family="graphic" style:list-style-name="L19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19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1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1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130" style:family="graphic" style:list-style-name="L2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2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list-style-name="L2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list-style-name="L2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list-style-name="L2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2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2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2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2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list-style-name="L2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list-style-name="L21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21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list-style-name="L212">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21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21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21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216">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7" style:family="graphic" style:list-style-name="L217">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8" style:family="graphic" style:list-style-name="L218">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49" style:family="graphic" style:list-style-name="L219">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0" style:family="graphic" style:list-style-name="L220">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1" style:family="graphic" style:list-style-name="L221">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2" style:family="graphic" style:list-style-name="L222">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3" style:family="graphic" style:list-style-name="L223">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54" style:family="graphic" style:list-style-name="L224">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5" style:family="graphic" style:list-style-name="L225">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56" style:family="graphic" style:list-style-name="L226">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7" style:family="graphic" style:list-style-name="L227">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8" style:family="graphic" style:list-style-name="L228">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59" style:family="graphic" style:list-style-name="L229">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0" style:family="graphic" style:list-style-name="L230">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1" style:family="graphic" style:list-style-name="L231">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62" style:family="graphic" style:list-style-name="L23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23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list-style-name="L2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list-style-name="L2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166" style:family="graphic" style:list-style-name="L2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2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list-style-name="L2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2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2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list-style-name="L2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2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2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2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2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24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24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list-style-name="L24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list-style-name="L24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list-style-name="L25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list-style-name="L25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list-style-name="L252">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3" style:family="graphic" style:list-style-name="L253">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4" style:family="graphic" style:list-style-name="L254">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5" style:family="graphic" style:list-style-name="L255">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6" style:family="graphic" style:list-style-name="L256">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7" style:family="graphic" style:list-style-name="L257">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8" style:family="graphic" style:list-style-name="L258">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9" style:family="graphic" style:list-style-name="L259">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90" style:family="graphic" style:list-style-name="L260">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1" style:family="graphic" style:list-style-name="L261">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192" style:family="graphic" style:list-style-name="L262">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3" style:family="graphic" style:list-style-name="L263">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4" style:family="graphic" style:list-style-name="L264">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95" style:family="graphic" style:list-style-name="L265">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6" style:family="graphic" style:list-style-name="L266">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7" style:family="graphic" style:list-style-name="L267">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198" style:family="graphic" style:list-style-name="L268">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list-style-name="L269">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200" style:family="graphic" style:list-style-name="L270">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1" style:family="graphic" style:list-style-name="L271">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2" style:family="graphic" style:list-style-name="L272">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3" style:family="graphic" style:list-style-name="L273">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204" style:family="graphic" style:list-style-name="L274">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5" style:family="graphic" style:list-style-name="L275">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6" style:family="graphic" style:list-style-name="L276">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7" style:family="graphic" style:list-style-name="L277">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8" style:family="graphic" style:list-style-name="L278">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09" style:family="graphic" style:list-style-name="L279">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0" style:family="graphic" style:list-style-name="L280">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1" style:family="graphic" style:list-style-name="L281">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2" style:family="graphic" style:list-style-name="L282">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3" style:family="graphic" style:list-style-name="L283">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4" style:family="graphic" style:list-style-name="L284">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5" style:family="graphic" style:list-style-name="L285">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6" style:family="graphic" style:list-style-name="L286">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7" style:family="graphic" style:list-style-name="L287">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8" style:family="graphic" style:list-style-name="L288">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19" style:family="graphic" style:list-style-name="L289">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0" style:family="graphic" style:list-style-name="L290">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1" style:family="graphic" style:list-style-name="L291">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2" style:family="graphic" style:list-style-name="L292">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22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24"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zzy Logic</text:p>
      <text:p text:style-name="P3">1. Definitions of Fuzzy Logic</text:p>
      <text:p text:style-name="P3">2. <text:span text:style-name="T1">Crisp Sets</text:span></text:p>
      <text:p text:style-name="P4">3. Fuzzy Sets</text:p>
      <text:p text:style-name="P4"><text:tab/>3.1. Fuzzy number</text:p>
      <text:p text:style-name="P4">4. The mapping between classical crisp sets and fuzzy sets</text:p>
      <text:p text:style-name="P5">5. Membership Function</text:p>
      <text:p text:style-name="P5"><text:tab/><text:span text:style-name="T2">5.1. Typical Membership Functions</text:span></text:p>
      <text:p text:style-name="P6">6. The Extension Principle</text:p>
      <text:p text:style-name="P7">7. Fuzzy Cartesian Product</text:p>
      <text:p text:style-name="P8"><text:span text:style-name="T3">8</text:span>. Fuzzy Relations</text:p>
      <text:p text:style-name="P9">9. Composition of Fuzzy Relations – Max-Min Composition</text:p>
      <text:p text:style-name="P10"><text:tab/>9.1. Example of Max-Min Composition</text:p>
      <text:p text:style-name="P11">10. <text:s/>Computational Logic</text:p>
      <text:p text:style-name="P11"><text:tab/>10.1. <text:span text:style-name="T4">Propositional Variable</text:span></text:p>
      <text:p text:style-name="P13"><text:tab/>10.2. Logical Connectives</text:p>
      <text:p text:style-name="P14"><text:tab/>10.3. Logic function <text:span text:style-name="T5">and Logic Formula</text:span></text:p>
      <text:p text:style-name="P15"><text:tab/>10.4. Tautology</text:p>
      <text:p text:style-name="P17"><text:tab/>10.5. Inference Rules</text:p>
      <text:p text:style-name="P18"><text:tab/>10.6. Predicate Logic</text:p>
      <text:p text:style-name="P19">11. Fuzzy Expressions</text:p>
      <text:p text:style-name="P20">12. Fuzzy Logic</text:p>
      <text:p text:style-name="P21">13. Linguistic Variables</text:p>
      <text:p text:style-name="P22"><text:tab/>13.1. Structure of a linguistic variable</text:p>
      <text:p text:style-name="P23">14. Fuzzy Rule</text:p>
      <text:p text:style-name="P24"><text:tab/>14.1. MIN Fuzzy Implication</text:p>
      <text:p text:style-name="P25">15. Fuzzy Inference</text:p>
      <text:p text:style-name="P26">16. MAMDANI Method</text:p>
      <text:p text:style-name="P27">17. Defuzzific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29"/>
      <text:p text:style-name="P29"/>
      <text:p text:style-name="P29"/>
      <text:p text:style-name="P29"/>
      <text:p text:style-name="P29"/>
      <text:p text:style-name="P29"><text:soft-page-break/>1. Definitions of Fuzzy Logic</text:p>
      <text:p text:style-name="P29"/>
      <text:list xml:id="list5396198778018898488" text:style-name="L71">
        <text:list-item>
          <text:p text:style-name="P28">“<text:span text:style-name="T6">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6">[1]</text:span></text:p>
        </text:list-item>
        <text:list-item>
          <text:p text:style-name="P28">“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7">2</text:span>]</text:p>
        </text:list-item>
      </text:list>
      <text:p text:style-name="P29"/>
      <text:p text:style-name="P30">2. Crisp <text:span text:style-name="T8">Sets</text:span></text:p>
      <text:p text:style-name="P29"><text:tab/><text:span text:style-name="T9">If “fuzzy language”, we define a </text:span><text:span text:style-name="T10">crisp set </text:span><text:span text:style-name="T13">by saying that </text:span><text:span text:style-name="T14">the membership of </text:span><text:span text:style-name="T13">an element X </text:span><text:span text:style-name="T14">to </text:span><text:span text:style-name="T13">the </text:span><text:span text:style-name="T15">crisp set </text:span><text:span text:style-name="T13">A </text:span><text:span text:style-name="T14">is given by the</text:span><text:span text:style-name="T15"> following function</text:span><text:span text:style-name="T13">:</text:span></text:p>
      <text:p text:style-name="P29"><text:span text:style-name="T13"><text:tab/><text:tab/></text:span><text:span text:style-name="T13"><draw:frame draw:style-name="fr1"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31"/>
      <text:p text:style-name="P29"><text:span text:style-name="T13"><text:tab/></text:span><text:span text:style-name="T11">The classical crisp sets operations are:</text:span></text:p>
      <text:p text:style-name="P34"/>
      <text:list xml:id="list3172561164077752946" text:style-name="L98">
        <text:list-item>
          <text:p text:style-name="P35"><text:span text:style-name="T16">u</text:span><text:span text:style-name="T12">nion of sets A and B (</text:span><text:span text:style-name="T12"><draw:frame draw:style-name="fr1"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12">):</text:span></text:p>
          <text:p text:style-name="P35"><text:span text:style-name="T12"><draw:frame draw:style-name="fr1"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12">= {x | </text:span><text:span text:style-name="T12"><draw:frame draw:style-name="fr1"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12">}</text:span></text:p>
        </text:list-item>
        <text:list-item>
          <text:p text:style-name="P35"><text:span text:style-name="T12">intersection of sets A and B (</text:span><text:span text:style-name="T12"><draw:frame draw:style-name="fr1"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12">):</text:span></text:p>
          <text:p text:style-name="P35"><text:span text:style-name="T12"><draw:frame draw:style-name="fr1"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12">= {x | </text:span><text:span text:style-name="T12"><draw:frame draw:style-name="fr1"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12">}</text:span></text:p>
        </text:list-item>
        <text:list-item>
          <text:p text:style-name="P36"><text:span text:style-name="T12">subset (</text:span><text:span text:style-name="T12"><draw:frame draw:style-name="fr1"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12">):</text:span></text:p>
          <text:p text:style-name="P32"><draw:frame draw:style-name="fr1"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36"><text:span text:style-name="T12">complement (</text:span><text:span text:style-name="T12"><draw:frame draw:style-name="fr1"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12">):</text:span></text:p>
          <text:p text:style-name="P32"><draw:frame draw:style-name="fr1"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33">equality ( A = B ):</text:p>
          <text:p text:style-name="P37"><draw:frame draw:style-name="fr1"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29"/>
      <text:p text:style-name="P29"><text:tab/><text:span text:style-name="T18">The classical crisp sets operations properties are:</text:span></text:p>
      <text:list xml:id="list3726452630719404101" text:style-name="L99">
        <text:list-item>
          <text:p text:style-name="P38">commutivity:</text:p>
        </text:list-item>
      </text:list>
      <text:p text:style-name="P29"><text:tab/><draw:frame draw:style-name="fr1"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5577398514512785530" text:style-name="L100">
        <text:list-item>
          <text:p text:style-name="P39">associativity:</text:p>
          <text:p text:style-name="P39"><draw:frame draw:style-name="fr1"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39">distributivity:</text:p>
          <text:p text:style-name="P39"><draw:frame draw:style-name="fr1"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41"/>
      <text:p text:style-name="P41">3. Fuzzy sets</text:p>
      <text:p text:style-name="P41"><text:span text:style-name="T21"><text:tab/>We define the </text:span><text:span text:style-name="T23">universe of discourse</text:span><text:span text:style-name="T21"> by the set X which is not empty.</text:span></text:p>
      <text:p text:style-name="P41"><text:tab/>In “fuzzy language”, we define a fuzzy set by saying that an element <text:span text:style-name="T24">x in the universe of dicourse X</text:span> has a degree of membership to the set A, given by some membership function:</text:p>
      <text:p text:style-name="P41"><text:tab/><draw:frame draw:style-name="fr1"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29"><text:tab/><text:span text:style-name="T21">Thus, an element from a set A, can belong to it to a certain degree and the set does not have </text:span><text:soft-page-break/><text:span text:style-name="T21">crisp boundaries. Each fuzzy set is characterized by a membership function.</text:span></text:p>
      <text:p text:style-name="P29"><text:tab/><text:span text:style-name="T25">We will represent the fuzzy set A by a set of ordered pairs, as follows:</text:span></text:p>
      <text:p text:style-name="P29"><text:tab/><draw:frame draw:style-name="fr1"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29"/>
      <text:p text:style-name="P29"><text:span text:style-name="T26"><text:tab/></text:span><text:span text:style-name="T19">The fuzzy set operations are:</text:span></text:p>
      <text:p text:style-name="P29"/>
      <text:list xml:id="list443862682282086070" text:style-name="L101">
        <text:list-item>
          <text:p text:style-name="P42">empty set:</text:p>
          <text:p text:style-name="P42"><draw:frame draw:style-name="fr1"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42">basic set:</text:p>
          <text:p text:style-name="P42"><draw:frame draw:style-name="fr1"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42">identity:</text:p>
          <text:p text:style-name="P42"><draw:frame draw:style-name="fr1"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43">subset:</text:p>
          <text:p text:style-name="P43"><draw:frame draw:style-name="fr1"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44">union:</text:p>
          <text:p text:style-name="P45">Axiom: <text:span text:style-name="T34"><draw:frame draw:style-name="fr1"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45"><draw:frame draw:style-name="fr1"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45"><draw:g text:anchor-type="paragraph" draw:z-index="94" draw:style-name="gr1"><draw:line draw:style-name="gr2" draw:text-style-name="P160" svg:x1="0.5606in" svg:y1="1.7039in" svg:x2="0.5606in" svg:y2="1.1177in"><text:p/></draw:line><draw:line draw:style-name="gr2" draw:text-style-name="P160" svg:x1="0.5in" svg:y1="0.7626in" svg:x2="3.0512in" svg:y2="0.7626in"><text:p/></draw:line><draw:line draw:style-name="gr2" draw:text-style-name="P160" svg:x1="0.5606in" svg:y1="1.6906in" svg:x2="3.1118in" svg:y2="1.6906in"><text:p/></draw:line><draw:line draw:style-name="gr2" draw:text-style-name="P160" svg:x1="0.5606in" svg:y1="2.6717in" svg:x2="3.1118in" svg:y2="2.6717in"><text:p/></draw:line><draw:line draw:style-name="gr2" draw:text-style-name="P160" svg:x1="0.5201in" svg:y1="0.7772in" svg:x2="0.5201in" svg:y2="0.1909in"><text:p/></draw:line><draw:line draw:style-name="gr2" draw:text-style-name="P160" svg:x1="0.5606in" svg:y1="2.6854in" svg:x2="0.5606in" svg:y2="2.0992in"><text:p/></draw:line><draw:custom-shape draw:style-name="gr3" draw:text-style-name="P160" svg:width="0.7898in" svg:height="0.4913in" svg:x="0.8445in" svg:y="0.2728in"><text:p text:style-name="P161"><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0" svg:width="0.8913in" svg:height="0.5315in" svg:x="1.3902in" svg:y="1.1591in"><text:p text:style-name="P161"><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0" svg:width="0.8913in" svg:height="0.5323in" svg:x="1.3902in" svg:y="2.1402in"><text:p text:style-name="P161"><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160" svg:width="0.7898in" svg:height="0.4913in" svg:x="0.8846in" svg:y="2.1811in"><text:p text:style-name="P161"><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45"/>
        </text:list-item>
      </text:list>
      <text:section text:style-name="Sect1" text:name="Section1" text:protected="true">
        <text:section-source xlink:href="../union_fuzzy_sets.pdf"/>
        <text:p text:style-name="P151"/>
      </text:section>
      <text:list xml:id="list182213987975995" text:continue-numbering="true" text:style-name="L101">
        <text:list-header>
          <text:p text:style-name="P45"/>
          <text:p text:style-name="P45"/>
        </text:list-header>
      </text:list>
      <text:p text:style-name="P29"/>
      <text:p text:style-name="P29"/>
      <text:p text:style-name="P29"/>
      <text:p text:style-name="P29"/>
      <text:p text:style-name="P29"/>
      <text:p text:style-name="P29"/>
      <text:p text:style-name="P29"/>
      <text:p text:style-name="P29"/>
      <text:p text:style-name="P29"/>
      <text:list xml:id="list182214148896949" text:continue-numbering="true" text:style-name="L101">
        <text:list-header>
          <text:p text:style-name="P46"/>
        </text:list-header>
        <text:list-item>
          <text:p text:style-name="P46"><text:span text:style-name="T35">i</text:span>ntersection:</text:p>
          <text:p text:style-name="P47">Axiom: <draw:frame draw:style-name="fr1"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47"><draw:frame draw:style-name="fr1"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47"><draw:g text:anchor-type="paragraph" draw:z-index="95" draw:style-name="gr1"><draw:line draw:style-name="gr2" draw:text-style-name="P160" svg:x1="0.6445in" svg:y1="2.0346in" svg:x2="0.6445in" svg:y2="1.3079in"><text:p/></draw:line><draw:line draw:style-name="gr2" draw:text-style-name="P160" svg:x1="0.5835in" svg:y1="0.8681in" svg:x2="3.1547in" svg:y2="0.8681in"><text:p/></draw:line><draw:line draw:style-name="gr2" draw:text-style-name="P160" svg:x1="0.6445in" svg:y1="2.0181in" svg:x2="3.2157in" svg:y2="2.0181in"><text:p/></draw:line><draw:line draw:style-name="gr2" draw:text-style-name="P160" svg:x1="0.6445in" svg:y1="3.235in" svg:x2="3.2157in" svg:y2="3.235in"><text:p/></draw:line><draw:line draw:style-name="gr2" draw:text-style-name="P160" svg:x1="0.6039in" svg:y1="0.885in" svg:x2="0.6039in" svg:y2="0.1583in"><text:p/></draw:line><draw:line draw:style-name="gr2" draw:text-style-name="P160" svg:x1="0.6445in" svg:y1="3.2512in" svg:x2="0.6445in" svg:y2="2.5244in"><text:p/></draw:line><draw:custom-shape draw:style-name="gr3" draw:text-style-name="P160" svg:width="0.7969in" svg:height="0.6094in" svg:x="0.9299in" svg:y="0.2598in"><text:p text:style-name="P161"><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0" svg:width="0.8976in" svg:height="0.6598in" svg:x="1.4819in" svg:y="1.3583in"><text:p text:style-name="P161"><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160" svg:width="0.898in" svg:height="0.6606in" svg:x="1.5016in" svg:y="2.5748in"><text:p text:style-name="P161"><text:span text:style-name="T189">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160" svg:width="0.7961in" svg:height="0.6098in" svg:x="0.9709in" svg:y="2.6256in"><text:p text:style-name="P161"><text:span text:style-name="T189">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160"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9"/>
      <text:p text:style-name="P49"/>
      <text:list xml:id="list182213823640812" text:continue-numbering="true" text:style-name="L101">
        <text:list-item>
          <text:p text:style-name="P48"><text:soft-page-break/>complement:</text:p>
          <text:p text:style-name="P48"><draw:frame draw:style-name="fr1"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29"/>
      <text:p text:style-name="P50"><text:span text:style-name="T27"><text:tab/></text:span><text:span text:style-name="T9">The fuzzy sets operations properties are:</text:span></text:p>
      <text:p text:style-name="P50"/>
      <text:list xml:id="list182213996646760" text:continue-list="list3726452630719404101" text:style-name="L99">
        <text:list-item>
          <text:p text:style-name="P38">commutivity <text:span text:style-name="T36">(as in classical sets)</text:span></text:p>
        </text:list-item>
      </text:list>
      <text:list xml:id="list6895047295595731290" text:style-name="L102">
        <text:list-item>
          <text:p text:style-name="P40">associativity <text:span text:style-name="T36">(as in classical sets)</text:span></text:p>
        </text:list-item>
        <text:list-item>
          <text:p text:style-name="P40">distributivity <text:span text:style-name="T36">(as in classical sets)</text:span></text:p>
        </text:list-item>
      </text:list>
      <text:p text:style-name="P29"/>
      <text:p text:style-name="P51">Properties of fuzzy sets:</text:p>
      <text:p text:style-name="P51"/>
      <text:list xml:id="list1936800883175380419" text:style-name="L103">
        <text:list-item>
          <text:p text:style-name="P57">support of fuzzy set A: the crisp set that contains all the values which have the membership function's value different from 0</text:p>
          <text:p text:style-name="P57"><draw:frame draw:style-name="fr1"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58">core of fuzzy set A: the elements in X that have the membership function's value equal to 1</text:p>
          <text:p text:style-name="P58"><draw:frame draw:style-name="fr1"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58">bound<text:span text:style-name="T37">ary</text:span> of fuzzy set A: the elements in X that have the membership function's values inside the interval [0, 1]</text:p>
          <text:p text:style-name="P58"><draw:frame draw:style-name="fr1"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59">height of a fuzzy set <text:span text:style-name="T38">A</text:span>: <text:span text:style-name="T38">A is called normal if height(A)=1, else it is called subnormal</text:span> </text:p>
          <text:p text:style-name="P59"><draw:frame draw:style-name="fr1"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60">convexity of a fuzzy set A:</text:p>
          <text:p text:style-name="P60"><draw:frame draw:style-name="fr1"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60"/>
        </text:list-item>
      </text:list>
      <text:p text:style-name="P29"><draw:g text:anchor-type="paragraph" draw:z-index="96" draw:style-name="gr1"><draw:line draw:style-name="gr2" draw:text-style-name="P160" svg:x1="0.8118in" svg:y1="2.5492in" svg:x2="6.7575in" svg:y2="2.5173in"><text:p/></draw:line><draw:line draw:style-name="gr2" draw:text-style-name="P160" svg:x1="0.8626in" svg:y1="2.5819in" svg:x2="0.8626in" svg:y2="0.1638in"><text:p/></draw:line><draw:line draw:style-name="gr8" draw:text-style-name="P160" svg:x1="1.222in" svg:y1="2.5492in" svg:x2="2.2472in" svg:y2="0.9264in"><text:p/></draw:line><draw:line draw:style-name="gr8" draw:text-style-name="P160" svg:x1="2.2472in" svg:y1="0.9264in" svg:x2="4.1949in" svg:y2="0.9264in"><text:p/></draw:line><draw:line draw:style-name="gr8" draw:text-style-name="P160" svg:x1="6.2965in" svg:y1="2.5173in" svg:x2="4.1437in" svg:y2="0.9264in"><text:p/></draw:line><draw:line draw:style-name="gr8" draw:text-style-name="P160" svg:x1="0.8118in" svg:y1="0.9909in" svg:x2="0.9657in" svg:y2="0.9909in"><text:p/></draw:line><draw:frame draw:style-name="gr9" draw:text-style-name="P163" svg:width="0.5114in" svg:height="0.4894in" svg:x="0.3508in" svg:y="0.865in"><draw:text-box><text:p text:style-name="P162"><text:span text:style-name="T189">1</text:span></text:p></draw:text-box></draw:frame><draw:frame draw:style-name="gr9" draw:text-style-name="P163" svg:width="0.3079in" svg:height="0.4894in" svg:x="0.402in" svg:y="2.4866in"><draw:text-box><text:p text:style-name="P162"><text:span text:style-name="T189">0</text:span></text:p></draw:text-box></draw:frame><draw:frame draw:style-name="gr9" draw:text-style-name="P163" svg:width="0.8717in" svg:height="0.4894in" svg:x="0.2992in" svg:y="0.0693in"><draw:text-box><text:p text:style-name="P162"><text:span text:style-name="T190">μ</text:span><text:span text:style-name="T191">(x)</text:span></text:p></draw:text-box></draw:frame><draw:line draw:style-name="gr10" draw:text-style-name="P160" svg:x1="2.2472in" svg:y1="0.2909in" svg:x2="2.2472in" svg:y2="0.7047in"><text:p/></draw:line><draw:line draw:style-name="gr10" draw:text-style-name="P160" svg:x1="4.1437in" svg:y1="0.2909in" svg:x2="4.1437in" svg:y2="0.7047in"><text:p/></draw:line><draw:line draw:style-name="gr11" draw:text-style-name="P160" svg:x1="2.2472in" svg:y1="0.5764in" svg:x2="4.1949in" svg:y2="0.5764in"><text:p/></draw:line><draw:frame draw:style-name="gr12" draw:text-style-name="P163" svg:width="1.487in" svg:height="0.4894in" svg:x="2.5035in" svg:y="0.2591in"><draw:text-box><text:p text:style-name="P162"><text:span text:style-name="T189">core</text:span></text:p></draw:text-box></draw:frame><draw:line draw:style-name="gr10" draw:text-style-name="P160" svg:x1="2.2469in" svg:y1="0.9591in" svg:x2="2.1957in" svg:y2="3.9815in"><text:p/></draw:line><draw:line draw:style-name="gr10" draw:text-style-name="P160" svg:x1="4.1437in" svg:y1="0.9591in" svg:x2="4.1437in" svg:y2="3.9815in"><text:p/></draw:line><draw:line draw:style-name="gr11" draw:text-style-name="P160" svg:x1="2.2472in" svg:y1="2.8673in" svg:x2="4.1437in" svg:y2="2.8673in"><text:p/></draw:line><draw:frame draw:style-name="gr12" draw:text-style-name="P163" svg:width="1.6398in" svg:height="0.4894in" svg:x="2.5035in" svg:y="2.9319in"><draw:text-box><text:p text:style-name="P162"><text:span text:style-name="T189">support</text:span></text:p></draw:text-box></draw:frame><draw:line draw:style-name="gr10" draw:text-style-name="P160" svg:x1="1.222in" svg:y1="2.55in" svg:x2="1.222in" svg:y2="3.9819in"><text:p/></draw:line><draw:line draw:style-name="gr10" draw:text-style-name="P160" svg:x1="6.2965in" svg:y1="2.5173in" svg:x2="6.2965in" svg:y2="3.9807in"><text:p/></draw:line><draw:line draw:style-name="gr13" draw:text-style-name="P160" svg:x1="1.222in" svg:y1="3.3764in" svg:x2="2.2984in" svg:y2="3.3764in"><text:p/></draw:line><draw:line draw:style-name="gr13" draw:text-style-name="P160" svg:x1="4.1437in" svg:y1="3.4091in" svg:x2="6.2965in" svg:y2="3.4091in"><text:p/></draw:line><draw:line draw:style-name="gr13" draw:text-style-name="P160" svg:x1="1.2732in" svg:y1="3.7264in" svg:x2="6.3988in" svg:y2="3.7264in"><text:p/></draw:line><draw:frame draw:style-name="gr12" draw:text-style-name="P163" svg:width="2.1524in" svg:height="0.4894in" svg:x="2.4012in" svg:y="3.8547in"><draw:text-box><text:p text:style-name="P162"><text:span text:style-name="T189">boundaries</text:span></text:p></draw:text-box></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3.1. Fuzzy number</text:p>
      <text:p text:style-name="P63"><text:tab/>A fuzzy number is a fuzzy set that is:</text:p>
      <text:list xml:id="list6715625322414009192" text:style-name="L104">
        <text:list-item>
          <text:p text:style-name="P61">convex</text:p>
        </text:list-item>
      </text:list>
      <text:list xml:id="list187953629292796985" text:style-name="L105">
        <text:list-item>
          <text:p text:style-name="P62">normal</text:p>
        </text:list-item>
        <text:list-item>
          <text:p text:style-name="P62">the core consists of one value only</text:p>
        </text:list-item>
        <text:list-item>
          <text:p text:style-name="P62">the membership function <text:s/>is piecewise continuous</text:p>
        </text:list-item>
      </text:list>
      <text:p text:style-name="P29"/>
      <text:p text:style-name="P4">4. The mapping between classical crisp sets and fuzzy sets</text:p>
      <text:p text:style-name="P64"><text:tab/>In classical logic, we interpolate each input into a crisp set. <text:s/>So, each item in the universe of discourse belongs or does not belong to the set. This interpolation is given by the characteristic function defined over that set.</text:p>
      <text:p text:style-name="P4"><text:tab/><text:span text:style-name="T39">In fuzzy logic, we interpolate each input into a fuzzy continuous set, using the membership function. Thus, we will not only obtain the values 0 and 1 as output from the function, but we will also obtain values between 0 and 1. </text:span></text:p>
      <text:p text:style-name="P4"><text:tab/><text:span text:style-name="T40">The fuzzy set is a superset of the classical crisp set. It contains all the values in the interval [0, 1] (so {0, 1} too).</text:span></text:p>
      <text:p text:style-name="P29"/>
      <text:p text:style-name="P65">5. Membership Functions</text:p>
      <text:p text:style-name="P66"><text:tab/>We define a membership function as the one that characterizes a fuzzy set A, which takes values from X(the universe of discourse) and computes it into a value from the interval [0, 1]. <text:span text:style-name="T2">It gives the degree of membership of values x from X to the set A.</text:span></text:p>
      <text:p text:style-name="P66"><text:tab/><draw:frame draw:style-name="fr1"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66"/>
      <text:p text:style-name="P69">5.1. Typical Membership Functions</text:p>
      <text:p text:style-name="P69"><text:tab/>Here are <text:span text:style-name="T41">2</text:span> of the most common used membership functions.</text:p>
      <text:list xml:id="list2871038764105801363" text:style-name="L106">
        <text:list-item>
          <text:p text:style-name="P67">Triangular Membership Functions</text:p>
          <text:p text:style-name="P67"><draw:frame draw:style-name="fr1"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29"><draw:g text:anchor-type="paragraph" draw:z-index="97" draw:style-name="gr1"><draw:line draw:style-name="gr14" draw:text-style-name="P160" svg:x1="0.8795in" svg:y1="1.1902in" svg:x2="0.8795in" svg:y2="0.1835in"><text:p/></draw:line><draw:line draw:style-name="gr14" draw:text-style-name="P160" svg:x1="0.8598in" svg:y1="1.1902in" svg:x2="3.0394in" svg:y2="1.1752in"><text:p/></draw:line><draw:line draw:style-name="gr15" draw:text-style-name="P160" svg:x1="0.935in" svg:y1="1.1909in" svg:x2="1.4894in" svg:y2="1.1909in"><text:p/></draw:line><draw:line draw:style-name="gr16" draw:text-style-name="P160" svg:x1="1.4882in" svg:y1="1.1902in" svg:x2="1.7654in" svg:y2="0.2425in"><text:p/></draw:line><draw:line draw:style-name="gr17" draw:text-style-name="P160" svg:x1="2.1622in" svg:y1="1.176in" svg:x2="1.765in" svg:y2="0.2437in"><text:p/></draw:line><draw:line draw:style-name="gr16" draw:text-style-name="P160" svg:x1="2.1535in" svg:y1="1.1764in" svg:x2="2.763in" svg:y2="1.1752in"><text:p/></draw:line><draw:line draw:style-name="gr18" draw:text-style-name="P160" svg:x1="0.8059in" svg:y1="0.3028in" svg:x2="0.972in" svg:y2="0.3028in"><text:p/></draw:line><draw:frame draw:style-name="gr19" draw:text-style-name="P163" svg:width="0.2039in" svg:height="0.387in" svg:x="0.6016in" svg:y="0.228in"><draw:text-box><text:p text:style-name="P162"><text:span text:style-name="T189">1</text:span></text:p></draw:text-box></draw:frame><draw:frame draw:style-name="gr19" draw:text-style-name="P163" svg:width="0.1661in" svg:height="0.387in" svg:x="0.6571in" svg:y="1.1606in"><draw:text-box><text:p text:style-name="P162"><text:span text:style-name="T189">0</text:span></text:p></draw:text-box></draw:frame></draw:g><text:tab/></text:p>
      <text:p text:style-name="P29"/>
      <text:p text:style-name="P29"/>
      <text:p text:style-name="P29"/>
      <text:p text:style-name="P29"/>
      <text:p text:style-name="P29"/>
      <text:p text:style-name="P29"/>
      <text:p text:style-name="P29"/>
      <text:p text:style-name="P69"/>
      <text:list xml:id="list2458617491197203688" text:style-name="L107">
        <text:list-item>
          <text:p text:style-name="P68">Trapezoidal Membership Functions</text:p>
          <text:p text:style-name="P68"><draw:frame draw:style-name="fr1"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29"/>
      <text:p text:style-name="P29"><draw:g text:anchor-type="paragraph" draw:z-index="98" draw:style-name="gr1"><draw:line draw:style-name="gr14" draw:text-style-name="P160" svg:x1="0.8736in" svg:y1="1.5661in" svg:x2="0.8736in" svg:y2="0.0862in"><text:p/></draw:line><draw:line draw:style-name="gr14" draw:text-style-name="P160" svg:x1="0.8484in" svg:y1="1.5657in" svg:x2="3.8138in" svg:y2="1.5441in"><text:p/></draw:line><draw:line draw:style-name="gr15" draw:text-style-name="P160" svg:x1="0.9488in" svg:y1="1.5657in" svg:x2="1.7028in" svg:y2="1.5657in"><text:p/></draw:line><draw:line draw:style-name="gr16" draw:text-style-name="P160" svg:x1="1.7028in" svg:y1="1.5657in" svg:x2="1.9291in" svg:y2="0.6953in"><text:p/></draw:line><draw:line draw:style-name="gr17" draw:text-style-name="P160" svg:x1="2.6205in" svg:y1="1.5441in" svg:x2="2.3059in" svg:y2="0.6953in"><text:p/></draw:line><draw:line draw:style-name="gr16" draw:text-style-name="P160" svg:x1="2.6075in" svg:y1="1.5457in" svg:x2="3.437in" svg:y2="1.5441in"><text:p/></draw:line><draw:line draw:style-name="gr18" draw:text-style-name="P160" svg:x1="0.7228in" svg:y1="0.739in" svg:x2="0.9492in" svg:y2="0.739in"><text:p/></draw:line><draw:frame draw:style-name="gr20" draw:text-style-name="P163" svg:width="0.2768in" svg:height="0.387in" svg:x="0.4965in" svg:y="0.6307in"><draw:text-box><text:p text:style-name="P162"><text:span text:style-name="T189">1</text:span></text:p></draw:text-box></draw:frame><draw:frame draw:style-name="gr20" draw:text-style-name="P163" svg:width="0.2268in" svg:height="0.387in" svg:x="0.5717in" svg:y="1.5224in"><draw:text-box><text:p text:style-name="P162"><text:span text:style-name="T189">0</text:span></text:p></draw:text-box></draw:frame><draw:line draw:style-name="gr21" draw:text-style-name="P160" svg:x1="1.9291in" svg:y1="0.702in" svg:x2="2.3063in" svg:y2="0.698in"><text:p/></draw:line></draw:g></text:p>
      <text:p text:style-name="P29"/>
      <text:p text:style-name="P29"/>
      <text:p text:style-name="P29"/>
      <text:p text:style-name="P29"/>
      <text:p text:style-name="P29"/>
      <text:p text:style-name="P29"/>
      <text:p text:style-name="P29"/>
      <text:p text:style-name="P29"/>
      <text:p text:style-name="P29"><text:soft-page-break/><text:tab/><text:span text:style-name="T41">This application's fuzzy system will use the Trapezoidal Membership Function.</text:span></text:p>
      <text:p text:style-name="P29"/>
      <text:p text:style-name="P6">6. The Extension Principle</text:p>
      <text:p text:style-name="P29"><text:tab/><text:span text:style-name="T42">The extention principle is used to extend a crisp set into a fuzzy set. Converts a point-to-point mapping into a fuzzy set mapping.</text:span></text:p>
      <text:p text:style-name="P29"><text:tab/><text:span text:style-name="T42">It's definition is as follows:</text:span></text:p>
      <text:p text:style-name="P29"><text:tab/><draw:frame draw:style-name="fr1"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29"><text:tab/><draw:frame draw:style-name="fr1"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29"><text:tab/><text:span text:style-name="T43">The extension principle states that the image of A under the mapping f(.) is given by the fuzzy set:</text:span></text:p>
      <text:p text:style-name="P29"><text:tab/><draw:frame draw:style-name="fr1"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70">and, if the mapping is one-to-many:</text:p>
      <text:p text:style-name="P70"><text:tab/><draw:frame draw:style-name="fr1"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70"/>
      <text:p text:style-name="P7">7. Fuzzy Cartesian Product</text:p>
      <text:p text:style-name="P7"><text:tab/><text:span text:style-name="T44">The fuzzy cartesian product is defined as the probability of a n-tuple </text:span><text:span text:style-name="T44"><draw:frame draw:style-name="fr1"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44">to belong on a fuzzy set </text:span><text:span text:style-name="T44"><draw:frame draw:style-name="fr1"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44">.</text:span></text:p>
      <text:p text:style-name="P7"><text:tab/><text:span text:style-name="T45">We compute it by the following formula:</text:span></text:p>
      <text:p text:style-name="P7"><text:tab/><draw:frame draw:style-name="fr1"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8"/>
      <text:p text:style-name="P8"><text:span text:style-name="T3">8</text:span>. Fuzzy Relations</text:p>
      <text:p text:style-name="P71"><text:tab/>A fuzzy relation is a relation that allows partial membership to a set and that describes the relation between two or more objects.</text:p>
      <text:p text:style-name="P71"><text:tab/><text:span text:style-name="T46">For instance, say we have a fuzzy relation “Sick” that describes the degree of sickness, computed relatively to the degree of tremble and the degree of fingers distances.</text:span></text:p>
      <text:p text:style-name="P71"><text:tab/><draw:frame draw:style-name="fr1"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71"/>
      <text:p text:style-name="P9">9. Composition of Fuzzy Relations – Max-Min Composition</text:p>
      <text:p text:style-name="P9"><text:tab/>Suppose we have <draw:frame draw:style-name="fr1"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9"><text:tab/>Then, the Max-Min composition is defined as follows:</text:p>
      <text:p text:style-name="P9"><text:tab/><text:tab/><draw:frame draw:style-name="fr1"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9"/>
      <text:p text:style-name="P10">9.1. Example of Max-Min Composition</text:p>
      <text:p text:style-name="P10"><text:tab/><text:span text:style-name="T47">We have the following fuzzy relations(matrices):</text:span></text:p>
      <text:list xml:id="list2379748053632262189" text:style-name="L108">
        <text:list-item>
          <text:p text:style-name="P72">tremble</text:p>
          <text:p text:style-name="P72"><draw:frame draw:style-name="fr1"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73"/>
      <text:list xml:id="list182214846759571" text:continue-numbering="true" text:style-name="L108">
        <text:list-item>
          <text:p text:style-name="P72">distance between fingers</text:p>
          <text:p text:style-name="P72"><draw:frame draw:style-name="fr1"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73"><text:soft-page-break/><text:tab/>Using the Max-Min composition, we <text:span text:style-name="T48">obtain:</text:span></text:p>
      <text:p text:style-name="P73"><draw:frame draw:style-name="fr1"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73"><text:tab/><text:span text:style-name="T49">Thus, we obtain the matrix:</text:span></text:p>
      <text:p text:style-name="P73"><text:tab/><draw:frame draw:style-name="fr1"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73"><text:tab/></text:p>
      <text:p text:style-name="P11">10. <text:s/>Computational Logic</text:p>
      <text:p text:style-name="P11">10.1. <text:span text:style-name="T4">Propositional Variable</text:span></text:p>
      <text:p text:style-name="P11"/>
      <text:p text:style-name="P11"><text:tab/>A sentence that has the truth value 0(false) or 1(true), is called a propostion.</text:p>
      <text:p text:style-name="P11"><text:tab/>“<text:span text:style-name="T4">A propositional variable (or logic variable) is a variable which can either be true or false. Propositional variables are the basic building-blocks of propositional formulas, used in propositional logic and higher logics.”[3]</text:span></text:p>
      <text:p text:style-name="P13"/>
      <text:p text:style-name="P13">10.2. Logical Connectives</text:p>
      <text:p text:style-name="P13"><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13"><text:tab/>Main logical connectives:</text:p>
      <text:list xml:id="list5305493058316654222" text:style-name="L109">
        <text:list-item>
          <text:p text:style-name="P12">negation: <draw:frame draw:style-name="fr1"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12">conjunction: <draw:frame draw:style-name="fr1"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12">disjunction: <draw:frame draw:style-name="fr1"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12">implication: <draw:frame draw:style-name="fr1"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14"/>
      <text:p text:style-name="P14">10.3. Logic function <text:span text:style-name="T5">and Logic Formula</text:span></text:p>
      <text:p text:style-name="P14"><text:tab/>A logic function “performs a logical operation on one or more logical inputs, and produces a single logical output”.[5] </text:p>
      <text:p text:style-name="P74"><text:tab/>“A well-formed formula is a word (i.e. a finite sequence of symbols from a given alphabet) that is part of a formal language. A formal language can be considered to be identical to the set containing all and only its formulas.”<text:span text:style-name="T50">[6]</text:span></text:p>
      <text:p text:style-name="P74"><text:tab/>“A logic formula is a type of syntactic formula which is well formed and has a truth value. If the values of all variables in a propositional formula are given, it determines a unique truth value. </text:p>
      <text:p text:style-name="P74"><text:tab/>A propositional formula is constructed from simple propositions or propositional variables, <text:span text:style-name="T51">using </text:span><text:s/>connectives such as <text:span text:style-name="T51">NOT</text:span>, AND, OR, and <text:span text:style-name="T51">IMPLIES</text:span>.”<text:span text:style-name="T50">[7]</text:span></text:p>
      <text:p text:style-name="P74"/>
      <text:p text:style-name="P15">10.4. Tautology</text:p>
      <text:p text:style-name="P29"><text:tab/><text:span text:style-name="T52">A tautology is a formula that is true in all interpretations, diregarding the variables it is composed of.</text:span></text:p>
      <text:p text:style-name="P17">10.5. Inference Rules</text:p>
      <text:p text:style-name="P17"><text:tab/>Inference rules that use tautulogies:</text:p>
      <text:list xml:id="list5394064633722064845" text:style-name="L110">
        <text:list-item>
          <text:p text:style-name="P16">Modus Ponens: <draw:frame draw:style-name="fr1"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16">Modus Tollens: <draw:frame draw:style-name="fr1"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16">Hypothetical Syllogism: <draw:frame draw:style-name="fr1"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17"><text:soft-page-break/></text:p>
      <text:p text:style-name="P18">10.6. Predicate Logic</text:p>
      <text:p text:style-name="P18"><text:tab/>Predicate logic is represented as a proposition containg a predicate, an individual and quantifiers (<draw:frame draw:style-name="fr1"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18"/>
      <text:p text:style-name="P19">11. Fuzzy Expressions</text:p>
      <text:p text:style-name="P17"><text:tab/><text:span text:style-name="T53">A fuzzy expressions determines “how true” a fuzzy proposition is. For instance, “The person is sick” is 75% true.</text:span></text:p>
      <text:p text:style-name="P17"><text:tab/><draw:frame draw:style-name="fr1"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17"><text:tab/><text:span text:style-name="T54">Fuzzy expressions operators:</text:span></text:p>
      <text:list xml:id="list7230473391369727701" text:style-name="L111">
        <text:list-item>
          <text:p text:style-name="P75">negation: <draw:frame draw:style-name="fr1"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75">conjunction: <draw:frame draw:style-name="fr1"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75">disjunction: <draw:frame draw:style-name="fr1"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75">implication: <draw:frame draw:style-name="fr1"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17"/>
      <text:p text:style-name="P20">12. Fuzzy Logic</text:p>
      <text:p text:style-name="P29"><text:tab/><text:span text:style-name="T55">Fuzzy logic is repesented by a fuzzy expression and satisfies:</text:span></text:p>
      <text:list xml:id="list5227859635105154252" text:style-name="L112">
        <text:list-item>
          <text:p text:style-name="P76"><draw:frame draw:style-name="fr1"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76"><draw:frame draw:style-name="fr1"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76"><draw:frame draw:style-name="fr1"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77"/>
      <text:p text:style-name="P21">13. Linguistic Variables</text:p>
      <text:p text:style-name="P21"><text:tab/><text:span text:style-name="T56">In “fuzzy language”, a linguistic variable is a variable that has words or sentences in a natural or artificial language as values. Linguistic variables form the fundation of the fuzzy logic approximate reasoning.</text:span></text:p>
      <text:p text:style-name="P21"><text:tab/><text:span text:style-name="T56">For instance, the variable “Sick” has linguistic values, rather than numerical. This means that it is clearer to express the degree of sickness by saying “not sick”, “sick”, “very sick”.</text:span></text:p>
      <text:p text:style-name="P21"><text:tab/><text:span text:style-name="T56">We will define the linguistic variable as a quintuple (x, T(x), U, G, M), where:</text:span></text:p>
      <text:list xml:id="list2246139276283584011" text:style-name="L113">
        <text:list-item>
          <text:p text:style-name="P78">x – the name of the linguistic variable</text:p>
        </text:list-item>
        <text:list-item>
          <text:p text:style-name="P78">T(x) – the term set that can compose a linguistic variable</text:p>
        </text:list-item>
        <text:list-item>
          <text:p text:style-name="P78">U – the universe of discourse</text:p>
        </text:list-item>
        <text:list-item>
          <text:p text:style-name="P78">G – a syntactic rule that generates the terms in T(x)</text:p>
        </text:list-item>
        <text:list-item>
          <text:p text:style-name="P78">M – semantic rule <text:s/><text:span text:style-name="T57">that associaotes each x to a meaning, M(x), where M(x) is a subset of U.</text:span></text:p>
        </text:list-item>
      </text:list>
      <text:p text:style-name="P79"><text:tab/><text:span text:style-name="T58">So, the linguistic variable “Sick”, defined above, will be defined as:</text:span></text:p>
      <text:p text:style-name="P79"><text:tab/><text:span text:style-name="T58">X = (“Sickness”, {“not sick”, “sick”, “very sick”}, [0, 10], {“sick” U {“not”, “very”}}, M(x)), where </text:span></text:p>
      <text:list xml:id="list9220628023195412408" text:style-name="L114">
        <text:list-item>
          <text:p text:style-name="P146"><text:span text:style-name="T58">M(“Sick”) = </text:span><text:span text:style-name="T58"><draw:frame draw:style-name="fr1"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58">and:</text:span></text:p>
        </text:list-item>
      </text:list>
      <text:p text:style-name="P79"><text:tab/><draw:frame draw:style-name="fr1"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1423819728865416030" text:style-name="L115">
        <text:list-item>
          <text:p text:style-name="P80">M(“Not sick”)<text:span text:style-name="T59">=</text:span><text:span text:style-name="T59"><draw:frame draw:style-name="fr1"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59"> </text:span><text:s/><text:span text:style-name="T59">and:</text:span></text:p>
          <text:p text:style-name="P80"><text:s/><draw:frame draw:style-name="fr1"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81"/>
      <text:p text:style-name="P81"/>
      <text:p text:style-name="P81"/>
      <text:p text:style-name="P81"><text:soft-page-break/></text:p>
      <text:p text:style-name="P81"/>
      <text:list xml:id="list182213247929187" text:continue-numbering="true" text:style-name="L115">
        <text:list-item>
          <text:p text:style-name="P82">M(“Very sick”)=<draw:frame draw:style-name="fr1"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60">and:</text:span></text:p>
          <text:p text:style-name="P82"><draw:frame draw:style-name="fr1"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79"><text:tab/>*<text:span text:style-name="T61">using a trapezoidal membership function</text:span></text:p>
      <text:p text:style-name="P79"><text:tab/><text:span text:style-name="T62">Bellow is the example that shows how a linguistic variable si computed.</text:span></text:p>
      <text:p text:style-name="P29"><draw:g text:anchor-type="paragraph" draw:z-index="99" draw:style-name="gr1"><draw:line draw:style-name="gr2" draw:text-style-name="P160" svg:x1="0.4079in" svg:y1="3.9276in" svg:x2="7.1409in" svg:y2="3.9276in"><text:p/></draw:line><draw:line draw:style-name="gr2" draw:text-style-name="P160" svg:x1="0.4591in" svg:y1="3.9272in" svg:x2="0.4591in" svg:y2="0.1528in"><text:p/></draw:line><draw:polygon draw:style-name="gr8" draw:text-style-name="P160" svg:width="0in" svg:height="0in" svg:x="6.1717in" svg:y="3.9783in" svg:viewBox="0 0 0 0" draw:points="0,0"><text:p/></draw:polygon><draw:line draw:style-name="gr8" draw:text-style-name="P160" svg:x1="6.1717in" svg:y1="3.9783in" svg:x2="6.172in" svg:y2="3.9787in"><text:p/></draw:line><draw:line draw:style-name="gr8" draw:text-style-name="P160" svg:x1="0.9693in" svg:y1="3.8764in" svg:x2="0.9693in" svg:y2="3.9783in"><text:p/></draw:line><draw:line draw:style-name="gr8" draw:text-style-name="P160" svg:x1="1.5303in" svg:y1="3.8764in" svg:x2="1.5303in" svg:y2="3.9783in"><text:p/></draw:line><draw:line draw:style-name="gr8" draw:text-style-name="P160" svg:x1="2.0402in" svg:y1="3.8764in" svg:x2="2.0402in" svg:y2="3.9783in"><text:p/></draw:line><draw:line draw:style-name="gr8" draw:text-style-name="P160" svg:x1="2.6012in" svg:y1="3.8764in" svg:x2="2.6012in" svg:y2="3.9783in"><text:p/></draw:line><draw:line draw:style-name="gr8" draw:text-style-name="P160" svg:x1="3.1114in" svg:y1="3.8764in" svg:x2="3.1114in" svg:y2="4.0295in"><text:p/></draw:line><draw:line draw:style-name="gr8" draw:text-style-name="P160" svg:x1="3.6217in" svg:y1="3.8764in" svg:x2="3.6217in" svg:y2="3.9783in"><text:p/></draw:line><draw:line draw:style-name="gr8" draw:text-style-name="P160" svg:x1="4.2335in" svg:y1="3.8764in" svg:x2="4.2335in" svg:y2="3.9783in"><text:p/></draw:line><draw:line draw:style-name="gr8" draw:text-style-name="P160" svg:x1="4.7437in" svg:y1="3.8764in" svg:x2="4.7437in" svg:y2="3.9783in"><text:p/></draw:line><draw:line draw:style-name="gr8" draw:text-style-name="P160" svg:x1="5.3559in" svg:y1="3.8764in" svg:x2="5.3559in" svg:y2="4.0295in"><text:p/></draw:line><draw:line draw:style-name="gr8" draw:text-style-name="P160" svg:x1="5.9169in" svg:y1="3.8764in" svg:x2="5.9169in" svg:y2="3.9783in"><text:p/></draw:line><draw:line draw:style-name="gr8" draw:text-style-name="P160" svg:x1="0.4079in" svg:y1="0.8161in" svg:x2="0.5098in" svg:y2="0.8161in"><text:p/></draw:line><draw:frame draw:style-name="gr22" draw:text-style-name="P164" svg:width="5.5087in" svg:height="0.4276in" svg:x="0.6634in" svg:y="4.0807in"><draw:text-box><text:p text:style-name="P162"><text:span text:style-name="T192"><text:s text:c="4"/></text:span><text:span text:style-name="T192">1 <text:s text:c="11"/>2 <text:s text:c="10"/>3 <text:s text:c="12"/>4 <text:s text:c="10"/>5 <text:s text:c="10"/>6 <text:s text:c="13"/>7 <text:s text:c="9"/>8 <text:s text:c="14"/>9 <text:s text:c="11"/>10</text:span></text:p></draw:text-box></draw:frame><draw:line draw:style-name="gr23" draw:text-style-name="P160" svg:x1="1.5303in" svg:y1="3.9276in" svg:x2="2.0913in" svg:y2="0.8161in"><text:p/></draw:line><draw:line draw:style-name="gr10" draw:text-style-name="P160" svg:x1="4.7437in" svg:y1="3.9276in" svg:x2="4.7437in" svg:y2="0.8161in"><text:p/></draw:line><draw:line draw:style-name="gr10" draw:text-style-name="P160" svg:x1="5.9169in" svg:y1="3.9787in" svg:x2="5.9169in" svg:y2="0.8161in"><text:p/></draw:line><draw:line draw:style-name="gr10" draw:text-style-name="P160" svg:x1="5.9169in" svg:y1="0.8161in" svg:x2="0.4591in" svg:y2="0.8161in"><text:p/></draw:line><draw:frame draw:style-name="gr24" draw:text-style-name="P164" svg:width="0.3067in" svg:height="0.5087in" svg:x="0in" svg:y="0.663in"><draw:text-box><text:p text:style-name="P162"><text:span text:style-name="T192">1</text:span></text:p></draw:text-box></draw:frame><draw:frame draw:style-name="gr25" draw:text-style-name="P164" svg:width="0.1531in" svg:height="0.3567in" svg:x="0.2043in" svg:y="3.9272in"><draw:text-box><text:p text:style-name="P162"><text:span text:style-name="T192">0</text:span></text:p></draw:text-box></draw:frame><draw:frame draw:style-name="gr26" draw:text-style-name="P164" svg:width="0.8677in" svg:height="0.2642in" svg:x="0.6118in" svg:y="0.561in"><draw:text-box><text:p text:style-name="P162"><text:span text:style-name="T192">not sick</text:span></text:p></draw:text-box></draw:frame><draw:frame draw:style-name="gr27" draw:text-style-name="P164" svg:width="0.8161in" svg:height="0.3559in" draw:transform="rotate (0.00418879020478639) translate (2.95833333333333in 0.513194444444444in)"><draw:text-box><text:p text:style-name="P162"><text:span text:style-name="T192">sick</text:span></text:p></draw:text-box></draw:frame><draw:frame draw:style-name="gr28" draw:text-style-name="P164" svg:width="1.0205in" svg:height="0.3051in" svg:x="4.8457in" svg:y="0.5098in"><draw:text-box><text:p text:style-name="P162"><text:span text:style-name="T192">very sick</text:span></text:p></draw:text-box></draw:frame><draw:line draw:style-name="gr10" draw:text-style-name="P160" svg:x1="5.3559in" svg:y1="3.9276in" svg:x2="5.4071in" svg:y2="0.8161in"><text:p/></draw:line><draw:line draw:style-name="gr10" draw:text-style-name="P160" svg:x1="0.9693in" svg:y1="3.9276in" svg:x2="1.0205in" svg:y2="0.8161in"><text:p/></draw:line><draw:line draw:style-name="gr10" draw:text-style-name="P160" svg:x1="2.0402in" svg:y1="3.9276in" svg:x2="2.0913in" svg:y2="0.8161in"><text:p/></draw:line><draw:line draw:style-name="gr10" draw:text-style-name="P160" svg:x1="2.6012in" svg:y1="3.9276in" svg:x2="2.6524in" svg:y2="0.8161in"><text:p/></draw:line><draw:line draw:style-name="gr10" draw:text-style-name="P160" svg:x1="3.6217in" svg:y1="3.9276in" svg:x2="3.6728in" svg:y2="0.8161in"><text:p/></draw:line><draw:line draw:style-name="gr10" draw:text-style-name="P160" svg:x1="4.2335in" svg:y1="3.8764in" svg:x2="4.2846in" svg:y2="0.765in"><text:p/></draw:line><draw:line draw:style-name="gr10" draw:text-style-name="P160" svg:x1="3.1114in" svg:y1="3.9276in" svg:x2="3.1626in" svg:y2="0.8161in"><text:p/></draw:line><draw:line draw:style-name="gr10" draw:text-style-name="P160" svg:x1="1.5303in" svg:y1="3.9276in" svg:x2="1.5815in" svg:y2="0.8161in"><text:p/></draw:line><draw:line draw:style-name="gr29" draw:text-style-name="P160" svg:x1="2.0913in" svg:y1="0.8161in" svg:x2="4.2846in" svg:y2="0.8161in"><text:p/></draw:line><draw:line draw:style-name="gr30" draw:text-style-name="P160" svg:x1="4.2846in" svg:y1="0.8161in" svg:x2="4.7437in" svg:y2="3.9276in"><text:p/></draw:line><draw:line draw:style-name="gr30" draw:text-style-name="P160" svg:x1="1.5303in" svg:y1="3.9276in" svg:x2="0.4591in" svg:y2="3.9276in"><text:p/></draw:line><draw:line draw:style-name="gr30" draw:text-style-name="P160" svg:x1="4.7437in" svg:y1="3.9276in" svg:x2="5.9169in" svg:y2="3.9276in"><text:p/></draw:line><draw:line draw:style-name="gr31" draw:text-style-name="P160" svg:x1="0.5102in" svg:y1="0.8161in" svg:x2="1.5815in" svg:y2="0.8161in"><text:p/></draw:line><draw:line draw:style-name="gr31" draw:text-style-name="P160" svg:x1="1.5811in" svg:y1="0.8161in" svg:x2="2.0402in" svg:y2="3.9276in"><text:p/></draw:line><draw:line draw:style-name="gr31" draw:text-style-name="P160" svg:x1="2.0402in" svg:y1="3.9783in" svg:x2="5.9165in" svg:y2="3.9783in"><text:p/></draw:line><draw:line draw:style-name="gr32" draw:text-style-name="P160" svg:x1="0.4591in" svg:y1="3.8764in" svg:x2="4.2335in" svg:y2="3.8764in"><text:p/></draw:line><draw:line draw:style-name="gr32" draw:text-style-name="P160" svg:x1="4.7437in" svg:y1="0.8161in" svg:x2="4.2335in" svg:y2="3.8764in"><text:p/></draw:line><draw:line draw:style-name="gr32" draw:text-style-name="P160" svg:x1="5.9169in" svg:y1="0.8161in" svg:x2="4.7437in" svg:y2="0.8161in"><text:p/></draw: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13.1. Structure of a linguistic variable</text:p>
      <text:p text:style-name="P22"/>
      <text:p text:style-name="P147"><text:tab/>As we could see above, we not only had the word “sick”, but we also had some other words, that expressed a quantifier(“not”, “very”). We call the word “sick”, a fuzzy <text:span text:style-name="T63">predicate/primary term</text:span>; it is the prim<text:span text:style-name="T63">a</text:span>ry word that describes a linguistic variable. We call the words “not” and “very” fuzzy modifers; they will always <text:span text:style-name="T64">appear</text:span> near a fuzzy predicate. <text:span text:style-name="T64">Fuzzy modifiers are of two types:</text:span></text:p>
      <text:list xml:id="list1264096247818983085" text:style-name="L116">
        <text:list-item>
          <text:p text:style-name="P83">fuzzy truth qualifiers/fuzzy truth values: quite sick, very sick, more sick</text:p>
        </text:list-item>
        <text:list-item>
          <text:p text:style-name="P83">fuzzy quantifier: many, few</text:p>
        </text:list-item>
      </text:list>
      <text:p text:style-name="P84"><text:tab/><text:span text:style-name="T65">We will also call fuzzy modifiers as hedges.</text:span></text:p>
      <text:p text:style-name="P85">If the set of individual predicates is a fuzzy set, then the set is called a fuzzy predicate. For instance, “x is sick.”</text:p>
      <text:p text:style-name="P29"/>
      <text:p text:style-name="P23">14. Fuzzy Rule</text:p>
      <text:p text:style-name="P29"><text:tab/><text:span text:style-name="T66">Modus Ponens, X, X', Y, Y' are fuzzy sets, x, y symbolic names for objects:</text:span></text:p>
      <text:list xml:id="list6940041408144963199" text:style-name="L117">
        <text:list-item>
          <text:p text:style-name="P86">premise : x is X'</text:p>
        </text:list-item>
        <text:list-item>
          <text:p text:style-name="P86">implication: if x is X then y is Y</text:p>
        </text:list-item>
        <text:list-item>
          <text:p text:style-name="P86">consequence: y is Y'</text:p>
        </text:list-item>
      </text:list>
      <text:p text:style-name="P88"><text:tab/></text:p>
      <text:p text:style-name="P88"><text:soft-page-break/></text:p>
      <text:p text:style-name="P88"><text:tab/>Modus Tollens, X, X', Y, Y' are fuzzy sets, x, y symbolic names for objects:</text:p>
      <text:list xml:id="list4219341962169550871" text:style-name="L118">
        <text:list-item>
          <text:p text:style-name="P87">premise: y is Y'</text:p>
        </text:list-item>
        <text:list-item>
          <text:p text:style-name="P87">implication: if x is X' then y is Y</text:p>
        </text:list-item>
        <text:list-item>
          <text:p text:style-name="P87">consequence: x is X'</text:p>
        </text:list-item>
      </text:list>
      <text:p text:style-name="P88"/>
      <text:p text:style-name="P29"><text:tab/><text:span text:style-name="T67">Below, we will express a fuzzy rule as a relation:</text:span></text:p>
      <text:p text:style-name="P29">“<text:span text:style-name="T67">x is X</text:span>”, “<text:span text:style-name="T67">y is Y</text:span>” - <text:span text:style-name="T67">fuzzy predicates X(x), Y(y); so we can write a fuzzy rule as follows:</text:span></text:p>
      <text:p text:style-name="P89">If X(x) then Y(y).</text:p>
      <text:p text:style-name="P89"><text:tab/>Furthermore, we will represent this rule as a relation:</text:p>
      <text:p text:style-name="P89"><draw:frame draw:style-name="fr1"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24"/>
      <text:p text:style-name="P24">14.1. MIN Fuzzy Implication</text:p>
      <text:p text:style-name="P29"><text:tab/><text:span text:style-name="T68">The fuzzy implication is interpreted as the minimum operation:</text:span></text:p>
      <text:p text:style-name="P29"><text:tab/><draw:frame draw:style-name="fr1"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29"><text:tab/></text:p>
      <text:p text:style-name="P91"><text:tab/>For instance, we have the following:</text:p>
      <text:p text:style-name="P29">- fuzzy rule: “If tremble is high, then person is very sick” and :</text:p>
      <text:list xml:id="list4366939805872149664" text:style-name="L119">
        <text:list-item>
          <text:p text:style-name="P90">T – universe of discourse for tremble</text:p>
        </text:list-item>
        <text:list-item>
          <text:p text:style-name="P90">S – universe of discourse for sickness</text:p>
        </text:list-item>
        <text:list-item>
          <text:p text:style-name="P90"><draw:frame draw:style-name="fr1"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90">denote “high” as A, <draw:frame draw:style-name="fr1"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1"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91"><text:tab/>Now, we can say that:</text:p>
      <text:p text:style-name="P91"><text:tab/>R(t, s): if t is A then s is B <text:s text:c="7"/>or <text:s text:c="6"/><draw:frame draw:style-name="fr1"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91"><text:tab/><text:span text:style-name="T69">Suppose we know the fuzzy sets A and B, with values:</text:span></text:p>
      <text:p text:style-name="P91"/>
      <table:table table:name="A" table:style-name="A">
        <table:table-column table:style-name="A.A"/>
        <table:table-column table:style-name="A.B"/>
        <table:table-column table:style-name="A.C"/>
        <table:table-column table:style-name="A.D"/>
        <table:table-row>
          <table:table-cell table:style-name="A.A1" office:value-type="string">
            <text:p text:style-name="P152">t</text:p>
          </table:table-cell>
          <table:table-cell table:style-name="A.A1" office:value-type="string">
            <text:p text:style-name="P153"><text:s/><text:span text:style-name="T69">4</text:span></text:p>
          </table:table-cell>
          <table:table-cell table:style-name="A.A1" office:value-type="string">
            <text:p text:style-name="P152">6</text:p>
          </table:table-cell>
          <table:table-cell table:style-name="A.D1" office:value-type="string">
            <text:p text:style-name="P152">9</text:p>
          </table:table-cell>
        </table:table-row>
        <table:table-row>
          <table:table-cell table:style-name="A.A2" office:value-type="string">
            <text:p text:style-name="P159"><draw:frame draw:style-name="fr1"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152">0.1</text:p>
          </table:table-cell>
          <table:table-cell table:style-name="A.A2" office:value-type="string">
            <text:p text:style-name="P152">0.3</text:p>
          </table:table-cell>
          <table:table-cell table:style-name="A.D2" office:value-type="string">
            <text:p text:style-name="P153"><text:s/><text:span text:style-name="T69">0.7</text:span></text:p>
          </table:table-cell>
        </table:table-row>
      </table:table>
      <text:p text:style-name="P91"/>
      <text:p text:style-name="P29"/>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154">s</text:p>
          </table:table-cell>
          <table:table-cell table:style-name="B.A1" office:value-type="string">
            <text:p text:style-name="P154">2</text:p>
          </table:table-cell>
          <table:table-cell table:style-name="B.A1" office:value-type="string">
            <text:p text:style-name="P154">4</text:p>
          </table:table-cell>
          <table:table-cell table:style-name="B.A1" office:value-type="string">
            <text:p text:style-name="P154">6</text:p>
          </table:table-cell>
          <table:table-cell table:style-name="B.E1" office:value-type="string">
            <text:p text:style-name="P154">8</text:p>
          </table:table-cell>
        </table:table-row>
        <table:table-row>
          <table:table-cell table:style-name="B.A2" office:value-type="string">
            <text:p text:style-name="P153"><draw:frame draw:style-name="fr1"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154">0.1</text:p>
          </table:table-cell>
          <table:table-cell table:style-name="B.A2" office:value-type="string">
            <text:p text:style-name="P154">0.3</text:p>
          </table:table-cell>
          <table:table-cell table:style-name="B.A2" office:value-type="string">
            <text:p text:style-name="P154">0.7</text:p>
          </table:table-cell>
          <table:table-cell table:style-name="B.E2" office:value-type="string">
            <text:p text:style-name="P154">0.9</text:p>
          </table:table-cell>
        </table:table-row>
      </table:table>
      <text:p text:style-name="P29"/>
      <text:p text:style-name="P29"><text:tab/><text:span text:style-name="T70">And we know how to compute R(t, s) = A xB, by taking the miminum value of the membership functions, for each combination between t and s.</text:span></text:p>
      <text:p text:style-name="P29"/>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155">t\s</text:p>
          </table:table-cell>
          <table:table-cell table:style-name="R.A1" office:value-type="string">
            <text:p text:style-name="P155">2</text:p>
          </table:table-cell>
          <table:table-cell table:style-name="R.A1" office:value-type="string">
            <text:p text:style-name="P155">4</text:p>
          </table:table-cell>
          <table:table-cell table:style-name="R.A1" office:value-type="string">
            <text:p text:style-name="P155">6</text:p>
          </table:table-cell>
          <table:table-cell table:style-name="R.E1" office:value-type="string">
            <text:p text:style-name="P155">8</text:p>
          </table:table-cell>
        </table:table-row>
        <table:table-row>
          <table:table-cell table:style-name="R.A2" office:value-type="string">
            <text:p text:style-name="P155">4</text:p>
          </table:table-cell>
          <table:table-cell table:style-name="R.A2" office:value-type="string">
            <text:p text:style-name="P155">0.1</text:p>
          </table:table-cell>
          <table:table-cell table:style-name="R.A2" office:value-type="string">
            <text:p text:style-name="P155">0.1</text:p>
          </table:table-cell>
          <table:table-cell table:style-name="R.A2" office:value-type="string">
            <text:p text:style-name="P155">0.1</text:p>
          </table:table-cell>
          <table:table-cell table:style-name="R.E2" office:value-type="string">
            <text:p text:style-name="P155">0.1</text:p>
          </table:table-cell>
        </table:table-row>
        <table:table-row>
          <table:table-cell table:style-name="R.A2" office:value-type="string">
            <text:p text:style-name="P155">6</text:p>
          </table:table-cell>
          <table:table-cell table:style-name="R.A2" office:value-type="string">
            <text:p text:style-name="P155">0.1</text:p>
          </table:table-cell>
          <table:table-cell table:style-name="R.A2" office:value-type="string">
            <text:p text:style-name="P155">0.3</text:p>
          </table:table-cell>
          <table:table-cell table:style-name="R.A2" office:value-type="string">
            <text:p text:style-name="P155">0.3</text:p>
          </table:table-cell>
          <table:table-cell table:style-name="R.E2" office:value-type="string">
            <text:p text:style-name="P155">0.3</text:p>
          </table:table-cell>
        </table:table-row>
        <table:table-row>
          <table:table-cell table:style-name="R.A2" office:value-type="string">
            <text:p text:style-name="P155">9</text:p>
          </table:table-cell>
          <table:table-cell table:style-name="R.A2" office:value-type="string">
            <text:p text:style-name="P155">0.1</text:p>
          </table:table-cell>
          <table:table-cell table:style-name="R.A2" office:value-type="string">
            <text:p text:style-name="P155">0.3</text:p>
          </table:table-cell>
          <table:table-cell table:style-name="R.A2" office:value-type="string">
            <text:p text:style-name="P155">0.7</text:p>
          </table:table-cell>
          <table:table-cell table:style-name="R.E2" office:value-type="string">
            <text:p text:style-name="P155">0.7</text:p>
          </table:table-cell>
        </table:table-row>
      </table:table>
      <text:p text:style-name="P29"/>
      <text:p text:style-name="P29"><text:tab/><text:span text:style-name="T71">Now, that we know the relation's values for the fuzzy rule “</text:span>If tremble is high, then person is very sick<text:span text:style-name="T71">”, we can compute the following: “what is the sickness when tremble is very high?”.</text:span></text:p>
      <text:p text:style-name="P29"><text:tab/><text:span text:style-name="T72">Suppose tremble, T', <text:s/>has the values:</text:span></text:p>
      <text:p text:style-name="P2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156">t</text:p>
          </table:table-cell>
          <table:table-cell table:style-name="A_27_.A1" office:value-type="string">
            <text:p text:style-name="P157">4</text:p>
          </table:table-cell>
          <table:table-cell table:style-name="A_27_.A1" office:value-type="string">
            <text:p text:style-name="P157">6</text:p>
          </table:table-cell>
          <table:table-cell table:style-name="A_27_.D1" office:value-type="string">
            <text:p text:style-name="P157">9</text:p>
          </table:table-cell>
        </table:table-row>
        <table:table-row>
          <table:table-cell table:style-name="A_27_.A2" office:value-type="string">
            <text:p text:style-name="P153"><draw:frame draw:style-name="fr1"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158">0.5</text:p>
          </table:table-cell>
          <table:table-cell table:style-name="A_27_.A2" office:value-type="string">
            <text:p text:style-name="P158">0.7</text:p>
          </table:table-cell>
          <table:table-cell table:style-name="A_27_.D2" office:value-type="string">
            <text:p text:style-name="P158">0.9</text:p>
          </table:table-cell>
        </table:table-row>
      </table:table>
      <text:p text:style-name="P29"><text:soft-page-break/><text:tab/></text:p>
      <text:p text:style-name="P29"><text:tab/><text:span text:style-name="T73">Using the Max-Min Composition(chapter 9) of fuzzy relations between R and T', we obtain:</text:span></text:p>
      <text:p text:style-name="P29"><draw:frame draw:style-name="fr1"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29"/>
      <text:p text:style-name="P92"><text:tab/>So, <text:span text:style-name="T74">S'</text:span> will have the values:</text:p>
      <text:p text:style-name="P29"><text:tab/></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54">s</text:p>
          </table:table-cell>
          <table:table-cell table:style-name="Table1.A1" office:value-type="string">
            <text:p text:style-name="P154">2</text:p>
          </table:table-cell>
          <table:table-cell table:style-name="Table1.A1" office:value-type="string">
            <text:p text:style-name="P154">4</text:p>
          </table:table-cell>
          <table:table-cell table:style-name="Table1.A1" office:value-type="string">
            <text:p text:style-name="P154">6</text:p>
          </table:table-cell>
          <table:table-cell table:style-name="Table1.E1" office:value-type="string">
            <text:p text:style-name="P154">8</text:p>
          </table:table-cell>
        </table:table-row>
        <table:table-row>
          <table:table-cell table:style-name="Table1.A2" office:value-type="string">
            <text:p text:style-name="P153"><draw:frame draw:style-name="fr1"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154">0.1</text:p>
          </table:table-cell>
          <table:table-cell table:style-name="Table1.A2" office:value-type="string">
            <text:p text:style-name="P154">0.3</text:p>
          </table:table-cell>
          <table:table-cell table:style-name="Table1.A2" office:value-type="string">
            <text:p text:style-name="P154">0.7</text:p>
          </table:table-cell>
          <table:table-cell table:style-name="Table1.E2" office:value-type="string">
            <text:p text:style-name="P154">0.<text:span text:style-name="T75">7</text:span></text:p>
          </table:table-cell>
        </table:table-row>
      </table:table>
      <text:p text:style-name="P29"/>
      <text:p text:style-name="P29"/>
      <text:p text:style-name="P25">15. Fuzzy Inference</text:p>
      <text:p text:style-name="P94"><text:tab/>Obtaining an output from a set of rules is done using the compositional rule of inference, defined below:</text:p>
      <text:p text:style-name="P94"><text:tab/>We have:</text:p>
      <text:list xml:id="list3294635942015108041" text:style-name="L120">
        <text:list-item>
          <text:p text:style-name="P93">a fuzzy rule: if x is X then y is Y, where X, Y are fuzzy sets</text:p>
        </text:list-item>
        <text:list-item>
          <text:p text:style-name="P93">input: x is X'</text:p>
        </text:list-item>
        <text:list-item>
          <text:p text:style-name="P93">result: Y'</text:p>
        </text:list-item>
      </text:list>
      <text:p text:style-name="P94"><text:tab/>where <draw:frame draw:style-name="fr1"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94"><text:tab/>Then, we write the fuzzy rule as <text:span text:style-name="T76">the implication</text:span><draw:frame draw:style-name="fr1"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1"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77">.</text:span></text:p>
      <text:p text:style-name="P94"><text:tab/><text:span text:style-name="T76">We will use as implication operators the min-operator and as composition operator, the max-min operator.</text:span></text:p>
      <text:p text:style-name="P29"/>
      <text:p text:style-name="P26">16. MAMDANI Method</text:p>
      <text:p text:style-name="P26"><text:tab/><text:span text:style-name="T78">Mamdani method is an inference method that uses the MIN Fuzzy Implication and the Max-Min Composition. </text:span></text:p>
      <text:p text:style-name="P29"><text:tab/><text:span text:style-name="T79">We define this method as follows:</text:span></text:p>
      <text:p text:style-name="P29"><text:tab/><draw:frame draw:style-name="fr1"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29"><text:tab/><text:span text:style-name="T80">Mamdani method inferes results both from crisp inputs and fuzzy sets. This application uses only crisp values as input.</text:span></text:p>
      <text:p text:style-name="P29"><text:tab/><text:span text:style-name="T81">The inference result is computed after this formula:</text:span></text:p>
      <text:p text:style-name="P29"><text:tab/><draw:frame draw:style-name="fr1"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81">where “and” is the “min” operator.</text:span></text:p>
      <text:p text:style-name="P29"/>
      <text:p text:style-name="P29"><draw:g text:anchor-type="paragraph" draw:z-index="100" draw:style-name="gr1"><draw:line draw:style-name="gr14" draw:text-style-name="P160" svg:x1="0.7232in" svg:y1="1.5205in" svg:x2="0.7232in" svg:y2="0.002in"><text:p/></draw:line><draw:line draw:style-name="gr14" draw:text-style-name="P160" svg:x1="3.0689in" svg:y1="1.5205in" svg:x2="3.0689in" svg:y2="0.002in"><text:p/></draw:line><draw:line draw:style-name="gr14" draw:text-style-name="P160" svg:x1="5.0941in" svg:y1="1.5205in" svg:x2="5.0941in" svg:y2="0.002in"><text:p/></draw:line><draw:line draw:style-name="gr14" draw:text-style-name="P160" svg:x1="0.7232in" svg:y1="1.4736in" svg:x2="2.6555in" svg:y2="1.4736in"><text:p/></draw:line><draw:line draw:style-name="gr14" draw:text-style-name="P160" svg:x1="5.0941in" svg:y1="1.5205in" svg:x2="7.0264in" svg:y2="1.5205in"><text:p/></draw:line><draw:line draw:style-name="gr14" draw:text-style-name="P160" svg:x1="3.0236in" svg:y1="1.5205in" svg:x2="4.9559in" svg:y2="1.5205in"><text:p/></draw:line><draw:custom-shape draw:style-name="gr33" draw:text-style-name="P160"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160"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164" svg:width="0.6898in" svg:height="0.2752in" svg:x="1.137in" svg:y="1.4756in"><draw:text-box><text:p text:style-name="P162"><text:span text:style-name="T192">u0</text:span></text:p></draw:text-box></draw:frame><draw:line draw:style-name="gr10" draw:text-style-name="P160" svg:x1="1.2744in" svg:y1="1.4744in" svg:x2="1.2744in" svg:y2="0.9681in"><text:p/></draw:line><draw:frame draw:style-name="gr34" draw:text-style-name="P164" svg:width="0.2303in" svg:height="0.2752in" svg:x="2.4709in" svg:y="1.474in"><draw:text-box><text:p text:style-name="P162"><text:span text:style-name="T192">u</text:span></text:p></draw:text-box></draw:frame><draw:frame draw:style-name="gr34" draw:text-style-name="P164" svg:width="0.276in" svg:height="0.2752in" svg:x="2.7933in" svg:y="0.4173in"><draw:text-box><text:p text:style-name="P162"><text:span text:style-name="T192">1</text:span></text:p></draw:text-box></draw:frame><draw:frame draw:style-name="gr35" draw:text-style-name="P164" svg:width="0.2768in" svg:height="0.2748in" svg:x="0.4925in" svg:y="0.4622in"><draw:text-box><text:p text:style-name="P162"><text:span text:style-name="T192">1</text:span></text:p></draw:text-box></draw:frame><draw:frame draw:style-name="gr34" draw:text-style-name="P164" svg:width="0.2768in" svg:height="0.2752in" svg:x="4.7252in" svg:y="0.4157in"><draw:text-box><text:p text:style-name="P162"><text:span text:style-name="T192">1</text:span></text:p></draw:text-box></draw:frame><draw:line draw:style-name="gr10" draw:text-style-name="P160" svg:x1="3.6677in" svg:y1="1.5205in" svg:x2="3.6677in" svg:y2="1.2445in"><text:p/></draw:line><draw:frame draw:style-name="gr36" draw:text-style-name="P164" svg:width="0.276in" svg:height="0.2594in" svg:x="4.7717in" svg:y="1.5154in"><draw:text-box><text:p text:style-name="P162"><text:span text:style-name="T192">v</text:span></text:p></draw:text-box></draw:frame><draw:line draw:style-name="gr37" draw:text-style-name="P160" svg:x1="1.2744in" svg:y1="1.0142in" svg:x2="5.0012in" svg:y2="1.0142in"><text:p/></draw:line><draw:line draw:style-name="gr37" draw:text-style-name="P160" svg:x1="3.6677in" svg:y1="1.2445in" svg:x2="5.002in" svg:y2="1.2445in"><text:p/></draw:line><draw:line draw:style-name="gr38" draw:text-style-name="P160" svg:x1="5.0012in" svg:y1="1.2445in" svg:x2="5.8295in" svg:y2="1.2445in"><text:p/></draw:line><draw:frame draw:style-name="gr39" draw:text-style-name="P164" svg:width="0.8748in" svg:height="0.4189in" svg:x="4.1732in" svg:y="0.7839in"><draw:text-box><text:p text:style-name="P162"><text:span text:style-name="T192">Choose min</text:span></text:p></draw:text-box></draw:frame><draw:frame draw:style-name="gr40" draw:text-style-name="P164" svg:width="0.4598in" svg:height="0.3669in" svg:x="6.1063in" svg:y="0.8303in"><draw:text-box><text:p text:style-name="P162"><text:span text:style-name="T192">C1'</text:span></text:p></draw:text-box></draw:frame><draw:custom-shape draw:style-name="gr41" draw:text-style-name="P160"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29"><text:tab/><text:tab/></text:p>
      <text:p text:style-name="P29"/>
      <text:p text:style-name="P29"/>
      <text:p text:style-name="P29"/>
      <text:p text:style-name="P29"/>
      <text:p text:style-name="P29"/>
      <text:p text:style-name="P29"/>
      <text:p text:style-name="P29"/>
      <text:p text:style-name="P29"/>
      <text:p text:style-name="P29"><text:tab/></text:p>
      <text:p text:style-name="P29"/>
      <text:p text:style-name="P29"/>
      <text:p text:style-name="P29"><text:soft-page-break/></text:p>
      <text:p text:style-name="P95"><text:tab/>For multiple rules(take 2), we have this formula:</text:p>
      <text:p text:style-name="P29"><text:tab/><draw:frame draw:style-name="fr1"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29"><draw:g text:anchor-type="paragraph" draw:z-index="101" draw:style-name="gr1"><draw:line draw:style-name="gr42" draw:text-style-name="P160" svg:x1="0.7614in" svg:y1="1.1657in" svg:x2="0.7614in" svg:y2="0.1327in"><text:p/></draw:line><draw:line draw:style-name="gr42" draw:text-style-name="P160" svg:x1="2.3571in" svg:y1="1.1657in" svg:x2="2.3571in" svg:y2="0.1327in"><text:p/></draw:line><draw:line draw:style-name="gr42" draw:text-style-name="P160" svg:x1="3.7354in" svg:y1="1.1657in" svg:x2="3.7354in" svg:y2="0.1327in"><text:p/></draw:line><draw:line draw:style-name="gr42" draw:text-style-name="P160" svg:x1="0.7614in" svg:y1="1.1346in" svg:x2="2.0764in" svg:y2="1.1346in"><text:p/></draw:line><draw:line draw:style-name="gr42" draw:text-style-name="P160" svg:x1="3.7354in" svg:y1="1.1657in" svg:x2="5.0504in" svg:y2="1.1657in"><text:p/></draw:line><draw:line draw:style-name="gr42" draw:text-style-name="P160" svg:x1="2.3264in" svg:y1="1.1657in" svg:x2="3.6413in" svg:y2="1.1657in"><text:p/></draw:line><draw:custom-shape draw:style-name="gr43" draw:text-style-name="P160"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160"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164" svg:width="0.4705in" svg:height="0.2594in" svg:x="1.0425in" svg:y="1.1354in"><draw:text-box><text:p text:style-name="P162"><text:span text:style-name="T192">u0</text:span></text:p></draw:text-box></draw:frame><draw:line draw:style-name="gr45" draw:text-style-name="P160" svg:x1="1.1362in" svg:y1="1.1346in" svg:x2="1.1362in" svg:y2="0.7902in"><text:p/></draw:line><draw:frame draw:style-name="gr44" draw:text-style-name="P164" svg:width="0.1567in" svg:height="0.2594in" svg:x="1.95in" svg:y="1.1346in"><draw:text-box><text:p text:style-name="P162"><text:span text:style-name="T192">u</text:span></text:p></draw:text-box></draw:frame><draw:frame draw:style-name="gr44" draw:text-style-name="P164" svg:width="0.1878in" svg:height="0.2594in" svg:x="2.1697in" svg:y="0.4154in"><draw:text-box><text:p text:style-name="P162"><text:span text:style-name="T192">1</text:span></text:p></draw:text-box></draw:frame><draw:frame draw:style-name="gr44" draw:text-style-name="P164" svg:width="0.1878in" svg:height="0.2594in" svg:x="0.6043in" svg:y="0.4461in"><draw:text-box><text:p text:style-name="P162"><text:span text:style-name="T192">1</text:span></text:p></draw:text-box></draw:frame><draw:frame draw:style-name="gr44" draw:text-style-name="P164" svg:width="0.1886in" svg:height="0.2594in" svg:x="3.4843in" svg:y="0.4138in"><draw:text-box><text:p text:style-name="P162"><text:span text:style-name="T192">1</text:span></text:p></draw:text-box></draw:frame><draw:frame draw:style-name="gr46" draw:text-style-name="P164" svg:width="0.2512in" svg:height="0.4189in" svg:x="2.7016in" svg:y="1.1972in"><draw:text-box><text:p text:style-name="P162"><text:span text:style-name="T192">v0</text:span></text:p></draw:text-box></draw:frame><draw:line draw:style-name="gr45" draw:text-style-name="P160" svg:x1="2.7646in" svg:y1="1.1657in" svg:x2="2.7646in" svg:y2="0.978in"><text:p/></draw:line><draw:frame draw:style-name="gr47" draw:text-style-name="P164" svg:width="0.1878in" svg:height="0.2594in" svg:x="3.5161in" svg:y="1.1626in"><draw:text-box><text:p text:style-name="P162"><text:span text:style-name="T192">v</text:span></text:p></draw:text-box></draw:frame><draw:line draw:style-name="gr48" draw:text-style-name="P160" svg:x1="1.1362in" svg:y1="0.8213in" svg:x2="3.672in" svg:y2="0.8213in"><text:p/></draw:line><draw:line draw:style-name="gr48" draw:text-style-name="P160" svg:x1="2.7646in" svg:y1="0.978in" svg:x2="3.6724in" svg:y2="0.978in"><text:p/></draw:line><draw:line draw:style-name="gr49" draw:text-style-name="P160" svg:x1="3.6728in" svg:y1="0.978in" svg:x2="4.2362in" svg:y2="0.978in"><text:p/></draw:line><draw:frame draw:style-name="gr50" draw:text-style-name="P164" svg:width="0.5953in" svg:height="0.5787in" svg:x="3.1087in" svg:y="0.6646in"><draw:text-box><text:p text:style-name="P162"><text:span text:style-name="T192">Choose min</text:span></text:p></draw:text-box></draw:frame><draw:frame draw:style-name="gr51" draw:text-style-name="P164" svg:width="0.3134in" svg:height="0.4189in" svg:x="2.2634in" svg:y="3.4209in"><draw:text-box><text:p text:style-name="P162"><text:span text:style-name="T192">C1'</text:span></text:p></draw:text-box></draw:frame><draw:custom-shape draw:style-name="gr52" draw:text-style-name="P160" svg:width="0.4386in" svg:height="0.187in" draw:transform="skewX (-0.00750491578357562) rotate (3.13338960610542) translate (4.32777777777778in 1.16597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160" svg:x1="0.7614in" svg:y1="2.5118in" svg:x2="0.7614in" svg:y2="1.4787in"><text:p/></draw:line><draw:line draw:style-name="gr42" draw:text-style-name="P160" svg:x1="2.3571in" svg:y1="2.5118in" svg:x2="2.3571in" svg:y2="1.4787in"><text:p/></draw:line><draw:line draw:style-name="gr42" draw:text-style-name="P160" svg:x1="3.7354in" svg:y1="2.5118in" svg:x2="3.7354in" svg:y2="1.4787in"><text:p/></draw:line><draw:line draw:style-name="gr42" draw:text-style-name="P160" svg:x1="0.7614in" svg:y1="2.4807in" svg:x2="2.0764in" svg:y2="2.4807in"><text:p/></draw:line><draw:line draw:style-name="gr42" draw:text-style-name="P160" svg:x1="3.7354in" svg:y1="2.5118in" svg:x2="5.0504in" svg:y2="2.5118in"><text:p/></draw:line><draw:line draw:style-name="gr42" draw:text-style-name="P160" svg:x1="2.3264in" svg:y1="2.5118in" svg:x2="3.6413in" svg:y2="2.5118in"><text:p/></draw:line><draw:custom-shape draw:style-name="gr43" draw:text-style-name="P160"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160"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164" svg:width="0.4705in" svg:height="0.2594in" svg:x="0.8543in" svg:y="2.4807in"><draw:text-box><text:p text:style-name="P162"><text:span text:style-name="T192">u0</text:span></text:p></draw:text-box></draw:frame><draw:line draw:style-name="gr45" draw:text-style-name="P160" svg:x1="1.0118in" svg:y1="2.4807in" svg:x2="1.0118in" svg:y2="2.011in"><text:p/></draw:line><draw:frame draw:style-name="gr44" draw:text-style-name="P164" svg:width="0.1567in" svg:height="0.2594in" svg:x="1.95in" svg:y="2.4807in"><draw:text-box><text:p text:style-name="P162"><text:span text:style-name="T192">u</text:span></text:p></draw:text-box></draw:frame><draw:frame draw:style-name="gr44" draw:text-style-name="P164" svg:width="0.1878in" svg:height="0.2594in" svg:x="2.1697in" svg:y="1.761in"><draw:text-box><text:p text:style-name="P162"><text:span text:style-name="T192">1</text:span></text:p></draw:text-box></draw:frame><draw:frame draw:style-name="gr44" draw:text-style-name="P164" svg:width="0.1886in" svg:height="0.2594in" svg:x="3.4843in" svg:y="1.7606in"><draw:text-box><text:p text:style-name="P162"><text:span text:style-name="T192">1</text:span></text:p></draw:text-box></draw:frame><draw:line draw:style-name="gr45" draw:text-style-name="P160" svg:x1="2.7961in" svg:y1="2.5118in" svg:x2="2.7961in" svg:y2="2.1047in"><text:p/></draw:line><draw:frame draw:style-name="gr44" draw:text-style-name="P164" svg:width="0.1878in" svg:height="0.2594in" svg:x="3.5161in" svg:y="2.5083in"><draw:text-box><text:p text:style-name="P162"><text:span text:style-name="T192">v</text:span></text:p></draw:text-box></draw:frame><draw:line draw:style-name="gr48" draw:text-style-name="P160" svg:x1="1.0118in" svg:y1="2.011in" svg:x2="3.5476in" svg:y2="2.011in"><text:p/></draw:line><draw:line draw:style-name="gr48" draw:text-style-name="P160" svg:x1="2.7961in" svg:y1="2.1047in" svg:x2="3.5787in" svg:y2="2.1047in"><text:p/></draw:line><draw:line draw:style-name="gr49" draw:text-style-name="P160" svg:x1="3.5154in" svg:y1="2.1047in" svg:x2="4.4547in" svg:y2="2.1047in"><text:p/></draw:line><draw:frame draw:style-name="gr51" draw:text-style-name="P164" svg:width="0.5953in" svg:height="0.5787in" svg:x="3.1087in" svg:y="2.011in"><draw:text-box><text:p text:style-name="P162"><text:span text:style-name="T192">Choose min</text:span></text:p></draw:text-box></draw:frame><draw:frame draw:style-name="gr51" draw:text-style-name="P164" svg:width="0.3134in" svg:height="0.4189in" svg:x="4.5799in" svg:y="1.9173in"><draw:text-box><text:p text:style-name="P162"><text:span text:style-name="T192">C2'</text:span></text:p></draw:text-box></draw:frame><draw:frame draw:style-name="gr46" draw:text-style-name="P164" svg:width="0.2504in" svg:height="0.4189in" svg:x="2.7335in" svg:y="2.5118in"><draw:text-box><text:p text:style-name="P162"><text:span text:style-name="T192">v0</text:span></text:p></draw:text-box></draw:frame><draw:custom-shape draw:style-name="gr52" draw:text-style-name="P160"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160" svg:x1="2.2327in" svg:y1="3.7642in" svg:x2="2.2327in" svg:y2="2.7311in"><text:p/></draw:line><draw:frame draw:style-name="gr51" draw:text-style-name="P164" svg:width="0.3441in" svg:height="0.4189in" svg:x="2.9209in" svg:y="3.2945in"><draw:text-box><text:p text:style-name="P162"><text:span text:style-name="T192">C2'</text:span></text:p></draw:text-box></draw:frame><draw:custom-shape draw:style-name="gr52" draw:text-style-name="P160" svg:width="0.4697in" svg:height="0.4016in" draw:transform="rotate (3.13077161222743) translate (3.04583333333333in 3.76458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160" svg:x1="2.2327in" svg:y1="3.7642in" svg:x2="3.5476in" svg:y2="3.7642in"><text:p/></draw:line><draw:custom-shape draw:style-name="gr52" draw:text-style-name="P160"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span text:style-name="T82">As seen above, the result of the methods are fuzzy sets. We need to defuzzify the result into crisp values, so we can obtain our final value.</text:span></text:p>
      <text:p text:style-name="P29"/>
      <text:p text:style-name="P96">17. Defuzzification</text:p>
      <text:p text:style-name="P96"><text:tab/>For this aplication, the chosen method for defuzzification is Centroid of the Area, computed with the following formula:</text:p>
      <text:p text:style-name="P96"><text:tab/><draw:frame draw:style-name="fr1"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83">or </text:span><text:tab/><draw:frame draw:style-name="fr2"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96"/>
      <text:p text:style-name="P96"/>
      <text:p text:style-name="P96"/>
      <text:p text:style-name="P96"/>
      <text:p text:style-name="P96"/>
      <text:p text:style-name="P96"/>
      <text:p text:style-name="P97">Leap MotionController</text:p>
      <text:p text:style-name="P97">Parkinson's Disease</text:p>
      <text:p text:style-name="P98"/>
      <text:p text:style-name="P98"/>
      <text:p text:style-name="P96"/>
      <text:p text:style-name="P96"/>
      <text:p text:style-name="P96"/>
      <text:p text:style-name="P96"/>
      <text:p text:style-name="P96"/>
      <text:p text:style-name="P96"/>
      <text:p text:style-name="P101"/>
      <text:p text:style-name="P101"/>
      <text:p text:style-name="P102"><text:soft-page-break/>Conceptual Model</text:p>
      <text:p text:style-name="P103">Fuzzy Logic System</text:p>
      <text:p text:style-name="P104"><text:span text:style-name="T84"><text:tab/>This application is built on a fuzzy logic system that works as follows:</text:span></text:p>
      <text:list xml:id="list4687793991902800470" text:style-name="L121">
        <text:list-item>
          <text:p text:style-name="P105">firstly, we need to establish linguistic variables; tremble, distance and sickness<text:span text:style-name="T85">(explained below)</text:span> are the three linguistic variables on which the <text:span text:style-name="T85">fuzzy</text:span> engine will apply its logic; <text:span text:style-name="T86">this step also includes the definitions of each of the membership functions attached to the liguistic variables</text:span></text:p>
        </text:list-item>
        <text:list-item>
          <text:p text:style-name="P105"><text:span text:style-name="T86">secondly, we define rules and store them into the fuzzy engine for further computation</text:span></text:p>
        </text:list-item>
        <text:list-item>
          <text:p text:style-name="P119"><text:span text:style-name="T87">thirdly, we apply a defuzzification method, by taking as input two crisp values for tremble and distance and returning as output one crisp value for sickness</text:span></text:p>
        </text:list-item>
      </text:list>
      <text:p text:style-name="P52"/>
      <text:p text:style-name="P52">Tremble Variance and Distance <text:span text:style-name="T88">B</text:span>etween the Fingers Variance</text:p>
      <text:p text:style-name="P106"><text:tab/>In order to establish if a person is sick of Parkinson's Disease and to actually be relevant for this application, I chose two important variables and computed their variances.</text:p>
      <text:p text:style-name="P106"><text:tab/><text:span text:style-name="T89">We will call “coordinates set” the set returned by the LeapMotion device, during a 2 seconds <text:s/>interval, containing the coordinates of the center of the palm and the coordinates of the finger tips.</text:span></text:p>
      <text:p text:style-name="P106"><text:tab/><text:span text:style-name="T90">The variables' value will be given by the variance formula, that will compute how sparse the points are relative to their mean.</text:span></text:p>
      <text:p text:style-name="P106"><text:tab/>Firstly, “tremble” refers to the tremble of one's hand in <text:span text:style-name="T91">the</text:span> given interval of time(in this case, 2 seconds). After gathering the coordinates from the LeapMotion device, the tremble variable is given by applying the formula of the variance on the coordinates <text:span text:style-name="T92">set</text:span>. The more the variance increases, the bigger the tremble of the hand is. <text:span text:style-name="T93">Also, the result is normalized, meaning that it is computed to be inside the interval [0, 10], 0 representing no tremble and 10 representing high tremble.</text:span></text:p>
      <text:p text:style-name="P106"><text:tab/><text:span text:style-name="T94">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06"><text:tab/><text:span text:style-name="T95">The last variables </text:span><text:span text:style-name="T20">must</text:span><text:span text:style-name="T95"> be considered because the gestures needed to replace the cursor's actions involve the extension of the fingers.</text:span></text:p>
      <text:p text:style-name="P106"/>
      <text:p text:style-name="P53"><text:span text:style-name="T96">Fuzzy Elements</text:span></text:p>
      <text:p text:style-name="P121"><text:tab/>There <text:span text:style-name="T97">are four</text:span> important objects <text:span text:style-name="T97">used by the application: Membership Function, Linguistic Variable, Fuzzy Rule and Fuzzy Engine.</text:span></text:p>
      <text:p text:style-name="P121"/>
      <text:p text:style-name="P54">Membership Function</text:p>
      <text:p text:style-name="P107"><text:tab/><text:span text:style-name="T98">We refer to a membership function as a trapezoidal function, that has a name and </text:span>its graphic is defined by <text:span text:style-name="T98">four points(“self.range” is the list with the x-coordinates in the code below), which will be the vertices of a trapezium. Every value passed into a membership function will go into one of 4 branches, which are the Python translation of:</text:span></text:p>
      <text:p text:style-name="P107"/>
      <text:p text:style-name="P107"><text:tab/><draw:frame draw:style-name="fr1"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08"><text:tab/></text:p>
      <text:p text:style-name="P108"/>
      <text:p text:style-name="P108"/>
      <text:p text:style-name="P108"/>
      <text:p text:style-name="P108"/>
      <text:p text:style-name="P108"><draw:custom-shape text:anchor-type="paragraph" draw:z-index="106" draw:style-name="gr223" svg:width="6.4449in" svg:height="2.7039in" svg:x="0.1126in" svg:y="0.0063in"><text:p/><draw:enhanced-geometry svg:viewBox="0 0 21600 21600" draw:type="rectangle" draw:enhanced-path="M 0 0 L 21600 0 21600 21600 0 21600 0 0 Z N"/></draw:custom-shape><text:soft-page-break/><text:tab/></text:p>
      <text:p text:style-name="P108"><text:span text:style-name="T99"><text:tab/># Check if input value is in range, if not, return 0</text:span></text:p>
      <text:p text:style-name="P122"><text:tab/>if X &lt; self.range[0] or X &gt; self.range[3]:</text:p>
      <text:p text:style-name="P122"><text:s text:c="10"/>return 0</text:p>
      <text:p text:style-name="P122"></text:p>
      <text:p text:style-name="P122"><text:s text:c="5"/># Middle part, return 1</text:p>
      <text:p text:style-name="P122"><text:s text:c="5"/>if X &gt;= self.range[1] and X &lt;= self.range[2]:</text:p>
      <text:p text:style-name="P122"><text:s text:c="10"/>return 1</text:p>
      <text:p text:style-name="P122"></text:p>
      <text:p text:style-name="P122"><text:tab/># Increasing slope</text:p>
      <text:p text:style-name="P122"><text:s text:c="5"/><text:span text:style-name="T108">i</text:span>f X &gt;= self.range[0] and X &lt; self.range[1]:</text:p>
      <text:p text:style-name="P122"><text:s text:c="5"/><text:tab/>return (X - self.range[0])/(self.range[1] - self.range[0])</text:p>
      <text:p text:style-name="P122"></text:p>
      <text:p text:style-name="P122"><text:s text:c="5"/># Decreasing slope</text:p>
      <text:p text:style-name="P122"><text:s text:c="5"/><text:span text:style-name="T108">if</text:span> X &gt; self.range[2] and X &lt;= self.range[3]:</text:p>
      <text:p text:style-name="P122"><text:s text:c="10"/>return (self.range[3] - X)/(self.range[3] - self.range[2])</text:p>
      <text:p text:style-name="P107"/>
      <text:p text:style-name="P109"/>
      <text:p text:style-name="P109"/>
      <text:p text:style-name="P109"><text:span text:style-name="T17">Establishing Linguistic Variables</text:span></text:p>
      <text:p text:style-name="P109"><text:tab/>It is important that we make the separation between the variables explained <text:span text:style-name="T109">in the beginning of this chapter</text:span>, that are simple float variables, and the fuzzy variables explained below, that are more complex variables <text:span text:style-name="T110">which will receive the float numbers and compute a result based on them</text:span>.</text:p>
      <text:p text:style-name="P106"/>
      <text:p text:style-name="P106"><text:span text:style-name="T111">1. Tremble</text:span></text:p>
      <text:p text:style-name="P106"><text:tab/><text:span text:style-name="T111">Fuzzy tremble is a fuzzy linguistic variable, that has attached three membership functions, named as follows: “low”, “moderate” and “high”. This means that the tremble can be low, moderate or high.</text:span></text:p>
      <text:p text:style-name="P106"><text:tab/><text:span text:style-name="T112">Low tremble is the membership function that draws the trapezium defined by the points: </text:span></text:p>
      <text:p text:style-name="P106"><text:span text:style-name="T112">[0, 0], [0, 1], [2, 1] and [3, 0].</text:span></text:p>
      <text:p text:style-name="P106"><text:tab/><text:span text:style-name="T113">Moderate tremble is the membership function that draws the trapezium defined by the points: [2, 0], [3, 1] , [7, 1] and [8, 0].</text:span></text:p>
      <text:p text:style-name="P106"><text:tab/><text:span text:style-name="T114">High tremble is the membership function that draws the trapezium defined by the points: </text:span></text:p>
      <text:p text:style-name="P101"><text:span text:style-name="T28">[7, 0], [8, 1], [10, 1] and [10, 0].</text:span></text:p>
      <text:p text:style-name="P29"/>
      <text:p text:style-name="P29"><draw:g text:anchor-type="paragraph" draw:z-index="102" draw:style-name="gr53"><draw:line draw:style-name="gr54" draw:text-style-name="P160" svg:x1="0.6in" svg:y1="1.6622in" svg:x2="6.3in" svg:y2="1.6374in"><text:p/></draw:line><draw:line draw:style-name="gr55" draw:text-style-name="P160" svg:x1="0.6in" svg:y1="1.65in" svg:x2="0.6in" svg:y2="0in"><text:p/></draw:line><draw:line draw:style-name="gr56" draw:text-style-name="P160" svg:x1="0.55in" svg:y1="0.4in" svg:x2="0.65in" svg:y2="0.4in"><text:p/></draw:line><draw:frame draw:style-name="gr57" draw:text-style-name="P165" svg:width="0.2004in" svg:height="0.2988in" svg:x="0.3in" svg:y="0.3in"><draw:text-box><text:p text:style-name="P162"><text:span text:style-name="T193">1</text:span></text:p></draw:text-box></draw:frame><draw:line draw:style-name="gr58" draw:text-style-name="P160" svg:x1="4.55in" svg:y1="1.6in" svg:x2="4.55in" svg:y2="1.7in"><text:p/></draw:line><draw:line draw:style-name="gr59" draw:text-style-name="P160" svg:x1="4.2in" svg:y1="1.6in" svg:x2="4.2in" svg:y2="1.7in"><text:p/></draw:line><draw:line draw:style-name="gr60" draw:text-style-name="P160" svg:x1="3.85in" svg:y1="1.6in" svg:x2="3.85in" svg:y2="1.7in"><text:p/></draw:line><draw:line draw:style-name="gr61" draw:text-style-name="P160" svg:x1="3.5in" svg:y1="1.6in" svg:x2="3.5in" svg:y2="1.7in"><text:p/></draw:line><draw:line draw:style-name="gr62" draw:text-style-name="P160" svg:x1="2.65in" svg:y1="1.6in" svg:x2="2.65in" svg:y2="1.7in"><text:p/></draw:line><draw:line draw:style-name="gr63" draw:text-style-name="P160" svg:x1="2.25in" svg:y1="1.6in" svg:x2="2.25in" svg:y2="1.7in"><text:p/></draw:line><draw:line draw:style-name="gr64" draw:text-style-name="P160" svg:x1="1.85in" svg:y1="1.6in" svg:x2="1.85in" svg:y2="1.7in"><text:p/></draw:line><draw:line draw:style-name="gr65" draw:text-style-name="P160" svg:x1="1.45in" svg:y1="1.6in" svg:x2="1.45in" svg:y2="1.7in"><text:p/></draw:line><draw:line draw:style-name="gr66" draw:text-style-name="P160" svg:x1="1.05in" svg:y1="1.6in" svg:x2="1.05in" svg:y2="1.7in"><text:p/></draw:line><draw:line draw:style-name="gr67" draw:text-style-name="P160" svg:x1="3.1in" svg:y1="1.6in" svg:x2="3.1in" svg:y2="1.7in"><text:p/></draw:line><draw:line draw:style-name="gr68" draw:text-style-name="P160" svg:x1="3.5in" svg:y1="1.65in" svg:x2="3.5in" svg:y2="0.4in"><text:p/></draw:line><draw:line draw:style-name="gr69" draw:text-style-name="P160" svg:x1="0.6in" svg:y1="0.4in" svg:x2="4.55in" svg:y2="0.4in"><text:p/></draw:line><draw:line draw:style-name="gr70" draw:text-style-name="P160" svg:x1="3.85in" svg:y1="1.65in" svg:x2="3.85in" svg:y2="0.4in"><text:p/></draw:line><draw:line draw:style-name="gr71" draw:text-style-name="P160" svg:x1="4.55in" svg:y1="1.65in" svg:x2="4.55in" svg:y2="0.4in"><text:p/></draw:line><draw:line draw:style-name="gr72" draw:text-style-name="P160" svg:x1="1.45in" svg:y1="1.65in" svg:x2="1.45in" svg:y2="0.4in"><text:p/></draw:line><draw:line draw:style-name="gr73" draw:text-style-name="P160" svg:x1="1.85in" svg:y1="1.65in" svg:x2="1.85in" svg:y2="0.4in"><text:p/></draw:line><draw:line draw:style-name="gr74" draw:text-style-name="P160" svg:x1="0.6in" svg:y1="0.4in" svg:x2="1.45in" svg:y2="0.4in"><text:p/></draw:line><draw:line draw:style-name="gr75" draw:text-style-name="P160" svg:x1="1.45in" svg:y1="0.4in" svg:x2="1.85in" svg:y2="1.65in"><text:p/></draw:line><draw:line draw:style-name="gr76" draw:text-style-name="P160" svg:x1="1.85in" svg:y1="1.65in" svg:x2="4.55in" svg:y2="1.65in"><text:p/></draw:line><draw:line draw:style-name="gr77" draw:text-style-name="P160" svg:x1="1.45in" svg:y1="1.65in" svg:x2="1.85in" svg:y2="0.4in"><text:p/></draw:line><draw:line draw:style-name="gr78" draw:text-style-name="P160" svg:x1="1.45in" svg:y1="1.65in" svg:x2="0.6in" svg:y2="1.65in"><text:p/></draw:line><draw:line draw:style-name="gr79" draw:text-style-name="P160" svg:x1="1.85in" svg:y1="0.4in" svg:x2="3.5in" svg:y2="0.4in"><text:p/></draw:line><draw:line draw:style-name="gr80" draw:text-style-name="P160" svg:x1="3.5in" svg:y1="0.4in" svg:x2="3.85in" svg:y2="1.65in"><text:p/></draw:line><draw:line draw:style-name="gr81" draw:text-style-name="P160" svg:x1="3.85in" svg:y1="1.65in" svg:x2="4.55in" svg:y2="1.65in"><text:p/></draw:line><draw:line draw:style-name="gr82" draw:text-style-name="P160" svg:x1="0.6in" svg:y1="0.4in" svg:x2="0.6in" svg:y2="1.65in"><text:p/></draw:line><draw:line draw:style-name="gr83" draw:text-style-name="P160" svg:x1="0.6in" svg:y1="1.65in" svg:x2="3.5in" svg:y2="1.65in"><text:p/></draw:line><draw:line draw:style-name="gr84" draw:text-style-name="P160" svg:x1="3.5in" svg:y1="1.65in" svg:x2="3.85in" svg:y2="0.4in"><text:p/></draw:line><draw:line draw:style-name="gr85" draw:text-style-name="P160" svg:x1="3.85in" svg:y1="0.4in" svg:x2="4.55in" svg:y2="0.4in"><text:p/></draw:line><draw:line draw:style-name="gr86" draw:text-style-name="P160" svg:x1="4.55in" svg:y1="0.4in" svg:x2="4.55in" svg:y2="1.65in"><text:p/></draw:line><draw:frame draw:style-name="gr87" draw:text-style-name="P166" svg:width="0.4504in" svg:height="0.2307in" svg:x="0.8in" svg:y="0.2217in"><draw:text-box><text:p text:style-name="P162"><text:span text:style-name="T194">low</text:span></text:p></draw:text-box></draw:frame><draw:frame draw:style-name="gr88" draw:text-style-name="P166" svg:width="0.6504in" svg:height="0.2307in" svg:x="2.25in" svg:y="0.2217in"><draw:text-box><text:p text:style-name="P162"><text:span text:style-name="T194">moderate</text:span></text:p></draw:text-box></draw:frame><draw:frame draw:style-name="gr89" draw:text-style-name="P166" svg:width="0.4504in" svg:height="0.2307in" svg:x="4in" svg:y="0.2217in"><draw:text-box><text:p text:style-name="P162"><text:span text:style-name="T194">high</text:span></text:p></draw:text-box></draw:frame></draw:g></text:p>
      <text:p text:style-name="P29"/>
      <text:p text:style-name="P29"/>
      <text:p text:style-name="P29"/>
      <text:p text:style-name="P29"/>
      <text:p text:style-name="P125"><text:tab/></text:p>
      <text:p text:style-name="P125"/>
      <text:p text:style-name="P125"/>
      <text:p text:style-name="P125"/>
      <text:p text:style-name="P125"/>
      <text:p text:style-name="P125"><text:span text:style-name="T115"><text:tab/>From the graph above, we can say that if the tremble has the value 2.5, then it is both “low” and “moderate” to a certain membership degree. If the tremble has the value 6, than it is only “moderate” with membership degree 1.</text:span></text:p>
      <text:p text:style-name="P125"/>
      <text:p text:style-name="P125"/>
      <text:p text:style-name="P125">2. Distance</text:p>
      <text:p text:style-name="P125"><text:tab/>Fuzzy distance is <text:span text:style-name="T116">a linguistic variable, that has attached three membership functions, named as follows: “small”, “medium”, “high”.</text:span></text:p>
      <text:p text:style-name="P125"><text:tab/><text:span text:style-name="T117">Small distance is the membership function that </text:span><text:span text:style-name="T29">draws the trapezium defined by the points:</text:span><text:span text:style-name="T30"> </text:span></text:p>
      <text:p text:style-name="P125"><text:span text:style-name="T30">[0, 0], [0, 1], [3, 1] and [4, 0].</text:span></text:p>
      <text:p text:style-name="P125"><text:soft-page-break/><text:span text:style-name="T30"><text:tab/>Medium distance is the membership function that </text:span><text:span text:style-name="T29">draws the trapezium defined by the points:</text:span><text:span text:style-name="T30"> </text:span></text:p>
      <text:p text:style-name="P125"><text:span text:style-name="T30">[3, 0], [5, 1], [7, 1] and [9, 0].</text:span></text:p>
      <text:p text:style-name="P125"><text:span text:style-name="T30"><text:tab/></text:span><text:span text:style-name="T31">High distance is the membership function that draws the trapezium defined by the points: </text:span></text:p>
      <text:p text:style-name="P125"><text:span text:style-name="T30">[</text:span><text:span text:style-name="T31">8</text:span><text:span text:style-name="T30">, 0], [</text:span><text:span text:style-name="T31">9</text:span><text:span text:style-name="T30">, 1], [</text:span><text:span text:style-name="T31">10</text:span><text:span text:style-name="T30">, 1] and [</text:span><text:span text:style-name="T31">10</text:span><text:span text:style-name="T30">, 0].</text:span></text:p>
      <text:p text:style-name="P125"><draw:g text:anchor-type="paragraph" draw:z-index="103" draw:style-name="gr53"><draw:line draw:style-name="gr90" draw:text-style-name="P160" svg:x1="0.7236in" svg:y1="1.7913in" svg:x2="6.4236in" svg:y2="1.7665in"><text:p/></draw:line><draw:line draw:style-name="gr91" draw:text-style-name="P160" svg:x1="0.7236in" svg:y1="1.7791in" svg:x2="0.7236in" svg:y2="0.1291in"><text:p/></draw:line><draw:line draw:style-name="gr92" draw:text-style-name="P160" svg:x1="0.6736in" svg:y1="0.5291in" svg:x2="0.7736in" svg:y2="0.5291in"><text:p/></draw:line><draw:frame draw:style-name="gr93" draw:text-style-name="P165" svg:width="0.2004in" svg:height="0.2988in" svg:x="0.4236in" svg:y="0.4291in"><draw:text-box><text:p text:style-name="P162"><text:span text:style-name="T193">1</text:span></text:p></draw:text-box></draw:frame><draw:line draw:style-name="gr94" draw:text-style-name="P160" svg:x1="4.6736in" svg:y1="1.7291in" svg:x2="4.6736in" svg:y2="1.8291in"><text:p/></draw:line><draw:line draw:style-name="gr95" draw:text-style-name="P160" svg:x1="4.3236in" svg:y1="1.7291in" svg:x2="4.3236in" svg:y2="1.8291in"><text:p/></draw:line><draw:line draw:style-name="gr96" draw:text-style-name="P160" svg:x1="3.9736in" svg:y1="1.7291in" svg:x2="3.9736in" svg:y2="1.8291in"><text:p/></draw:line><draw:line draw:style-name="gr97" draw:text-style-name="P160" svg:x1="3.6236in" svg:y1="1.7291in" svg:x2="3.6236in" svg:y2="1.8291in"><text:p/></draw:line><draw:line draw:style-name="gr98" draw:text-style-name="P160" svg:x1="2.7736in" svg:y1="1.7291in" svg:x2="2.7736in" svg:y2="1.8291in"><text:p/></draw:line><draw:line draw:style-name="gr99" draw:text-style-name="P160" svg:x1="2.3736in" svg:y1="1.7291in" svg:x2="2.3736in" svg:y2="1.8291in"><text:p/></draw:line><draw:line draw:style-name="gr100" draw:text-style-name="P160" svg:x1="1.9736in" svg:y1="1.7291in" svg:x2="1.9736in" svg:y2="1.8291in"><text:p/></draw:line><draw:line draw:style-name="gr101" draw:text-style-name="P160" svg:x1="1.5736in" svg:y1="1.7291in" svg:x2="1.5736in" svg:y2="1.8291in"><text:p/></draw:line><draw:line draw:style-name="gr102" draw:text-style-name="P160" svg:x1="1.1736in" svg:y1="1.7291in" svg:x2="1.1736in" svg:y2="1.8291in"><text:p/></draw:line><draw:line draw:style-name="gr103" draw:text-style-name="P160" svg:x1="3.2236in" svg:y1="1.7291in" svg:x2="3.2236in" svg:y2="1.8291in"><text:p/></draw:line><draw:line draw:style-name="gr104" draw:text-style-name="P160" svg:x1="3.6236in" svg:y1="1.7791in" svg:x2="3.6236in" svg:y2="0.5291in"><text:p/></draw:line><draw:line draw:style-name="gr105" draw:text-style-name="P160" svg:x1="0.7236in" svg:y1="0.5291in" svg:x2="4.6736in" svg:y2="0.5291in"><text:p/></draw:line><draw:line draw:style-name="gr106" draw:text-style-name="P160" svg:x1="4.3236in" svg:y1="1.7791in" svg:x2="4.3236in" svg:y2="0.5291in"><text:p/></draw:line><draw:line draw:style-name="gr107" draw:text-style-name="P160" svg:x1="4.6736in" svg:y1="1.7791in" svg:x2="4.6736in" svg:y2="0.5291in"><text:p/></draw:line><draw:line draw:style-name="gr108" draw:text-style-name="P160" svg:x1="2.7736in" svg:y1="1.7791in" svg:x2="2.7736in" svg:y2="0.5291in"><text:p/></draw:line><draw:line draw:style-name="gr109" draw:text-style-name="P160" svg:x1="1.9736in" svg:y1="1.7791in" svg:x2="1.9736in" svg:y2="0.5291in"><text:p/></draw:line><draw:line draw:style-name="gr110" draw:text-style-name="P160" svg:x1="0.7236in" svg:y1="0.5291in" svg:x2="1.9736in" svg:y2="0.5291in"><text:p/></draw:line><draw:line draw:style-name="gr111" draw:text-style-name="P160" svg:x1="1.9736in" svg:y1="0.5291in" svg:x2="2.3736in" svg:y2="1.7791in"><text:p/></draw:line><draw:line draw:style-name="gr112" draw:text-style-name="P160" svg:x1="2.3736in" svg:y1="1.7791in" svg:x2="4.6736in" svg:y2="1.7791in"><text:p/></draw:line><draw:line draw:style-name="gr113" draw:text-style-name="P160" svg:x1="1.9736in" svg:y1="1.7791in" svg:x2="2.7736in" svg:y2="0.5291in"><text:p/></draw:line><draw:line draw:style-name="gr114" draw:text-style-name="P160" svg:x1="1.9736in" svg:y1="1.7791in" svg:x2="0.7236in" svg:y2="1.7791in"><text:p/></draw:line><draw:line draw:style-name="gr115" draw:text-style-name="P160" svg:x1="2.7736in" svg:y1="0.5291in" svg:x2="3.6236in" svg:y2="0.5291in"><text:p/></draw:line><draw:line draw:style-name="gr116" draw:text-style-name="P160" svg:x1="3.6236in" svg:y1="0.5291in" svg:x2="4.3236in" svg:y2="1.7791in"><text:p/></draw:line><draw:line draw:style-name="gr117" draw:text-style-name="P160" svg:x1="4.3236in" svg:y1="1.7791in" svg:x2="4.6736in" svg:y2="1.7791in"><text:p/></draw:line><draw:line draw:style-name="gr118" draw:text-style-name="P160" svg:x1="0.7236in" svg:y1="0.5291in" svg:x2="0.7236in" svg:y2="1.7791in"><text:p/></draw:line><draw:line draw:style-name="gr119" draw:text-style-name="P160" svg:x1="0.7236in" svg:y1="1.7791in" svg:x2="3.9736in" svg:y2="1.7791in"><text:p/></draw:line><draw:line draw:style-name="gr120" draw:text-style-name="P160" svg:x1="3.9736in" svg:y1="1.7791in" svg:x2="4.3236in" svg:y2="0.5291in"><text:p/></draw:line><draw:line draw:style-name="gr121" draw:text-style-name="P160" svg:x1="4.3236in" svg:y1="0.5291in" svg:x2="4.6736in" svg:y2="0.5291in"><text:p/></draw:line><draw:line draw:style-name="gr122" draw:text-style-name="P160" svg:x1="4.6736in" svg:y1="0.5291in" svg:x2="4.6736in" svg:y2="1.7791in"><text:p/></draw:line><draw:frame draw:style-name="gr123" draw:text-style-name="P166" svg:width="0.4504in" svg:height="0.2307in" svg:x="0.9236in" svg:y="0.3508in"><draw:text-box><text:p text:style-name="P162"><text:span text:style-name="T194">small</text:span></text:p></draw:text-box></draw:frame><draw:frame draw:style-name="gr124" draw:text-style-name="P166" svg:width="0.6504in" svg:height="0.2307in" svg:x="2.8236in" svg:y="0.3508in"><draw:text-box><text:p text:style-name="P162"><text:span text:style-name="T194">medium</text:span></text:p></draw:text-box></draw:frame><draw:frame draw:style-name="gr125" draw:text-style-name="P166" svg:width="0.4504in" svg:height="0.2307in" svg:x="4.2736in" svg:y="0.3508in"><draw:text-box><text:p text:style-name="P162"><text:span text:style-name="T194">high</text:span></text:p></draw:text-box></draw:frame></draw:g></text:p>
      <text:p text:style-name="P125"><text:span text:style-name="T30"/></text:p>
      <text:p text:style-name="P125"><text:span text:style-name="T31"/></text:p>
      <text:p text:style-name="P29"/>
      <text:p text:style-name="P29"/>
      <text:p text:style-name="P29"/>
      <text:p text:style-name="P29"/>
      <text:p text:style-name="P29"/>
      <text:p text:style-name="P29"/>
      <text:p text:style-name="P29"/>
      <text:p text:style-name="P29"><text:tab/></text:p>
      <text:p text:style-name="P29"><text:span text:style-name="T118"><text:tab/>From the graph above, we can say that if the distance has the value 3.5, then it is both “small” and “medium” to a certain membership degree. If the distance has the value 9, then it is only “high” with membership degree 1.</text:span></text:p>
      <text:p text:style-name="P29"/>
      <text:p text:style-name="P126">3. Sickness</text:p>
      <text:p text:style-name="P126"><text:tab/>Fuzzy sickness is a linguistic variable, that has attached t<text:span text:style-name="T116">hree membership functions, named as follows: “</text:span>low<text:span text:style-name="T116">”, “medium”, “high”.</text:span></text:p>
      <text:p text:style-name="P125"><text:tab/><text:span text:style-name="T119">Low sickness is the membership function that </text:span><text:span text:style-name="T29">draws the trapezium defined by the points:</text:span><text:span text:style-name="T30"> </text:span></text:p>
      <text:p text:style-name="P125"><text:span text:style-name="T30">[0, 0], [0, 1], [</text:span><text:span text:style-name="T32">4</text:span><text:span text:style-name="T30">, 1] and [</text:span><text:span text:style-name="T32">5</text:span><text:span text:style-name="T30">, 0].</text:span></text:p>
      <text:p text:style-name="P125"><text:span text:style-name="T30"><text:tab/>Medium </text:span><text:span text:style-name="T33">sickness</text:span><text:span text:style-name="T30"> is the membership function that </text:span><text:span text:style-name="T29">draws the trapezium defined by the points:</text:span><text:span text:style-name="T30"> </text:span></text:p>
      <text:p text:style-name="P125"><text:span text:style-name="T30">[</text:span><text:span text:style-name="T32">4</text:span><text:span text:style-name="T30">, 0], [5, 1], [</text:span><text:span text:style-name="T32">6</text:span><text:span text:style-name="T30">, 1] and [</text:span><text:span text:style-name="T32">7</text:span><text:span text:style-name="T30">, 0].</text:span></text:p>
      <text:p text:style-name="P125"><text:span text:style-name="T30"><text:tab/></text:span><text:span text:style-name="T31">High </text:span><text:span text:style-name="T33">sickness</text:span><text:span text:style-name="T31"> is the membership function that draws the trapezium defined by the points: </text:span></text:p>
      <text:p text:style-name="P125"><text:span text:style-name="T30">[</text:span><text:span text:style-name="T32">6</text:span><text:span text:style-name="T30">, 0], [</text:span><text:span text:style-name="T32">7</text:span><text:span text:style-name="T30">, 1], [</text:span><text:span text:style-name="T31">10</text:span><text:span text:style-name="T30">, 1] and [</text:span><text:span text:style-name="T31">10</text:span><text:span text:style-name="T30">, 0].</text:span></text:p>
      <text:p text:style-name="P29"/>
      <text:p text:style-name="P29"><text:tab/></text:p>
      <text:p text:style-name="P29"><draw:g text:anchor-type="paragraph" draw:z-index="104" draw:style-name="gr53"><draw:line draw:style-name="gr126" draw:text-style-name="P160" svg:x1="0.5402in" svg:y1="1.748in" svg:x2="6.2402in" svg:y2="1.724in"><text:p/></draw:line><draw:line draw:style-name="gr127" draw:text-style-name="P160" svg:x1="0.5402in" svg:y1="1.7362in" svg:x2="0.5402in" svg:y2="0.1346in"><text:p/></draw:line><draw:line draw:style-name="gr128" draw:text-style-name="P160" svg:x1="0.4902in" svg:y1="0.5228in" svg:x2="0.5902in" svg:y2="0.5228in"><text:p/></draw:line><draw:frame draw:style-name="gr129" draw:text-style-name="P165" svg:width="0.2004in" svg:height="0.2988in" svg:x="0.2402in" svg:y="0.3846in"><draw:text-box><text:p text:style-name="P162"><text:span text:style-name="T193">1</text:span></text:p></draw:text-box></draw:frame><draw:line draw:style-name="gr130" draw:text-style-name="P160" svg:x1="4.4902in" svg:y1="1.6874in" svg:x2="4.4902in" svg:y2="1.7846in"><text:p/></draw:line><draw:line draw:style-name="gr131" draw:text-style-name="P160" svg:x1="4.1402in" svg:y1="1.6874in" svg:x2="4.1402in" svg:y2="1.7846in"><text:p/></draw:line><draw:line draw:style-name="gr132" draw:text-style-name="P160" svg:x1="3.7902in" svg:y1="1.6874in" svg:x2="3.7902in" svg:y2="1.7846in"><text:p/></draw:line><draw:line draw:style-name="gr133" draw:text-style-name="P160" svg:x1="3.4402in" svg:y1="1.6874in" svg:x2="3.4402in" svg:y2="1.7846in"><text:p/></draw:line><draw:line draw:style-name="gr134" draw:text-style-name="P160" svg:x1="2.5902in" svg:y1="1.6874in" svg:x2="2.5902in" svg:y2="1.7846in"><text:p/></draw:line><draw:line draw:style-name="gr135" draw:text-style-name="P160" svg:x1="2.1902in" svg:y1="1.6874in" svg:x2="2.1902in" svg:y2="1.7846in"><text:p/></draw:line><draw:line draw:style-name="gr136" draw:text-style-name="P160" svg:x1="1.7902in" svg:y1="1.6874in" svg:x2="1.7902in" svg:y2="1.7846in"><text:p/></draw:line><draw:line draw:style-name="gr137" draw:text-style-name="P160" svg:x1="1.3902in" svg:y1="1.6874in" svg:x2="1.3902in" svg:y2="1.7846in"><text:p/></draw:line><draw:line draw:style-name="gr138" draw:text-style-name="P160" svg:x1="0.9902in" svg:y1="1.6874in" svg:x2="0.9902in" svg:y2="1.7846in"><text:p/></draw:line><draw:line draw:style-name="gr139" draw:text-style-name="P160" svg:x1="3.0402in" svg:y1="1.6874in" svg:x2="3.0402in" svg:y2="1.7846in"><text:p/></draw:line><draw:line draw:style-name="gr140" draw:text-style-name="P160" svg:x1="3.0402in" svg:y1="1.7362in" svg:x2="3.0402in" svg:y2="0.5228in"><text:p/></draw:line><draw:line draw:style-name="gr141" draw:text-style-name="P160" svg:x1="0.5402in" svg:y1="0.5228in" svg:x2="4.4902in" svg:y2="0.5228in"><text:p/></draw:line><draw:line draw:style-name="gr142" draw:text-style-name="P160" svg:x1="3.4402in" svg:y1="1.7362in" svg:x2="3.4402in" svg:y2="0.5228in"><text:p/></draw:line><draw:line draw:style-name="gr143" draw:text-style-name="P160" svg:x1="4.4902in" svg:y1="1.7362in" svg:x2="4.4902in" svg:y2="0.5228in"><text:p/></draw:line><draw:line draw:style-name="gr144" draw:text-style-name="P160" svg:x1="2.5902in" svg:y1="1.7362in" svg:x2="2.5902in" svg:y2="0.5228in"><text:p/></draw:line><draw:line draw:style-name="gr145" draw:text-style-name="P160" svg:x1="2.1902in" svg:y1="1.7362in" svg:x2="2.1902in" svg:y2="0.5228in"><text:p/></draw:line><draw:line draw:style-name="gr146" draw:text-style-name="P160" svg:x1="0.5402in" svg:y1="0.5228in" svg:x2="2.1902in" svg:y2="0.5228in"><text:p/></draw:line><draw:line draw:style-name="gr147" draw:text-style-name="P160" svg:x1="2.1902in" svg:y1="0.5228in" svg:x2="2.5902in" svg:y2="1.7362in"><text:p/></draw:line><draw:line draw:style-name="gr148" draw:text-style-name="P160" svg:x1="2.5902in" svg:y1="1.7362in" svg:x2="4.4902in" svg:y2="1.7362in"><text:p/></draw:line><draw:line draw:style-name="gr149" draw:text-style-name="P160" svg:x1="2.1902in" svg:y1="1.7362in" svg:x2="2.5902in" svg:y2="0.5228in"><text:p/></draw:line><draw:line draw:style-name="gr150" draw:text-style-name="P160" svg:x1="2.1902in" svg:y1="1.7362in" svg:x2="0.5402in" svg:y2="1.7362in"><text:p/></draw:line><draw:line draw:style-name="gr151" draw:text-style-name="P160" svg:x1="2.5902in" svg:y1="0.5228in" svg:x2="3.0402in" svg:y2="0.5228in"><text:p/></draw:line><draw:line draw:style-name="gr152" draw:text-style-name="P160" svg:x1="3.0402in" svg:y1="0.5228in" svg:x2="3.4402in" svg:y2="1.7362in"><text:p/></draw:line><draw:line draw:style-name="gr153" draw:text-style-name="P160" svg:x1="3.4402in" svg:y1="1.7362in" svg:x2="4.4902in" svg:y2="1.7362in"><text:p/></draw:line><draw:line draw:style-name="gr154" draw:text-style-name="P160" svg:x1="0.5402in" svg:y1="0.5228in" svg:x2="0.5402in" svg:y2="1.7362in"><text:p/></draw:line><draw:line draw:style-name="gr155" draw:text-style-name="P160" svg:x1="0.5402in" svg:y1="1.7362in" svg:x2="3.0402in" svg:y2="1.7362in"><text:p/></draw:line><draw:line draw:style-name="gr156" draw:text-style-name="P160" svg:x1="3.0402in" svg:y1="1.7362in" svg:x2="3.4402in" svg:y2="0.5228in"><text:p/></draw:line><draw:line draw:style-name="gr157" draw:text-style-name="P160" svg:x1="3.4402in" svg:y1="0.5228in" svg:x2="4.4902in" svg:y2="0.5228in"><text:p/></draw:line><draw:line draw:style-name="gr158" draw:text-style-name="P160" svg:x1="4.4902in" svg:y1="0.5228in" svg:x2="4.4902in" svg:y2="1.7362in"><text:p/></draw:line><draw:frame draw:style-name="gr159" draw:text-style-name="P166" svg:width="0.4504in" svg:height="0.2307in" svg:x="0.9902in" svg:y="0.35in"><draw:text-box><text:p text:style-name="P162"><text:span text:style-name="T194">low</text:span></text:p></draw:text-box></draw:frame><draw:frame draw:style-name="gr160" draw:text-style-name="P166" svg:width="0.6504in" svg:height="0.2307in" svg:x="2.5402in" svg:y="0.35in"><draw:text-box><text:p text:style-name="P162"><text:span text:style-name="T194">medium</text:span></text:p></draw:text-box></draw:frame><draw:frame draw:style-name="gr161" draw:text-style-name="P166" svg:width="0.4504in" svg:height="0.2307in" svg:x="3.8402in" svg:y="0.35in"><draw:text-box><text:p text:style-name="P162"><text:span text:style-name="T194">high</text:span></text:p></draw:text-box></draw:frame></draw:g></text:p>
      <text:p text:style-name="P29"/>
      <text:p text:style-name="P29"/>
      <text:p text:style-name="P29"/>
      <text:p text:style-name="P29"/>
      <text:p text:style-name="P29"/>
      <text:p text:style-name="P29"/>
      <text:p text:style-name="P29"/>
      <text:p text:style-name="P127"/>
      <text:p text:style-name="P127"/>
      <text:p text:style-name="P127"/>
      <text:p text:style-name="P127">4. Combination of Linguistic Variables</text:p>
      <text:p text:style-name="P127"><text:tab/><text:span text:style-name="T120">When defining a linguistic variable, we must give it a name and attach one or more membership functions.</text:span></text:p>
      <text:p text:style-name="P127"><text:tab/>By <text:span text:style-name="T121">calculating</text:span> a value for the tremble<text:span text:style-name="T122"> variable</text:span> and <text:span text:style-name="T122">a value for the </text:span>distance variable <text:span text:style-name="T121">and</text:span> pass<text:span text:style-name="T121">ing</text:span> <text:span text:style-name="T122">them </text:span>through the fuzzy system, <text:span text:style-name="T121">we</text:span> obtain the crisp result for the sickness. <text:span text:style-name="T123">This final value will be used for deciding whether a person is sick or not.</text:span></text:p>
      <text:p text:style-name="P127"/>
      <text:p text:style-name="P55">Definition and Evaluation of the Rules</text:p>
      <text:p text:style-name="P29"><text:tab/><text:span text:style-name="T124">In order to apply fuzzy logic on our linguistic variables, when some crisp values are given, we need to establish some rules. These are the rules that I chose to be used by the application:</text:span></text:p>
      <text:p text:style-name="P128"><text:s text:c="3"/></text:p>
      <text:p text:style-name="P128"><draw:custom-shape text:anchor-type="paragraph" draw:z-index="107" draw:style-name="gr224" svg:width="5.4268in" svg:height="2.3697in" svg:x="0.0327in" svg:y="0.0402in"><text:p/><draw:enhanced-geometry svg:viewBox="0 0 21600 21600" draw:type="rectangle" draw:enhanced-path="M 0 0 L 21600 0 21600 21600 0 21600 0 0 Z N"/></draw:custom-shape><text:soft-page-break/> <text:s text:c="2"/></text:p>
      <text:p text:style-name="P128"><text:s text:c="4"/>'if tremble is low and distance is small then sickness is low'</text:p>
      <text:p text:style-name="P128"><text:s text:c="4"/>'if tremble is low and distance is medium then sickness is low'</text:p>
      <text:p text:style-name="P128"><text:s text:c="4"/>'if tremble is low and distance is high then sickness is medium'</text:p>
      <text:p text:style-name="P128"></text:p>
      <text:p text:style-name="P128"><text:s text:c="4"/>'if tremble is moderate and distance is medium then sickness is medium'</text:p>
      <text:p text:style-name="P128"><text:s text:c="4"/>'if tremble is moderate and distance is high then sickness is high'</text:p>
      <text:p text:style-name="P128"><text:s text:c="4"/>'if tremble is moderate and distance is small then sickness is medium'</text:p>
      <text:p text:style-name="P128"></text:p>
      <text:p text:style-name="P128"><text:s text:c="4"/>'if tremble is high and distance is small then sickness is high'</text:p>
      <text:p text:style-name="P128"><text:s text:c="4"/>'if tremble is high and distance is medium then sickness is high'</text:p>
      <text:p text:style-name="P128"><text:s text:c="4"/>'if tremble is high and distance is high then sickness is high'</text:p>
      <text:p text:style-name="P128"/>
      <text:p text:style-name="P128"/>
      <text:p text:style-name="P29"><text:tab/><text:span text:style-name="T125">A rule is evaluated as follows:</text:span></text:p>
      <text:list xml:id="list6133202028224842306" text:style-name="L122">
        <text:list-item>
          <text:p text:style-name="P129">separate the antecedent(the part before “then” keyword) from the consequent(the part after “then” keyword)</text:p>
        </text:list-item>
        <text:list-item>
          <text:p text:style-name="P130">add all the linguistic variables' names and membership functions' names from the antecedent as premise of the rule</text:p>
        </text:list-item>
        <text:list-item>
          <text:p text:style-name="P131">add the name of the linguistic variable and the name of the membership function in the consequent, as the result <text:span text:style-name="T126">of the rule</text:span></text:p>
        </text:list-item>
      </text:list>
      <text:p text:style-name="P132"><text:span text:style-name="T125"><text:tab/>Then, we store all the rules, so we can parse and verify them when we need to pass crisp values through the fuzzy system.</text:span></text:p>
      <text:p text:style-name="P132"/>
      <text:p text:style-name="P56">Fuzzy Engine</text:p>
      <text:p text:style-name="P104"><text:tab/><text:span text:style-name="T127">By now, we defined our linguistic variables and rules. The next step is computing a crisp value for sickness, when we have as input two crisp values, tremble and distance, respectively. This is done by applying the “Centroid of the Area” method.</text:span></text:p>
      <text:p text:style-name="P104"><text:tab/><text:span text:style-name="T128">Before applying this method, there is a preparation phase, where we need to do the following:</text:span></text:p>
      <text:list xml:id="list1606252030505676315" text:style-name="L123">
        <text:list-item>
          <text:p text:style-name="P110">take the <text:span text:style-name="T129">two </text:span>crisp value<text:span text:style-name="T130">s</text:span> given as input and fuzzify <text:span text:style-name="T130">them</text:span>; this will result in <text:span text:style-name="T131">two</text:span> lists<text:span text:style-name="T131"> </text:span>of three membership degrees, <text:span text:style-name="T131">one for tremble linguistic variable and one for distance linguistic variable</text:span></text:p>
          <text:list>
            <text:list-item>
              <text:p text:style-name="P110">for instance, for the crisp value <text:span text:style-name="T130">2</text:span>.5 <text:span text:style-name="T130">for tremble, we will obtain the membership degrees of 0.5 to “low”, 0.5 to “moderate” and 0 to “high”</text:span></text:p>
            </text:list-item>
            <text:list-item>
              <text:p text:style-name="P111">for the crisp value of 3.5 for distance, we will obtain<text:span text:style-name="T130"> the membership degrees of 0.5 to “</text:span>small<text:span text:style-name="T130">”, 0.</text:span>2<text:span text:style-name="T130">5 to “m</text:span>edium<text:span text:style-name="T130">” and 0 to “high”</text:span></text:p>
            </text:list-item>
          </text:list>
        </text:list-item>
        <text:list-item>
          <text:p text:style-name="P120">tak<text:span text:style-name="T132">e</text:span> only the membership <text:span text:style-name="T133">functions that have the</text:span> degree value different from zero</text:p>
        </text:list-item>
        <text:list-item>
          <text:p text:style-name="P112"><text:span text:style-name="T134">get</text:span> the rules that have, <text:span text:style-name="T135">in the antecedent, a combination between the lines:</text:span></text:p>
        </text:list-item>
      </text:list>
      <text:p text:style-name="P113"><text:span text:style-name="T135"><text:tab/><text:tab/><text:tab/>“tremble” and “is” and [“low”or “moderate” or “high”]</text:span></text:p>
      <text:p text:style-name="P113"><text:tab/><text:tab/><text:tab/><text:span text:style-name="T136">[“and” or “or”]</text:span></text:p>
      <text:p text:style-name="P113"><text:span text:style-name="T135"><text:tab/><text:tab/><text:tab/>“distance” and “is” and [“small” or “medium” or “high”]</text:span></text:p>
      <text:p text:style-name="P113"><text:span text:style-name="T135"><text:tab/><text:tab/>if the values for the membership degree are not equal to zero</text:span></text:p>
      <text:list xml:id="list182213743669711" text:continue-numbering="true" text:style-name="L123">
        <text:list-item>
          <text:list>
            <text:list-item>
              <text:p text:style-name="P112"><text:span text:style-name="T137">on the example above, we ignore every rule that has “high” for tremble or for distance, because “high” has the value 0 in both cases</text:span></text:p>
            </text:list-item>
            <text:list-item>
              <text:p text:style-name="P112"><text:span text:style-name="T138">so, we take every rule that has “tremble is low” or “tremble is medium” or “distance is small” or “distance is medium” in the antecendent</text:span></text:p>
            </text:list-item>
          </text:list>
        </text:list-item>
        <text:list-item>
          <text:p text:style-name="P112"><text:span text:style-name="T139">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ext:span><text:soft-page-break/><text:span text:style-name="T139">tremble membership degree and the value of distance membership degree computed at the first step</text:span></text:p>
          <text:list>
            <text:list-item>
              <text:p text:style-name="P114">if we find a rule that states “<text:span text:style-name="T124">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115">this minimum value<text:span text:style-name="T140">s</text:span> that w<text:span text:style-name="T141">ere</text:span> obtained in the latter step, will be used to “clip” the membership functions for sickness linguistic variables; <text:span text:style-name="T140">if there are more than one value for a membership function, we will choose the maximum value between them</text:span></text:p>
          <text:list>
            <text:list-item>
              <text:p text:style-name="P116">we have 0.<text:span text:style-name="T142">25</text:span> and 0.<text:span text:style-name="T142">5</text:span> to “low” for the sickness variable, then we will chose 0.<text:span text:style-name="T143">5</text:span> to be the line that clips the “low”sickness membership function; <text:span text:style-name="T144">we have the same scenario for “medium”, so its value will be 0.5</text:span></text:p>
            </text:list-item>
          </text:list>
        </text:list-item>
        <text:list-item>
          <text:p text:style-name="P117">after clipping all three sickness membership functions<text:span text:style-name="T145">(“low”, “medium”, “high”)</text:span>, we obtain a closed polygon; with its vertices, we will compute the sickness crisp value by applying <text:span text:style-name="T146">the </text:span>centroid of the are<text:span text:style-name="T147">a</text:span> method</text:p>
        </text:list-item>
      </text:list>
      <text:p text:style-name="P118"><text:tab/><text:span text:style-name="T148">Centroid of the area method consists in calculating the area of a ploygon(“A”) and then apply the following formulas:</text:span></text:p>
      <text:p text:style-name="P118"/>
      <text:p text:style-name="P29"><text:tab/><draw:frame draw:style-name="fr2"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29"/>
      <text:p text:style-name="P29"><text:tab/><draw:frame draw:style-name="fr2"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29"><text:tab/></text:p>
      <text:p text:style-name="P29"><text:tab/><text:span text:style-name="T149">The first coordinate will represent our result, our defuzzified sickness x-coordinate.</text:span></text:p>
      <text:p text:style-name="P29"><text:tab/><text:span text:style-name="T150">So, taking into account the example above, we will obtain the polygon defined by the </text:span><text:span text:style-name="T152">vertices A(0, 0), B(0, 0.5), C(6.5, 0.5), <text:s/>D(7, 0), E(0, 0).</text:span></text:p>
      <text:p text:style-name="P29"/>
      <text:p text:style-name="P29"/>
      <text:p text:style-name="P125"/>
      <text:p text:style-name="P125"><draw:g text:anchor-type="paragraph" draw:z-index="105" draw:style-name="gr53"><draw:line draw:style-name="gr162" draw:text-style-name="P160" svg:x1="0.6583in" svg:y1="1.4736in" svg:x2="6.3583in" svg:y2="1.4496in"><text:p/></draw:line><draw:line draw:style-name="gr163" draw:text-style-name="P160" svg:x1="0.6583in" svg:y1="1.4618in" svg:x2="0.6583in" svg:y2="-0.1398in"><text:p/></draw:line><draw:line draw:style-name="gr164" draw:text-style-name="P160" svg:x1="0.6083in" svg:y1="0.2484in" svg:x2="0.7083in" svg:y2="0.2484in"><text:p/></draw:line><draw:frame draw:style-name="gr165" draw:text-style-name="P165" svg:width="0.2004in" svg:height="0.2988in" svg:x="0.3583in" svg:y="0.1102in"><draw:text-box><text:p text:style-name="P162"><text:span text:style-name="T193">1</text:span></text:p></draw:text-box></draw:frame><draw:line draw:style-name="gr166" draw:text-style-name="P160" svg:x1="4.6083in" svg:y1="1.4126in" svg:x2="4.6083in" svg:y2="1.5098in"><text:p/></draw:line><draw:line draw:style-name="gr167" draw:text-style-name="P160" svg:x1="4.2583in" svg:y1="1.4126in" svg:x2="4.2583in" svg:y2="1.5098in"><text:p/></draw:line><draw:line draw:style-name="gr168" draw:text-style-name="P160" svg:x1="3.9083in" svg:y1="1.4126in" svg:x2="3.9083in" svg:y2="1.5098in"><text:p/></draw:line><draw:line draw:style-name="gr169" draw:text-style-name="P160" svg:x1="3.5583in" svg:y1="1.4126in" svg:x2="3.5583in" svg:y2="1.5098in"><text:p/></draw:line><draw:line draw:style-name="gr170" draw:text-style-name="P160" svg:x1="2.7083in" svg:y1="1.4126in" svg:x2="2.7083in" svg:y2="1.5098in"><text:p/></draw:line><draw:line draw:style-name="gr171" draw:text-style-name="P160" svg:x1="2.3083in" svg:y1="1.4126in" svg:x2="2.3083in" svg:y2="1.5098in"><text:p/></draw:line><draw:line draw:style-name="gr172" draw:text-style-name="P160" svg:x1="1.9083in" svg:y1="1.4126in" svg:x2="1.9083in" svg:y2="1.5098in"><text:p/></draw:line><draw:line draw:style-name="gr173" draw:text-style-name="P160" svg:x1="1.5083in" svg:y1="1.4126in" svg:x2="1.5083in" svg:y2="1.5098in"><text:p/></draw:line><draw:line draw:style-name="gr174" draw:text-style-name="P160" svg:x1="1.1083in" svg:y1="1.4126in" svg:x2="1.1083in" svg:y2="1.5098in"><text:p/></draw:line><draw:line draw:style-name="gr175" draw:text-style-name="P160" svg:x1="3.1583in" svg:y1="1.4126in" svg:x2="3.1583in" svg:y2="1.5098in"><text:p/></draw:line><draw:line draw:style-name="gr176" draw:text-style-name="P160" svg:x1="3.1583in" svg:y1="1.4618in" svg:x2="3.1583in" svg:y2="0.2484in"><text:p/></draw:line><draw:line draw:style-name="gr177" draw:text-style-name="P160" svg:x1="0.6583in" svg:y1="0.2484in" svg:x2="4.6083in" svg:y2="0.2484in"><text:p/></draw:line><draw:line draw:style-name="gr178" draw:text-style-name="P160" svg:x1="3.5583in" svg:y1="1.4618in" svg:x2="3.5583in" svg:y2="0.2484in"><text:p/></draw:line><draw:line draw:style-name="gr179" draw:text-style-name="P160" svg:x1="4.6083in" svg:y1="1.4618in" svg:x2="4.6083in" svg:y2="0.2484in"><text:p/></draw:line><draw:line draw:style-name="gr180" draw:text-style-name="P160" svg:x1="2.7083in" svg:y1="1.4618in" svg:x2="2.7083in" svg:y2="0.2484in"><text:p/></draw:line><draw:line draw:style-name="gr181" draw:text-style-name="P160" svg:x1="2.3083in" svg:y1="1.4618in" svg:x2="2.3083in" svg:y2="0.2484in"><text:p/></draw:line><draw:line draw:style-name="gr182" draw:text-style-name="P160" svg:x1="0.6583in" svg:y1="0.2484in" svg:x2="2.3083in" svg:y2="0.2484in"><text:p/></draw:line><draw:line draw:style-name="gr183" draw:text-style-name="P160" svg:x1="2.3083in" svg:y1="0.2484in" svg:x2="2.7083in" svg:y2="1.4618in"><text:p/></draw:line><draw:line draw:style-name="gr184" draw:text-style-name="P160" svg:x1="2.7083in" svg:y1="1.4618in" svg:x2="4.6083in" svg:y2="1.4618in"><text:p/></draw:line><draw:line draw:style-name="gr185" draw:text-style-name="P160" svg:x1="2.3083in" svg:y1="1.4618in" svg:x2="2.7083in" svg:y2="0.2484in"><text:p/></draw:line><draw:line draw:style-name="gr186" draw:text-style-name="P160" svg:x1="2.3083in" svg:y1="1.4618in" svg:x2="0.6583in" svg:y2="1.4618in"><text:p/></draw:line><draw:line draw:style-name="gr187" draw:text-style-name="P160" svg:x1="2.7083in" svg:y1="0.2484in" svg:x2="3.1583in" svg:y2="0.2484in"><text:p/></draw:line><draw:line draw:style-name="gr188" draw:text-style-name="P160" svg:x1="3.1583in" svg:y1="0.2484in" svg:x2="3.5583in" svg:y2="1.4618in"><text:p text:style-name="P160"/><text:p text:style-name="P160"/><text:p text:style-name="P160"/></draw:line><draw:line draw:style-name="gr189" draw:text-style-name="P160" svg:x1="3.5583in" svg:y1="1.4618in" svg:x2="4.6083in" svg:y2="1.4618in"><text:p/></draw:line><draw:line draw:style-name="gr190" draw:text-style-name="P160" svg:x1="0.6583in" svg:y1="0.2484in" svg:x2="0.6583in" svg:y2="1.4618in"><text:p/></draw:line><draw:line draw:style-name="gr191" draw:text-style-name="P160" svg:x1="0.6583in" svg:y1="1.4602in" svg:x2="3.1583in" svg:y2="1.4618in"><text:p/></draw:line><draw:line draw:style-name="gr192" draw:text-style-name="P160" svg:x1="3.1583in" svg:y1="1.4618in" svg:x2="3.5583in" svg:y2="0.2484in"><text:p/></draw:line><draw:line draw:style-name="gr193" draw:text-style-name="P160" svg:x1="3.5583in" svg:y1="0.2484in" svg:x2="4.6083in" svg:y2="0.2484in"><text:p/></draw:line><draw:line draw:style-name="gr194" draw:text-style-name="P160" svg:x1="4.6083in" svg:y1="0.2484in" svg:x2="4.6083in" svg:y2="1.4618in"><text:p/></draw:line><draw:frame draw:style-name="gr195" draw:text-style-name="P166" svg:width="0.4504in" svg:height="0.2307in" svg:x="1.1083in" svg:y="0.0756in"><draw:text-box><text:p text:style-name="P162"><text:span text:style-name="T194">low</text:span></text:p></draw:text-box></draw:frame><draw:frame draw:style-name="gr196" draw:text-style-name="P166" svg:width="0.6504in" svg:height="0.2307in" svg:x="2.6583in" svg:y="0.0756in"><draw:text-box><text:p text:style-name="P162"><text:span text:style-name="T194">medium</text:span></text:p></draw:text-box></draw:frame><draw:frame draw:style-name="gr197" draw:text-style-name="P166" svg:width="0.4504in" svg:height="0.2307in" svg:x="3.9583in" svg:y="0.0756in"><draw:text-box><text:p text:style-name="P162"><text:span text:style-name="T194">high</text:span></text:p></draw:text-box></draw:frame><draw:line draw:style-name="gr198" draw:text-style-name="P160" svg:x1="0.6083in" svg:y1="0.8602in" svg:x2="0.7083in" svg:y2="0.8602in"><text:p/></draw:line><draw:frame draw:style-name="gr199" draw:text-style-name="P167" svg:width="0.4004in" svg:height="0.3185in" svg:x="0.3083in" svg:y="0.7421in"><draw:text-box><text:p text:style-name="P162"><text:span text:style-name="T195">0.5</text:span></text:p></draw:text-box></draw:frame><draw:line draw:style-name="gr200" draw:text-style-name="P160" svg:x1="0.6583in" svg:y1="1.4602in" svg:x2="0.6583in" svg:y2="0.8602in"><text:p/></draw:line><draw:line draw:style-name="gr201" draw:text-style-name="P160" svg:x1="0.6583in" svg:y1="0.8602in" svg:x2="3.3583in" svg:y2="0.8602in"><text:p/></draw:line><draw:line draw:style-name="gr202" draw:text-style-name="P160" svg:x1="3.3583in" svg:y1="0.8602in" svg:x2="3.5583in" svg:y2="1.4602in"><text:p/></draw:line><draw:line draw:style-name="gr203" draw:text-style-name="P160" svg:x1="3.5583in" svg:y1="1.4602in" svg:x2="0.6583in" svg:y2="1.4602in"><text:p/></draw:line><draw:line draw:style-name="gr204" draw:text-style-name="P160" svg:x1="0.8583in" svg:y1="0.8602in" svg:x2="0.6583in" svg:y2="1.0602in"><text:p/></draw:line><draw:line draw:style-name="gr205" draw:text-style-name="P160" svg:x1="1.4083in" svg:y1="0.8602in" svg:x2="0.8083in" svg:y2="1.4602in"><text:p/></draw:line><draw:line draw:style-name="gr206" draw:text-style-name="P160" svg:x1="1.2579in" svg:y1="0.8602in" svg:x2="0.663in" svg:y2="1.4591in"><text:p/></draw:line><draw:line draw:style-name="gr207" draw:text-style-name="P160" svg:x1="1.1579in" svg:y1="0.8602in" svg:x2="0.663in" svg:y2="1.3409in"><text:p/></draw:line><draw:line draw:style-name="gr208" draw:text-style-name="P160" svg:x1="1.0083in" svg:y1="0.8602in" svg:x2="0.6583in" svg:y2="1.2102in"><text:p/></draw:line><draw:line draw:style-name="gr209" draw:text-style-name="P160" svg:x1="2.6339in" svg:y1="0.865in" svg:x2="2.0339in" svg:y2="1.465in"><text:p/></draw:line><draw:line draw:style-name="gr210" draw:text-style-name="P160" svg:x1="2.437in" svg:y1="0.865in" svg:x2="1.837in" svg:y2="1.465in"><text:p/></draw:line><draw:line draw:style-name="gr211" draw:text-style-name="P160" svg:x1="2.2795in" svg:y1="0.865in" svg:x2="1.6795in" svg:y2="1.465in"><text:p/></draw:line><draw:line draw:style-name="gr212" draw:text-style-name="P160" svg:x1="2.0827in" svg:y1="0.865in" svg:x2="1.4827in" svg:y2="1.465in"><text:p/></draw:line><draw:line draw:style-name="gr213" draw:text-style-name="P160" svg:x1="1.8858in" svg:y1="0.865in" svg:x2="1.2858in" svg:y2="1.465in"><text:p/></draw:line><draw:line draw:style-name="gr214" draw:text-style-name="P160" svg:x1="1.7283in" svg:y1="0.865in" svg:x2="1.1283in" svg:y2="1.465in"><text:p/></draw:line><draw:line draw:style-name="gr215" draw:text-style-name="P160" svg:x1="1.5654in" svg:y1="0.8602in" svg:x2="0.9654in" svg:y2="1.4602in"><text:p/></draw:line><draw:line draw:style-name="gr216" draw:text-style-name="P160" svg:x1="3.2685in" svg:y1="0.8701in" svg:x2="2.6685in" svg:y2="1.4701in"><text:p/></draw:line><draw:line draw:style-name="gr217" draw:text-style-name="P160" svg:x1="3.1114in" svg:y1="0.8701in" svg:x2="2.5114in" svg:y2="1.4701in"><text:p/></draw:line><draw:line draw:style-name="gr218" draw:text-style-name="P160" svg:x1="2.9535in" svg:y1="0.8701in" svg:x2="2.3535in" svg:y2="1.4701in"><text:p/></draw:line><draw:line draw:style-name="gr219" draw:text-style-name="P160" svg:x1="2.7965in" svg:y1="0.8701in" svg:x2="2.1965in" svg:y2="1.4701in"><text:p/></draw:line><draw:line draw:style-name="gr220" draw:text-style-name="P160" svg:x1="3.3583in" svg:y1="0.9102in" svg:x2="2.8315in" svg:y2="1.4756in"><text:p/></draw:line><draw:line draw:style-name="gr221" draw:text-style-name="P160" svg:x1="3.4083in" svg:y1="1.0602in" svg:x2="3.0083in" svg:y2="1.4756in"><text:p/></draw:line><draw:line draw:style-name="gr222" draw:text-style-name="P160" svg:x1="3.4583in" svg:y1="1.2102in" svg:x2="3.2083in" svg:y2="1.4602in"><text:p/></draw:line></draw:g></text:p>
      <text:p text:style-name="P125"/>
      <text:p text:style-name="P125"/>
      <text:p text:style-name="P125"/>
      <text:p text:style-name="P125"/>
      <text:p text:style-name="P125"/>
      <text:p text:style-name="P125"/>
      <text:p text:style-name="P125"/>
      <text:p text:style-name="P125"><text:tab/></text:p>
      <text:p text:style-name="P125"><text:span text:style-name="T157"><text:tab/>Apply the formula above, obtaining the result: 3.37654320988. This means that sickness is “low”.</text:span></text:p>
      <text:p text:style-name="P125"/>
      <text:p text:style-name="P125"/>
      <text:p text:style-name="P125"/>
      <text:p text:style-name="P125"/>
      <text:p text:style-name="P125"/>
      <text:p text:style-name="P125"/>
      <text:p text:style-name="P125"/>
      <text:p text:style-name="P125"/>
      <text:p text:style-name="P125"/>
      <text:p text:style-name="P125"/>
      <text:p text:style-name="P133"><text:soft-page-break/>LeapMotion Replacing the Cursor</text:p>
      <text:p text:style-name="P133"><text:tab/><text:span text:style-name="T158">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33"><draw:custom-shape text:anchor-type="paragraph" draw:z-index="108" draw:style-name="gr223" svg:width="5.724in" svg:height="0.378in" svg:x="0.3409in" svg:y="0.0866in"><text:p/><draw:enhanced-geometry svg:viewBox="0 0 21600 21600" draw:type="rectangle" draw:enhanced-path="M 0 0 L 21600 0 21600 21600 0 21600 0 0 Z N"/></draw:custom-shape><text:tab/></text:p>
      <text:p text:style-name="P133"><text:span text:style-name="T100"><text:tab/>bash_command = "xdotool mousemove %f %f" % (app_x, app_y)</text:span></text:p>
      <text:p text:style-name="P134"/>
      <text:p text:style-name="P134"><text:span text:style-name="T151">where</text:span><text:span text:style-name="T159"> </text:span><text:span text:style-name="T153">app_x and app_y are the x0y coordinates </text:span><text:span text:style-name="T154">defining</text:span><text:span text:style-name="T153"> the area of the screen. </text:span><text:span text:style-name="T155">This command will cause the cursor to move.</text:span></text:p>
      <text:p text:style-name="P134"><text:span text:style-name="T155"><text:tab/></text:span><text:span text:style-name="T156">Although the coordinates from the device are in a tridimensional space, we will only need the 0x and 0y axes, because the monitor screen does not need in-depth movements or actions.</text:span></text:p>
      <text:p text:style-name="P133"/>
      <text:p text:style-name="P133">Center of the Palm as the Movement Main Coordinate</text:p>
      <text:p text:style-name="P29"><text:tab/><text:span text:style-name="T160">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29"><text:span text:style-name="T160"><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span></text:p>
      <text:p text:style-name="P29"><text:tab/><text:span text:style-name="T161">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29"/>
      <text:p text:style-name="P135">Replacing the Cursor Algorithm</text:p>
      <text:p text:style-name="P135"><text:tab/>Leap Motion Controller offers a comprehensive Python API, thus making it easy to obtain precise <text:span text:style-name="T162">and stabilized </text:span>coordinates of the hand <text:span text:style-name="T163">and fingers</text:span>. <text:span text:style-name="T164">In this section, there will be a description of the algorithm that replaces the cursor.</text:span></text:p>
      <text:p text:style-name="P135"><text:tab/><text:span text:style-name="T165">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35"><text:tab/><text:span text:style-name="T166">Leap Motion API comes with a built-in class, called “Listener”, which offers some helpful methods. One of them is “on_frame”; inside this method, at every frame, we receive the information needed to compute the hand's and fingers' coordinates.</text:span></text:p>
      <text:p text:style-name="P135"><text:tab/><text:span text:style-name="T167">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36"><text:tab/>Leap Motion device returns negative and positive coordinates, both on 0x axis and on 0y axis. <text:span text:style-name="T168">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36"><text:tab/><text:span text:style-name="T169">The problem at this point is that the user has to move the hand too much up or down or left or right. By applying the following formula, we will shrink the area that is interpreted, allowing the user to make smaller moves:</text:span></text:p>
      <text:p text:style-name="P136"><text:soft-page-break/><text:tab/><draw:frame draw:style-name="fr2"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p>
      <text:p text:style-name="P137">where</text:p>
      <text:p text:style-name="P137"><text:tab/><draw:frame draw:style-name="fr2"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137"><text:tab/></text:p>
      <text:p text:style-name="P137"><text:span text:style-name="T170"><text:tab/>This is what the formula becomes whithin this app:</text:span></text:p>
      <text:p text:style-name="P137"><draw:custom-shape text:anchor-type="paragraph" draw:z-index="109" draw:style-name="gr223" svg:width="6.5933in" svg:height="1.1677in" svg:x="-0.0016in" svg:y="0.111in"><text:p/><draw:enhanced-geometry svg:viewBox="0 0 21600 21600" draw:type="rectangle" draw:enhanced-path="M 0 0 L 21600 0 21600 21600 0 21600 0 0 Z N"/></draw:custom-shape></text:p>
      <text:p text:style-name="P137"><text:tab/><text:span text:style-name="T101">normalized_tip = i_box.normalize_point(</text:span></text:p>
      <text:p text:style-name="P137"><text:span text:style-name="T101"><text:tab/><text:tab/>hand.stabilized_palm_position)</text:span></text:p>
      <text:p text:style-name="P123"><text:s text:c="5"/># ibox is shrunk from 0.2-0.7 for x axis and 0.3 - 0.8 for y axis</text:p>
      <text:p text:style-name="P123"><text:s text:c="5"/><text:span text:style-name="T22">app_x = (normalized_tip.x - 0.2) * 2 * app_width</text:span></text:p>
      <text:p text:style-name="P123"><text:s text:c="5"/>app_x = app_x if app_x &gt;= 0 else 0</text:p>
      <text:p text:style-name="P123"><text:s text:c="5"/><text:span text:style-name="T22">app_y = ((1 - normalized_tip.y) - 0.3) * 2 * app_height</text:span></text:p>
      <text:p text:style-name="P137"/>
      <text:p text:style-name="P136"><text:span text:style-name="T168"><text:tab/>The result(app_x and app_y from the snippet above) will be forwarded to the command presented in the beginning of this chapter, causing the cursor to move.</text:span></text:p>
      <text:p text:style-name="P136"><text:tab/><text:span text:style-name="T171">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36"><draw:custom-shape text:anchor-type="paragraph" draw:z-index="111" draw:style-name="gr223" svg:width="5.9413in" svg:height="0.3323in" svg:x="0.3638in" svg:y="0.1425in"><text:p/><draw:enhanced-geometry svg:viewBox="0 0 21600 21600" draw:type="rectangle" draw:enhanced-path="M 0 0 L 21600 0 21600 21600 0 21600 0 0 Z N"/></draw:custom-shape><text:tab/></text:p>
      <text:p text:style-name="P136"><text:tab/><text:span text:style-name="T102">i_box.normalize_point(hand.fingers[1].stabilized_tip_position)</text:span></text:p>
      <text:p text:style-name="P138"/>
      <text:p text:style-name="P138"/>
      <text:p text:style-name="P138">Clicking <text:span text:style-name="T172">and Double-clicking</text:span></text:p>
      <text:p text:style-name="P138"><text:tab/><text:span text:style-name="T173">Clicking happens when the user extends all or some of his fingers. This is an easy and comfortable movement, either for a healthy person or one that has Parkinson's Disease. The minimal distances between the fingers are considered to be:</text:span></text:p>
      <text:p text:style-name="P138"><draw:custom-shape text:anchor-type="paragraph" draw:z-index="110" draw:style-name="gr223" svg:width="3.4689in" svg:height="0.6752in" svg:x="0.2957in" svg:y="0.0909in"><text:p/><draw:enhanced-geometry svg:viewBox="0 0 21600 21600" draw:type="rectangle" draw:enhanced-path="M 0 0 L 21600 0 21600 21600 0 21600 0 0 Z N"/></draw:custom-shape></text:p>
      <text:p text:style-name="P138"><text:span text:style-name="T103"><text:tab/>abs(index.x - middle.x) &gt; 0.13</text:span></text:p>
      <text:p text:style-name="P138"><text:span text:style-name="T103"><text:tab/>or abs(middle.x - ring.x) &gt; 0.12</text:span></text:p>
      <text:p text:style-name="P138"><text:span text:style-name="T103"><text:tab/>or abs(ring.x - pinky.x) &gt; 0.10</text:span></text:p>
      <text:p text:style-name="P29"/>
      <text:p text:style-name="P139">where “index” is the index finger <text:span text:style-name="T174">coordinate</text:span>, “middle” is the middle finger <text:span text:style-name="T174">coordinate</text:span>, “ring” is the ring finger <text:span text:style-name="T174">coordinate</text:span> and “pinky” is the pinky finger <text:span text:style-name="T174">coordinate</text:span>. <text:span text:style-name="T175">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139"><text:tab/><text:span text:style-name="T176">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139"><text:tab/><text:span text:style-name="T177">The command sent into the bash command processor is:</text:span></text:p>
      <text:p text:style-name="P139"><draw:custom-shape text:anchor-type="paragraph" draw:z-index="112" draw:style-name="gr223" svg:width="4.2815in" svg:height="0.3205in" svg:x="0.3299in" svg:y="0.1508in"><text:p/><draw:enhanced-geometry svg:viewBox="0 0 21600 21600" draw:type="rectangle" draw:enhanced-path="M 0 0 L 21600 0 21600 21600 0 21600 0 0 Z N"/></draw:custom-shape><text:tab/></text:p>
      <text:p text:style-name="P139"><text:span text:style-name="T177"><text:tab/></text:span><text:span text:style-name="T104">bash_command = "xdotool click --repeat 1 1"</text:span></text:p>
      <text:p text:style-name="P139"/>
      <text:p text:style-name="P139"><text:tab/><text:span text:style-name="T178">The first number “1” from the command represents the first button of a normal mouse and the second “1” from the command represents that only one click is executed.</text:span></text:p>
      <text:p text:style-name="P140"/>
      <text:p text:style-name="P140"><text:soft-page-break/>Right-clicking</text:p>
      <text:p text:style-name="P140"><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40"><text:tab/><text:span text:style-name="T179">The application recognizes one right-click when the number of the hands inside the device's sight range is equal to 2. Also, the user cannot double-click more than 1 time per second.</text:span></text:p>
      <text:p text:style-name="P140"><text:tab/><text:span text:style-name="T177">The command sent into the bash command processor is:</text:span></text:p>
      <text:p text:style-name="P139"><draw:custom-shape text:anchor-type="paragraph" draw:z-index="113" draw:style-name="gr223" svg:width="3.2398in" svg:height="0.3205in" svg:x="0.2953in" svg:y="0.1508in"><text:p/><draw:enhanced-geometry svg:viewBox="0 0 21600 21600" draw:type="rectangle" draw:enhanced-path="M 0 0 L 21600 0 21600 21600 0 21600 0 0 Z N"/></draw:custom-shape><text:tab/></text:p>
      <text:p text:style-name="P139"><text:span text:style-name="T177"><text:tab/></text:span><text:span text:style-name="T104">bash_command = "</text:span><text:span text:style-name="T105">xdotool click 3</text:span><text:span text:style-name="T104">"</text:span></text:p>
      <text:p text:style-name="P139"/>
      <text:p text:style-name="P140"><text:tab/><text:span text:style-name="T180">The number “3” in the command represents the third button on a normal mouse, the one the user clicks for options.</text:span></text:p>
      <text:p text:style-name="P140"/>
      <text:p text:style-name="P141">Dra<text:span text:style-name="T181">g</text:span>ging and dro<text:span text:style-name="T181">p</text:span>ping</text:p>
      <text:p text:style-name="P141"><text:tab/><text:span text:style-name="T181">The most intuitive action for dragging and dropping is actually dragging and dropping something. So, the user will close his fist when he wants to grab a draggable file and relax the fist when he wants to drop it.</text:span></text:p>
      <text:p text:style-name="P141"><text:span text:style-name="T181"><text:tab/>Leap Motion API comes with a property on the hand object called “grab_strength”. When this variable has the value 1, it means that the user grabbed a file and when it is less than 1, it means that he dropped it.</text:span></text:p>
      <text:p text:style-name="P141"><text:tab/><text:span text:style-name="T182">Most of the times, “grab_strength” will be less than 1(for instance, when the palm is straight), so there is a need of one more variable that monitors if the user grabbed something before dropping. This way, dropping will only be allowed after grabbing.</text:span></text:p>
      <text:p text:style-name="P141"><text:tab/><text:span text:style-name="T177">The logic behind this and the command sent into the bash command processor is:</text:span></text:p>
      <text:p text:style-name="P139"><draw:custom-shape text:anchor-type="paragraph" draw:z-index="114" draw:style-name="gr223" svg:width="5.4606in" svg:height="1.2024in" svg:x="0.2953in" svg:y="0.089in"><text:p/><draw:enhanced-geometry svg:viewBox="0 0 21600 21600" draw:type="rectangle" draw:enhanced-path="M 0 0 L 21600 0 21600 21600 0 21600 0 0 Z N"/></draw:custom-shape></text:p>
      <text:p text:style-name="P139"><text:span text:style-name="T177"><text:tab/></text:span><text:span text:style-name="T106">if hand.grab_strength == 1 and self.down is False:</text:span></text:p>
      <text:p text:style-name="P142"><text:span text:style-name="T99"><text:s text:c="12"/>bash_command = "xdotool mousedown 1"</text:span></text:p>
      <text:p text:style-name="P142"><text:span text:style-name="T99"><text:s text:c="12"/>self.down = True</text:span></text:p>
      <text:p text:style-name="P142"><text:span text:style-name="T99"><text:tab/>elif hand.grab_strength &lt; 1 and self.down is True:</text:span></text:p>
      <text:p text:style-name="P142"><text:span text:style-name="T99"><text:s text:c="12"/>bash_command = "xdotool mouseup 1"</text:span></text:p>
      <text:p text:style-name="P142"><text:span text:style-name="T99"><text:s text:c="12"/>self.down = False</text:span></text:p>
      <text:p text:style-name="P29"/>
      <text:p text:style-name="P29"/>
      <text:p text:style-name="P143">Scrolling</text:p>
      <text:p text:style-name="P143"><text:tab/><text:span text:style-name="T183">Scrolling with a mouse is done by rolling its wheel. Scrolling whithin this application is done by moving the hand clockwise or counter-clockwise.</text:span></text:p>
      <text:p text:style-name="P143"><text:span text:style-name="T183"><text:tab/>When the user does small circular clockwise movements, then it is interpreted as scrolling down; when the user does counter-clockwise movements, then it is interpreted as scrolling up.</text:span></text:p>
      <text:p text:style-name="P143"><text:tab/><text:span text:style-name="T184">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185">π</text:span><text:span text:style-name="T186">/2. </text:span><text:span text:style-name="T187">When it is bigger then </text:span><text:span text:style-name="T185">π</text:span><text:span text:style-name="T186">/2, </text:span><text:span text:style-name="T187">then the type of movement is counter-clockwise; when it is smalle</text:span><text:span text:style-name="T188">r</text:span><text:span text:style-name="T187">, then the type is clockwise.</text:span></text:p>
      <text:p text:style-name="P29"><text:tab/><text:span text:style-name="T177">The logic behind this and the command sent into the bash command processor is:</text:span></text:p>
      <text:p text:style-name="P29"><draw:custom-shape text:anchor-type="paragraph" draw:z-index="115" draw:style-name="gr223" svg:width="6.6051in" svg:height="1.4425in" svg:x="0.1819in" svg:y="0.1252in"><text:p/><draw:enhanced-geometry svg:viewBox="0 0 21600 21600" draw:type="rectangle" draw:enhanced-path="M 0 0 L 21600 0 21600 21600 0 21600 0 0 Z N"/></draw:custom-shape><text:tab/></text:p>
      <text:p text:style-name="P29"><text:tab/><text:span text:style-name="T107">circle = CircleGesture(gesture)</text:span></text:p>
      <text:p text:style-name="P29"><text:span text:style-name="T107"><text:tab/>if circle.pointable.direction.angle_to(circle.normal) &lt;= Leap.PI/2:</text:span></text:p>
      <text:p text:style-name="P29"><text:span text:style-name="T107"><text:tab/><text:tab/># clockwise - move down</text:span></text:p>
      <text:p text:style-name="P29"><text:span text:style-name="T107"><text:tab/><text:tab/>bash_command = "xdotool click --clearmodifiers 5"</text:span></text:p>
      <text:p text:style-name="P29"><text:span text:style-name="T107"><text:tab/>else:</text:span></text:p>
      <text:p text:style-name="P29"><text:span text:style-name="T107"><text:tab/><text:tab/># counterclockwise - move up</text:span></text:p>
      <text:p text:style-name="P124"><text:s text:c="5"/><text:tab/><text:tab/>bash_command = "xdotool click --clearmodifiers 4"</text:p>
      <text:p text:style-name="P29"/>
      <text:p text:style-name="P29"/>
      <text:p text:style-name="P99"><text:soft-page-break/>Algorithm for Stabilizing the Hand</text:p>
      <text:p text:style-name="P99">Application of Fuzzy Logic Control System on Leap Motion Inputs</text:p>
      <text:p text:style-name="P10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4"><text:soft-page-break/><text:span text:style-name="T96">Application</text:span></text:p>
      <text:p text:style-name="P145">Main Gestures for Controlling the Cursor</text:p>
      <text:p text:style-name="P1">Click and double-cli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oft-page-break/>Bibliography</text:p>
      <text:p text:style-name="P29">[1] - <text:span text:style-name="T6">Novák, V., Perfilieva, I. and Močkoř, J. (1999) Mathematical principles of fuzzy logic Dodrecht: Kluwer Academic.</text:span></text:p>
      <text:p text:style-name="P149">[2] - <text:a xlink:type="simple" xlink:href="http://www.webopedia.com/TERM/F/fuzzy_logic.html"><text:span text:style-name="T77">http://www.webopedia.com/TERM/F/fuzzy_logic.html</text:span></text:a></text:p>
      <text:p text:style-name="P150">[3] - <text:a xlink:type="simple" xlink:href="http://en.wikipedia.org/wiki/Propositional_variable">http://en.wikipedia.org/wiki/Propositional_variable</text:a></text:p>
      <text:p text:style-name="P13">[4] - <text:a xlink:type="simple" xlink:href="http://en.wikipedia.org/wiki/Logical_connective">http://en.wikipedia.org/wiki/Logical_connective</text:a></text:p>
      <text:p text:style-name="P14">[5] - <text:a xlink:type="simple" xlink:href="http://en.wikipedia.org/wiki/Logic_gate">http://en.wikipedia.org/wiki/Logic_gate</text:a></text:p>
      <text:p text:style-name="P148">[6] - <text:a xlink:type="simple" xlink:href="http://en.wikipedia.org/wiki/Well-formed_formula#cite_note-1">http://en.wikipedia.org/wiki/Well-formed_formula#cite_note-1</text:a></text:p>
      <text:p text:style-name="P148">[7] - <text:a xlink:type="simple" xlink:href="http://en.wikipedia.org/wiki/Propositional_formula">http://en.wikipedia.org/wiki/Propositional_formul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1T18:18:48.614358869</meta:creation-date>
    <dc:date>2015-06-01T18:22:12.912076382</dc:date>
    <dc:creator>oana </dc:creator>
    <meta:editing-duration>PT2M29S</meta:editing-duration>
    <meta:editing-cycles>2</meta:editing-cycles>
    <meta:generator>LibreOffice/4.2.3.3$Linux_X86_64 LibreOffice_project/420m0$Build-3</meta:generator>
    <meta:document-statistic meta:table-count="5" meta:image-count="0" meta:object-count="94" meta:page-count="23" meta:paragraph-count="536" meta:word-count="5736" meta:character-count="33527" meta:non-whitespace-character-count="27824"/>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